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20.25pt" svg:y="1270.01pt">
            <draw:object draw:notify-on-update-of-ranges="Sheet1.J1:Sheet1.J1 Sheet1.J2:Sheet1.J130 Sheet1.K1:Sheet1.K1 Sheet1.K2:Sheet1.K1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X moto hand</text:p>
          </table:table-cell>
          <table:table-cell office:value-type="string" calcext:value-type="string">
            <text:p>X e4 hand</text:p>
          </table:table-cell>
          <table:table-cell/>
          <table:table-cell office:value-type="string" calcext:value-type="string">
            <text:p>Y moto hand</text:p>
          </table:table-cell>
          <table:table-cell office:value-type="string" calcext:value-type="string">
            <text:p>Y e4 hand</text:p>
          </table:table-cell>
          <table:table-cell/>
          <table:table-cell office:value-type="string" calcext:value-type="string">
            <text:p>Z moto hand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vg moto hand</text:p>
          </table:table-cell>
          <table:table-cell office:value-type="string" calcext:value-type="string">
            <text:p>avg e4 hand</text:p>
          </table:table-cell>
        </table:table-row>
        <table:table-row table:style-name="ro1">
          <table:table-cell office:value-type="float" office:value="-0.018292053" calcext:value-type="float">
            <text:p>-0.018292053</text:p>
          </table:table-cell>
          <table:table-cell office:value-type="float" office:value="-0.0010542625" calcext:value-type="float">
            <text:p>-0.0010542625</text:p>
          </table:table-cell>
          <table:table-cell/>
          <table:table-cell office:value-type="float" office:value="-0.008121278" calcext:value-type="float">
            <text:p>-0.008121278</text:p>
          </table:table-cell>
          <table:table-cell office:value-type="float" office:value="0.0030873718" calcext:value-type="float">
            <text:p>0.0030873718</text:p>
          </table:table-cell>
          <table:table-cell/>
          <table:table-cell office:value-type="float" office:value="-0.0047961115" calcext:value-type="float">
            <text:p>-0.0047961115</text:p>
          </table:table-cell>
          <table:table-cell office:value-type="float" office:value="-0.0003974514" calcext:value-type="float">
            <text:p>-0.0003974514</text:p>
          </table:table-cell>
          <table:table-cell/>
          <table:table-cell table:formula="of:=([.A2]+[.D2]+[.G2])/3" office:value-type="float" office:value="-0.0104031475" calcext:value-type="float">
            <text:p>-0.0104031475</text:p>
          </table:table-cell>
          <table:table-cell table:formula="of:=([.B2]+[.E2]+[.H2])/3" office:value-type="float" office:value="0.0005452193" calcext:value-type="float">
            <text:p>0.0005452193</text:p>
          </table:table-cell>
        </table:table-row>
        <table:table-row table:style-name="ro1">
          <table:table-cell office:value-type="float" office:value="0.0011152854" calcext:value-type="float">
            <text:p>0.0011152854</text:p>
          </table:table-cell>
          <table:table-cell office:value-type="float" office:value="-0.007320905" calcext:value-type="float">
            <text:p>-0.007320905</text:p>
          </table:table-cell>
          <table:table-cell/>
          <table:table-cell office:value-type="float" office:value="0.0071927933" calcext:value-type="float">
            <text:p>0.0071927933</text:p>
          </table:table-cell>
          <table:table-cell office:value-type="float" office:value="0.008271793" calcext:value-type="float">
            <text:p>0.008271793</text:p>
          </table:table-cell>
          <table:table-cell/>
          <table:table-cell office:value-type="float" office:value="0.006010638" calcext:value-type="float">
            <text:p>0.006010638</text:p>
          </table:table-cell>
          <table:table-cell office:value-type="float" office:value="-0.00585086" calcext:value-type="float">
            <text:p>-0.00585086</text:p>
          </table:table-cell>
          <table:table-cell/>
          <table:table-cell table:formula="of:=([.A3]+[.D3]+[.G3])/3" office:value-type="float" office:value="0.00477290556666667" calcext:value-type="float">
            <text:p>0.004772905566667</text:p>
          </table:table-cell>
          <table:table-cell table:formula="of:=([.B3]+[.E3]+[.H3])/3" office:value-type="float" office:value="-0.001633324" calcext:value-type="float">
            <text:p>-0.001633324</text:p>
          </table:table-cell>
        </table:table-row>
        <table:table-row table:style-name="ro1">
          <table:table-cell office:value-type="float" office:value="-0.006247193" calcext:value-type="float">
            <text:p>-0.006247193</text:p>
          </table:table-cell>
          <table:table-cell office:value-type="float" office:value="0.0022002296" calcext:value-type="float">
            <text:p>0.0022002296</text:p>
          </table:table-cell>
          <table:table-cell/>
          <table:table-cell office:value-type="float" office:value="0.0014198045" calcext:value-type="float">
            <text:p>0.0014198045</text:p>
          </table:table-cell>
          <table:table-cell office:value-type="float" office:value="-0.003102263" calcext:value-type="float">
            <text:p>-0.003102263</text:p>
          </table:table-cell>
          <table:table-cell/>
          <table:table-cell office:value-type="float" office:value="0.014638115" calcext:value-type="float">
            <text:p>0.014638115</text:p>
          </table:table-cell>
          <table:table-cell office:value-type="float" office:value="0.0017654836" calcext:value-type="float">
            <text:p>0.0017654836</text:p>
          </table:table-cell>
          <table:table-cell/>
          <table:table-cell table:formula="of:=([.A4]+[.D4]+[.G4])/3" office:value-type="float" office:value="0.00327024216666667" calcext:value-type="float">
            <text:p>0.003270242166667</text:p>
          </table:table-cell>
          <table:table-cell table:formula="of:=([.B4]+[.E4]+[.H4])/3" office:value-type="float" office:value="0.000287816733333333" calcext:value-type="float">
            <text:p>0.000287816733333</text:p>
          </table:table-cell>
        </table:table-row>
        <table:table-row table:style-name="ro1">
          <table:table-cell office:value-type="float" office:value="0.0036060426" calcext:value-type="float">
            <text:p>0.0036060426</text:p>
          </table:table-cell>
          <table:table-cell office:value-type="float" office:value="-0.006149654" calcext:value-type="float">
            <text:p>-0.006149654</text:p>
          </table:table-cell>
          <table:table-cell/>
          <table:table-cell office:value-type="float" office:value="0.0032553552" calcext:value-type="float">
            <text:p>0.0032553552</text:p>
          </table:table-cell>
          <table:table-cell office:value-type="float" office:value="0.0033603096" calcext:value-type="float">
            <text:p>0.0033603096</text:p>
          </table:table-cell>
          <table:table-cell/>
          <table:table-cell office:value-type="float" office:value="-0.0017671369" calcext:value-type="float">
            <text:p>-0.0017671369</text:p>
          </table:table-cell>
          <table:table-cell office:value-type="float" office:value="-0.007639586" calcext:value-type="float">
            <text:p>-0.007639586</text:p>
          </table:table-cell>
          <table:table-cell/>
          <table:table-cell table:formula="of:=([.A5]+[.D5]+[.G5])/3" office:value-type="float" office:value="0.00169808696666667" calcext:value-type="float">
            <text:p>0.001698086966667</text:p>
          </table:table-cell>
          <table:table-cell table:formula="of:=([.B5]+[.E5]+[.H5])/3" office:value-type="float" office:value="-0.00347631013333333" calcext:value-type="float">
            <text:p>-0.003476310133333</text:p>
          </table:table-cell>
        </table:table-row>
        <table:table-row table:style-name="ro1">
          <table:table-cell office:value-type="float" office:value="-0.006861993" calcext:value-type="float">
            <text:p>-0.006861993</text:p>
          </table:table-cell>
          <table:table-cell office:value-type="float" office:value="-0.004655783" calcext:value-type="float">
            <text:p>-0.004655783</text:p>
          </table:table-cell>
          <table:table-cell/>
          <table:table-cell office:value-type="float" office:value="-0.0019041711" calcext:value-type="float">
            <text:p>-0.0019041711</text:p>
          </table:table-cell>
          <table:table-cell office:value-type="float" office:value="-0.0022491694" calcext:value-type="float">
            <text:p>-0.0022491694</text:p>
          </table:table-cell>
          <table:table-cell/>
          <table:table-cell office:value-type="float" office:value="0.0014857505" calcext:value-type="float">
            <text:p>0.0014857505</text:p>
          </table:table-cell>
          <table:table-cell office:value-type="float" office:value="0.0030120534" calcext:value-type="float">
            <text:p>0.0030120534</text:p>
          </table:table-cell>
          <table:table-cell/>
          <table:table-cell table:formula="of:=([.A6]+[.D6]+[.G6])/3" office:value-type="float" office:value="-0.00242680453333333" calcext:value-type="float">
            <text:p>-0.002426804533333</text:p>
          </table:table-cell>
          <table:table-cell table:formula="of:=([.B6]+[.E6]+[.H6])/3" office:value-type="float" office:value="-0.001297633" calcext:value-type="float">
            <text:p>-0.001297633</text:p>
          </table:table-cell>
        </table:table-row>
        <table:table-row table:style-name="ro1">
          <table:table-cell office:value-type="float" office:value="0.001294902" calcext:value-type="float">
            <text:p>0.001294902</text:p>
          </table:table-cell>
          <table:table-cell office:value-type="float" office:value="-0.005508548" calcext:value-type="float">
            <text:p>-0.005508548</text:p>
          </table:table-cell>
          <table:table-cell/>
          <table:table-cell office:value-type="float" office:value="-0.0030321109" calcext:value-type="float">
            <text:p>-0.0030321109</text:p>
          </table:table-cell>
          <table:table-cell office:value-type="float" office:value="0.011818527" calcext:value-type="float">
            <text:p>0.011818527</text:p>
          </table:table-cell>
          <table:table-cell/>
          <table:table-cell office:value-type="float" office:value="0.000018817433" calcext:value-type="float">
            <text:p>1.8817433E-05</text:p>
          </table:table-cell>
          <table:table-cell office:value-type="float" office:value="-0.009593828" calcext:value-type="float">
            <text:p>-0.009593828</text:p>
          </table:table-cell>
          <table:table-cell/>
          <table:table-cell table:formula="of:=([.A7]+[.D7]+[.G7])/3" office:value-type="float" office:value="-0.000572797155666667" calcext:value-type="float">
            <text:p>-0.000572797155667</text:p>
          </table:table-cell>
          <table:table-cell table:formula="of:=([.B7]+[.E7]+[.H7])/3" office:value-type="float" office:value="-0.00109461633333333" calcext:value-type="float">
            <text:p>-0.001094616333333</text:p>
          </table:table-cell>
        </table:table-row>
        <table:table-row table:style-name="ro1">
          <table:table-cell office:value-type="float" office:value="0.012151734" calcext:value-type="float">
            <text:p>0.012151734</text:p>
          </table:table-cell>
          <table:table-cell office:value-type="float" office:value="0.013279613" calcext:value-type="float">
            <text:p>0.013279613</text:p>
          </table:table-cell>
          <table:table-cell/>
          <table:table-cell office:value-type="float" office:value="0.00012754038" calcext:value-type="float">
            <text:p>0.00012754038</text:p>
          </table:table-cell>
          <table:table-cell office:value-type="float" office:value="-0.011335984" calcext:value-type="float">
            <text:p>-0.011335984</text:p>
          </table:table-cell>
          <table:table-cell/>
          <table:table-cell office:value-type="float" office:value="-0.0032789498" calcext:value-type="float">
            <text:p>-0.0032789498</text:p>
          </table:table-cell>
          <table:table-cell office:value-type="float" office:value="-0.002482102" calcext:value-type="float">
            <text:p>-0.002482102</text:p>
          </table:table-cell>
          <table:table-cell/>
          <table:table-cell table:formula="of:=([.A8]+[.D8]+[.G8])/3" office:value-type="float" office:value="0.00300010819333333" calcext:value-type="float">
            <text:p>0.003000108193333</text:p>
          </table:table-cell>
          <table:table-cell table:formula="of:=([.B8]+[.E8]+[.H8])/3" office:value-type="float" office:value="-0.000179491" calcext:value-type="float">
            <text:p>-0.000179491</text:p>
          </table:table-cell>
        </table:table-row>
        <table:table-row table:style-name="ro1">
          <table:table-cell office:value-type="float" office:value="-0.0026864682" calcext:value-type="float">
            <text:p>-0.0026864682</text:p>
          </table:table-cell>
          <table:table-cell office:value-type="float" office:value="0.0025033993" calcext:value-type="float">
            <text:p>0.0025033993</text:p>
          </table:table-cell>
          <table:table-cell/>
          <table:table-cell office:value-type="float" office:value="-0.008015084" calcext:value-type="float">
            <text:p>-0.008015084</text:p>
          </table:table-cell>
          <table:table-cell office:value-type="float" office:value="0.002102301" calcext:value-type="float">
            <text:p>0.002102301</text:p>
          </table:table-cell>
          <table:table-cell/>
          <table:table-cell office:value-type="float" office:value="0.0056182924" calcext:value-type="float">
            <text:p>0.0056182924</text:p>
          </table:table-cell>
          <table:table-cell office:value-type="float" office:value="0.0032592572" calcext:value-type="float">
            <text:p>0.0032592572</text:p>
          </table:table-cell>
          <table:table-cell/>
          <table:table-cell table:formula="of:=([.A9]+[.D9]+[.G9])/3" office:value-type="float" office:value="-0.00169441993333333" calcext:value-type="float">
            <text:p>-0.001694419933333</text:p>
          </table:table-cell>
          <table:table-cell table:formula="of:=([.B9]+[.E9]+[.H9])/3" office:value-type="float" office:value="0.0026216525" calcext:value-type="float">
            <text:p>0.0026216525</text:p>
          </table:table-cell>
        </table:table-row>
        <table:table-row table:style-name="ro1">
          <table:table-cell office:value-type="float" office:value="0.003075313" calcext:value-type="float">
            <text:p>0.003075313</text:p>
          </table:table-cell>
          <table:table-cell office:value-type="float" office:value="-0.008074089" calcext:value-type="float">
            <text:p>-0.008074089</text:p>
          </table:table-cell>
          <table:table-cell/>
          <table:table-cell office:value-type="float" office:value="-0.0006217897" calcext:value-type="float">
            <text:p>-0.0006217897</text:p>
          </table:table-cell>
          <table:table-cell office:value-type="float" office:value="-0.002063013" calcext:value-type="float">
            <text:p>-0.002063013</text:p>
          </table:table-cell>
          <table:table-cell/>
          <table:table-cell office:value-type="float" office:value="0.0022000351" calcext:value-type="float">
            <text:p>0.0022000351</text:p>
          </table:table-cell>
          <table:table-cell office:value-type="float" office:value="0.008206783" calcext:value-type="float">
            <text:p>0.008206783</text:p>
          </table:table-cell>
          <table:table-cell/>
          <table:table-cell table:formula="of:=([.A10]+[.D10]+[.G10])/3" office:value-type="float" office:value="0.00155118613333333" calcext:value-type="float">
            <text:p>0.001551186133333</text:p>
          </table:table-cell>
          <table:table-cell table:formula="of:=([.B10]+[.E10]+[.H10])/3" office:value-type="float" office:value="-0.000643439666666667" calcext:value-type="float">
            <text:p>-0.000643439666667</text:p>
          </table:table-cell>
        </table:table-row>
        <table:table-row table:style-name="ro1">
          <table:table-cell office:value-type="float" office:value="0.0016691597" calcext:value-type="float">
            <text:p>0.0016691597</text:p>
          </table:table-cell>
          <table:table-cell office:value-type="float" office:value="0.00569716" calcext:value-type="float">
            <text:p>0.00569716</text:p>
          </table:table-cell>
          <table:table-cell/>
          <table:table-cell office:value-type="float" office:value="0.0014179324" calcext:value-type="float">
            <text:p>0.0014179324</text:p>
          </table:table-cell>
          <table:table-cell office:value-type="float" office:value="-0.003175065" calcext:value-type="float">
            <text:p>-0.003175065</text:p>
          </table:table-cell>
          <table:table-cell/>
          <table:table-cell office:value-type="float" office:value="-0.0035131222" calcext:value-type="float">
            <text:p>-0.0035131222</text:p>
          </table:table-cell>
          <table:table-cell office:value-type="float" office:value="0.0010140506" calcext:value-type="float">
            <text:p>0.0010140506</text:p>
          </table:table-cell>
          <table:table-cell/>
          <table:table-cell table:formula="of:=([.A11]+[.D11]+[.G11])/3" office:value-type="float" office:value="-0.000142010033333333" calcext:value-type="float">
            <text:p>-0.000142010033333</text:p>
          </table:table-cell>
          <table:table-cell table:formula="of:=([.B11]+[.E11]+[.H11])/3" office:value-type="float" office:value="0.0011787152" calcext:value-type="float">
            <text:p>0.0011787152</text:p>
          </table:table-cell>
        </table:table-row>
        <table:table-row table:style-name="ro1">
          <table:table-cell office:value-type="float" office:value="-0.015856143" calcext:value-type="float">
            <text:p>-0.015856143</text:p>
          </table:table-cell>
          <table:table-cell office:value-type="float" office:value="-0.0062983455" calcext:value-type="float">
            <text:p>-0.0062983455</text:p>
          </table:table-cell>
          <table:table-cell/>
          <table:table-cell office:value-type="float" office:value="-0.012786373" calcext:value-type="float">
            <text:p>-0.012786373</text:p>
          </table:table-cell>
          <table:table-cell office:value-type="float" office:value="-0.005713996" calcext:value-type="float">
            <text:p>-0.005713996</text:p>
          </table:table-cell>
          <table:table-cell/>
          <table:table-cell office:value-type="float" office:value="-0.008215535" calcext:value-type="float">
            <text:p>-0.008215535</text:p>
          </table:table-cell>
          <table:table-cell office:value-type="float" office:value="0.0031098847" calcext:value-type="float">
            <text:p>0.0031098847</text:p>
          </table:table-cell>
          <table:table-cell/>
          <table:table-cell table:formula="of:=([.A12]+[.D12]+[.G12])/3" office:value-type="float" office:value="-0.012286017" calcext:value-type="float">
            <text:p>-0.012286017</text:p>
          </table:table-cell>
          <table:table-cell table:formula="of:=([.B12]+[.E12]+[.H12])/3" office:value-type="float" office:value="-0.0029674856" calcext:value-type="float">
            <text:p>-0.0029674856</text:p>
          </table:table-cell>
        </table:table-row>
        <table:table-row table:style-name="ro1">
          <table:table-cell office:value-type="float" office:value="0.0052851215" calcext:value-type="float">
            <text:p>0.0052851215</text:p>
          </table:table-cell>
          <table:table-cell office:value-type="float" office:value="0.0009232698" calcext:value-type="float">
            <text:p>0.0009232698</text:p>
          </table:table-cell>
          <table:table-cell/>
          <table:table-cell office:value-type="float" office:value="0.012442457" calcext:value-type="float">
            <text:p>0.012442457</text:p>
          </table:table-cell>
          <table:table-cell office:value-type="float" office:value="-0.006680675" calcext:value-type="float">
            <text:p>-0.006680675</text:p>
          </table:table-cell>
          <table:table-cell/>
          <table:table-cell office:value-type="float" office:value="-0.0054164547" calcext:value-type="float">
            <text:p>-0.0054164547</text:p>
          </table:table-cell>
          <table:table-cell office:value-type="float" office:value="-0.00049698446" calcext:value-type="float">
            <text:p>-0.00049698446</text:p>
          </table:table-cell>
          <table:table-cell/>
          <table:table-cell table:formula="of:=([.A13]+[.D13]+[.G13])/3" office:value-type="float" office:value="0.00410370793333333" calcext:value-type="float">
            <text:p>0.004103707933333</text:p>
          </table:table-cell>
          <table:table-cell table:formula="of:=([.B13]+[.E13]+[.H13])/3" office:value-type="float" office:value="-0.00208479655333333" calcext:value-type="float">
            <text:p>-0.002084796553333</text:p>
          </table:table-cell>
        </table:table-row>
        <table:table-row table:style-name="ro1">
          <table:table-cell office:value-type="float" office:value="0.02936599" calcext:value-type="float">
            <text:p>0.02936599</text:p>
          </table:table-cell>
          <table:table-cell office:value-type="float" office:value="-0.008177852" calcext:value-type="float">
            <text:p>-0.008177852</text:p>
          </table:table-cell>
          <table:table-cell/>
          <table:table-cell office:value-type="float" office:value="-0.010115257" calcext:value-type="float">
            <text:p>-0.010115257</text:p>
          </table:table-cell>
          <table:table-cell office:value-type="float" office:value="-0.017877838" calcext:value-type="float">
            <text:p>-0.017877838</text:p>
          </table:table-cell>
          <table:table-cell/>
          <table:table-cell office:value-type="float" office:value="0.004573414" calcext:value-type="float">
            <text:p>0.004573414</text:p>
          </table:table-cell>
          <table:table-cell office:value-type="float" office:value="0.0017499726" calcext:value-type="float">
            <text:p>0.0017499726</text:p>
          </table:table-cell>
          <table:table-cell/>
          <table:table-cell table:formula="of:=([.A14]+[.D14]+[.G14])/3" office:value-type="float" office:value="0.00794138233333333" calcext:value-type="float">
            <text:p>0.007941382333333</text:p>
          </table:table-cell>
          <table:table-cell table:formula="of:=([.B14]+[.E14]+[.H14])/3" office:value-type="float" office:value="-0.0081019058" calcext:value-type="float">
            <text:p>-0.0081019058</text:p>
          </table:table-cell>
        </table:table-row>
        <table:table-row table:style-name="ro1">
          <table:table-cell office:value-type="float" office:value="-0.014220047" calcext:value-type="float">
            <text:p>-0.014220047</text:p>
          </table:table-cell>
          <table:table-cell office:value-type="float" office:value="0.008020797" calcext:value-type="float">
            <text:p>0.008020797</text:p>
          </table:table-cell>
          <table:table-cell/>
          <table:table-cell office:value-type="float" office:value="-0.0029513952" calcext:value-type="float">
            <text:p>-0.0029513952</text:p>
          </table:table-cell>
          <table:table-cell office:value-type="float" office:value="0.0028064232" calcext:value-type="float">
            <text:p>0.0028064232</text:p>
          </table:table-cell>
          <table:table-cell/>
          <table:table-cell office:value-type="float" office:value="0.002358257" calcext:value-type="float">
            <text:p>0.002358257</text:p>
          </table:table-cell>
          <table:table-cell office:value-type="float" office:value="0.0020144377" calcext:value-type="float">
            <text:p>0.0020144377</text:p>
          </table:table-cell>
          <table:table-cell/>
          <table:table-cell table:formula="of:=([.A15]+[.D15]+[.G15])/3" office:value-type="float" office:value="-0.0049377284" calcext:value-type="float">
            <text:p>-0.0049377284</text:p>
          </table:table-cell>
          <table:table-cell table:formula="of:=([.B15]+[.E15]+[.H15])/3" office:value-type="float" office:value="0.00428055263333333" calcext:value-type="float">
            <text:p>0.004280552633333</text:p>
          </table:table-cell>
        </table:table-row>
        <table:table-row table:style-name="ro1">
          <table:table-cell office:value-type="float" office:value="0.004999797" calcext:value-type="float">
            <text:p>0.004999797</text:p>
          </table:table-cell>
          <table:table-cell office:value-type="float" office:value="-0.00047170004" calcext:value-type="float">
            <text:p>-0.00047170004</text:p>
          </table:table-cell>
          <table:table-cell/>
          <table:table-cell office:value-type="float" office:value="0.0023974478" calcext:value-type="float">
            <text:p>0.0023974478</text:p>
          </table:table-cell>
          <table:table-cell office:value-type="float" office:value="-0.0005503856" calcext:value-type="float">
            <text:p>-0.0005503856</text:p>
          </table:table-cell>
          <table:table-cell/>
          <table:table-cell office:value-type="float" office:value="0.0001448991" calcext:value-type="float">
            <text:p>0.0001448991</text:p>
          </table:table-cell>
          <table:table-cell office:value-type="float" office:value="0.007086441" calcext:value-type="float">
            <text:p>0.007086441</text:p>
          </table:table-cell>
          <table:table-cell/>
          <table:table-cell table:formula="of:=([.A16]+[.D16]+[.G16])/3" office:value-type="float" office:value="0.00251404796666667" calcext:value-type="float">
            <text:p>0.002514047966667</text:p>
          </table:table-cell>
          <table:table-cell table:formula="of:=([.B16]+[.E16]+[.H16])/3" office:value-type="float" office:value="0.00202145178666667" calcext:value-type="float">
            <text:p>0.002021451786667</text:p>
          </table:table-cell>
        </table:table-row>
        <table:table-row table:style-name="ro1">
          <table:table-cell office:value-type="float" office:value="0.004060384" calcext:value-type="float">
            <text:p>0.004060384</text:p>
          </table:table-cell>
          <table:table-cell office:value-type="float" office:value="0.004848917" calcext:value-type="float">
            <text:p>0.004848917</text:p>
          </table:table-cell>
          <table:table-cell/>
          <table:table-cell office:value-type="float" office:value="-0.003994632" calcext:value-type="float">
            <text:p>-0.003994632</text:p>
          </table:table-cell>
          <table:table-cell office:value-type="float" office:value="-0.007966046" calcext:value-type="float">
            <text:p>-0.007966046</text:p>
          </table:table-cell>
          <table:table-cell/>
          <table:table-cell office:value-type="float" office:value="-0.003385193" calcext:value-type="float">
            <text:p>-0.003385193</text:p>
          </table:table-cell>
          <table:table-cell office:value-type="float" office:value="0.0033016086" calcext:value-type="float">
            <text:p>0.0033016086</text:p>
          </table:table-cell>
          <table:table-cell/>
          <table:table-cell table:formula="of:=([.A17]+[.D17]+[.G17])/3" office:value-type="float" office:value="-0.00110648033333333" calcext:value-type="float">
            <text:p>-0.001106480333333</text:p>
          </table:table-cell>
          <table:table-cell table:formula="of:=([.B17]+[.E17]+[.H17])/3" office:value-type="float" office:value="0.0000614931999999998" calcext:value-type="float">
            <text:p>6.14931999999998E-05</text:p>
          </table:table-cell>
        </table:table-row>
        <table:table-row table:style-name="ro1">
          <table:table-cell office:value-type="float" office:value="-0.013044857" calcext:value-type="float">
            <text:p>-0.013044857</text:p>
          </table:table-cell>
          <table:table-cell office:value-type="float" office:value="0.0021667762" calcext:value-type="float">
            <text:p>0.0021667762</text:p>
          </table:table-cell>
          <table:table-cell/>
          <table:table-cell office:value-type="float" office:value="-0.0066713393" calcext:value-type="float">
            <text:p>-0.0066713393</text:p>
          </table:table-cell>
          <table:table-cell office:value-type="float" office:value="0.0101889465" calcext:value-type="float">
            <text:p>0.0101889465</text:p>
          </table:table-cell>
          <table:table-cell/>
          <table:table-cell office:value-type="float" office:value="-0.0015086038" calcext:value-type="float">
            <text:p>-0.0015086038</text:p>
          </table:table-cell>
          <table:table-cell office:value-type="float" office:value="-0.003620338" calcext:value-type="float">
            <text:p>-0.003620338</text:p>
          </table:table-cell>
          <table:table-cell/>
          <table:table-cell table:formula="of:=([.A18]+[.D18]+[.G18])/3" office:value-type="float" office:value="-0.00707493336666667" calcext:value-type="float">
            <text:p>-0.007074933366667</text:p>
          </table:table-cell>
          <table:table-cell table:formula="of:=([.B18]+[.E18]+[.H18])/3" office:value-type="float" office:value="0.0029117949" calcext:value-type="float">
            <text:p>0.0029117949</text:p>
          </table:table-cell>
        </table:table-row>
        <table:table-row table:style-name="ro1">
          <table:table-cell office:value-type="float" office:value="0.0012234735" calcext:value-type="float">
            <text:p>0.0012234735</text:p>
          </table:table-cell>
          <table:table-cell office:value-type="float" office:value="-0.0061798007" calcext:value-type="float">
            <text:p>-0.0061798007</text:p>
          </table:table-cell>
          <table:table-cell/>
          <table:table-cell office:value-type="float" office:value="0.00344404" calcext:value-type="float">
            <text:p>0.00344404</text:p>
          </table:table-cell>
          <table:table-cell office:value-type="float" office:value="-0.0035740845" calcext:value-type="float">
            <text:p>-0.0035740845</text:p>
          </table:table-cell>
          <table:table-cell/>
          <table:table-cell office:value-type="float" office:value="0.004794604" calcext:value-type="float">
            <text:p>0.004794604</text:p>
          </table:table-cell>
          <table:table-cell office:value-type="float" office:value="0.002454581" calcext:value-type="float">
            <text:p>0.002454581</text:p>
          </table:table-cell>
          <table:table-cell/>
          <table:table-cell table:formula="of:=([.A19]+[.D19]+[.G19])/3" office:value-type="float" office:value="0.00315403916666667" calcext:value-type="float">
            <text:p>0.003154039166667</text:p>
          </table:table-cell>
          <table:table-cell table:formula="of:=([.B19]+[.E19]+[.H19])/3" office:value-type="float" office:value="-0.0024331014" calcext:value-type="float">
            <text:p>-0.0024331014</text:p>
          </table:table-cell>
        </table:table-row>
        <table:table-row table:style-name="ro1">
          <table:table-cell office:value-type="float" office:value="0.0070337327" calcext:value-type="float">
            <text:p>0.0070337327</text:p>
          </table:table-cell>
          <table:table-cell office:value-type="float" office:value="-0.0064407163" calcext:value-type="float">
            <text:p>-0.0064407163</text:p>
          </table:table-cell>
          <table:table-cell/>
          <table:table-cell office:value-type="float" office:value="0.0026601749" calcext:value-type="float">
            <text:p>0.0026601749</text:p>
          </table:table-cell>
          <table:table-cell office:value-type="float" office:value="0.007989374" calcext:value-type="float">
            <text:p>0.007989374</text:p>
          </table:table-cell>
          <table:table-cell/>
          <table:table-cell office:value-type="float" office:value="-0.00073854777" calcext:value-type="float">
            <text:p>-0.00073854777</text:p>
          </table:table-cell>
          <table:table-cell office:value-type="float" office:value="-0.0004275982" calcext:value-type="float">
            <text:p>-0.0004275982</text:p>
          </table:table-cell>
          <table:table-cell/>
          <table:table-cell table:formula="of:=([.A20]+[.D20]+[.G20])/3" office:value-type="float" office:value="0.00298511994333333" calcext:value-type="float">
            <text:p>0.002985119943333</text:p>
          </table:table-cell>
          <table:table-cell table:formula="of:=([.B20]+[.E20]+[.H20])/3" office:value-type="float" office:value="0.0003736865" calcext:value-type="float">
            <text:p>0.0003736865</text:p>
          </table:table-cell>
        </table:table-row>
        <table:table-row table:style-name="ro1">
          <table:table-cell office:value-type="float" office:value="-0.012566106" calcext:value-type="float">
            <text:p>-0.012566106</text:p>
          </table:table-cell>
          <table:table-cell office:value-type="float" office:value="-0.0038191122" calcext:value-type="float">
            <text:p>-0.0038191122</text:p>
          </table:table-cell>
          <table:table-cell/>
          <table:table-cell office:value-type="float" office:value="0.004151979" calcext:value-type="float">
            <text:p>0.004151979</text:p>
          </table:table-cell>
          <table:table-cell office:value-type="float" office:value="-0.00071971817" calcext:value-type="float">
            <text:p>-0.00071971817</text:p>
          </table:table-cell>
          <table:table-cell/>
          <table:table-cell office:value-type="float" office:value="0.00394957" calcext:value-type="float">
            <text:p>0.00394957</text:p>
          </table:table-cell>
          <table:table-cell office:value-type="float" office:value="-0.01027252" calcext:value-type="float">
            <text:p>-0.01027252</text:p>
          </table:table-cell>
          <table:table-cell/>
          <table:table-cell table:formula="of:=([.A21]+[.D21]+[.G21])/3" office:value-type="float" office:value="-0.00148818566666667" calcext:value-type="float">
            <text:p>-0.001488185666667</text:p>
          </table:table-cell>
          <table:table-cell table:formula="of:=([.B21]+[.E21]+[.H21])/3" office:value-type="float" office:value="-0.00493711679" calcext:value-type="float">
            <text:p>-0.00493711679</text:p>
          </table:table-cell>
        </table:table-row>
        <table:table-row table:style-name="ro1">
          <table:table-cell office:value-type="float" office:value="0.0056094425" calcext:value-type="float">
            <text:p>0.0056094425</text:p>
          </table:table-cell>
          <table:table-cell office:value-type="float" office:value="-0.0049752905" calcext:value-type="float">
            <text:p>-0.0049752905</text:p>
          </table:table-cell>
          <table:table-cell/>
          <table:table-cell office:value-type="float" office:value="-0.00043802802" calcext:value-type="float">
            <text:p>-0.00043802802</text:p>
          </table:table-cell>
          <table:table-cell office:value-type="float" office:value="-0.003723919" calcext:value-type="float">
            <text:p>-0.003723919</text:p>
          </table:table-cell>
          <table:table-cell/>
          <table:table-cell office:value-type="float" office:value="0.00047845877" calcext:value-type="float">
            <text:p>0.00047845877</text:p>
          </table:table-cell>
          <table:table-cell office:value-type="float" office:value="0.0067947465" calcext:value-type="float">
            <text:p>0.0067947465</text:p>
          </table:table-cell>
          <table:table-cell/>
          <table:table-cell table:formula="of:=([.A22]+[.D22]+[.G22])/3" office:value-type="float" office:value="0.00188329108333333" calcext:value-type="float">
            <text:p>0.001883291083333</text:p>
          </table:table-cell>
          <table:table-cell table:formula="of:=([.B22]+[.E22]+[.H22])/3" office:value-type="float" office:value="-0.000634821" calcext:value-type="float">
            <text:p>-0.000634821</text:p>
          </table:table-cell>
        </table:table-row>
        <table:table-row table:style-name="ro1">
          <table:table-cell office:value-type="float" office:value="0.0010934047" calcext:value-type="float">
            <text:p>0.0010934047</text:p>
          </table:table-cell>
          <table:table-cell office:value-type="float" office:value="0.004311283" calcext:value-type="float">
            <text:p>0.004311283</text:p>
          </table:table-cell>
          <table:table-cell/>
          <table:table-cell office:value-type="float" office:value="-0.00039423007" calcext:value-type="float">
            <text:p>-0.00039423007</text:p>
          </table:table-cell>
          <table:table-cell office:value-type="float" office:value="-0.0007148072" calcext:value-type="float">
            <text:p>-0.0007148072</text:p>
          </table:table-cell>
          <table:table-cell/>
          <table:table-cell office:value-type="float" office:value="-0.0050625703" calcext:value-type="float">
            <text:p>-0.0050625703</text:p>
          </table:table-cell>
          <table:table-cell office:value-type="float" office:value="-0.010144493" calcext:value-type="float">
            <text:p>-0.010144493</text:p>
          </table:table-cell>
          <table:table-cell/>
          <table:table-cell table:formula="of:=([.A23]+[.D23]+[.G23])/3" office:value-type="float" office:value="-0.00145446522333333" calcext:value-type="float">
            <text:p>-0.001454465223333</text:p>
          </table:table-cell>
          <table:table-cell table:formula="of:=([.B23]+[.E23]+[.H23])/3" office:value-type="float" office:value="-0.0021826724" calcext:value-type="float">
            <text:p>-0.0021826724</text:p>
          </table:table-cell>
        </table:table-row>
        <table:table-row table:style-name="ro1">
          <table:table-cell office:value-type="float" office:value="0.0071363775" calcext:value-type="float">
            <text:p>0.0071363775</text:p>
          </table:table-cell>
          <table:table-cell office:value-type="float" office:value="0.0005842643" calcext:value-type="float">
            <text:p>0.0005842643</text:p>
          </table:table-cell>
          <table:table-cell/>
          <table:table-cell office:value-type="float" office:value="-0.005847967" calcext:value-type="float">
            <text:p>-0.005847967</text:p>
          </table:table-cell>
          <table:table-cell office:value-type="float" office:value="-0.0043786755" calcext:value-type="float">
            <text:p>-0.0043786755</text:p>
          </table:table-cell>
          <table:table-cell/>
          <table:table-cell office:value-type="float" office:value="0.00071710465" calcext:value-type="float">
            <text:p>0.00071710465</text:p>
          </table:table-cell>
          <table:table-cell office:value-type="float" office:value="-0.0038566012" calcext:value-type="float">
            <text:p>-0.0038566012</text:p>
          </table:table-cell>
          <table:table-cell/>
          <table:table-cell table:formula="of:=([.A24]+[.D24]+[.G24])/3" office:value-type="float" office:value="0.00066850505" calcext:value-type="float">
            <text:p>0.00066850505</text:p>
          </table:table-cell>
          <table:table-cell table:formula="of:=([.B24]+[.E24]+[.H24])/3" office:value-type="float" office:value="-0.00255033746666667" calcext:value-type="float">
            <text:p>-0.002550337466667</text:p>
          </table:table-cell>
        </table:table-row>
        <table:table-row table:style-name="ro1">
          <table:table-cell office:value-type="float" office:value="0.011696178" calcext:value-type="float">
            <text:p>0.011696178</text:p>
          </table:table-cell>
          <table:table-cell office:value-type="float" office:value="0.002723082" calcext:value-type="float">
            <text:p>0.002723082</text:p>
          </table:table-cell>
          <table:table-cell/>
          <table:table-cell office:value-type="float" office:value="-0.0021870038" calcext:value-type="float">
            <text:p>-0.0021870038</text:p>
          </table:table-cell>
          <table:table-cell office:value-type="float" office:value="0.000014271102" calcext:value-type="float">
            <text:p>1.4271102E-05</text:p>
          </table:table-cell>
          <table:table-cell/>
          <table:table-cell office:value-type="float" office:value="0.00657803" calcext:value-type="float">
            <text:p>0.00657803</text:p>
          </table:table-cell>
          <table:table-cell office:value-type="float" office:value="0.0037800188" calcext:value-type="float">
            <text:p>0.0037800188</text:p>
          </table:table-cell>
          <table:table-cell/>
          <table:table-cell table:formula="of:=([.A25]+[.D25]+[.G25])/3" office:value-type="float" office:value="0.0053624014" calcext:value-type="float">
            <text:p>0.0053624014</text:p>
          </table:table-cell>
          <table:table-cell table:formula="of:=([.B25]+[.E25]+[.H25])/3" office:value-type="float" office:value="0.00217245730066667" calcext:value-type="float">
            <text:p>0.002172457300667</text:p>
          </table:table-cell>
        </table:table-row>
        <table:table-row table:style-name="ro1">
          <table:table-cell office:value-type="float" office:value="-0.016719507" calcext:value-type="float">
            <text:p>-0.016719507</text:p>
          </table:table-cell>
          <table:table-cell office:value-type="float" office:value="-0.011831448" calcext:value-type="float">
            <text:p>-0.011831448</text:p>
          </table:table-cell>
          <table:table-cell/>
          <table:table-cell office:value-type="float" office:value="-0.002188025" calcext:value-type="float">
            <text:p>-0.002188025</text:p>
          </table:table-cell>
          <table:table-cell office:value-type="float" office:value="0.0072638206" calcext:value-type="float">
            <text:p>0.0072638206</text:p>
          </table:table-cell>
          <table:table-cell/>
          <table:table-cell office:value-type="float" office:value="-0.005944996" calcext:value-type="float">
            <text:p>-0.005944996</text:p>
          </table:table-cell>
          <table:table-cell office:value-type="float" office:value="-0.006485693" calcext:value-type="float">
            <text:p>-0.006485693</text:p>
          </table:table-cell>
          <table:table-cell/>
          <table:table-cell table:formula="of:=([.A26]+[.D26]+[.G26])/3" office:value-type="float" office:value="-0.008284176" calcext:value-type="float">
            <text:p>-0.008284176</text:p>
          </table:table-cell>
          <table:table-cell table:formula="of:=([.B26]+[.E26]+[.H26])/3" office:value-type="float" office:value="-0.00368444013333333" calcext:value-type="float">
            <text:p>-0.003684440133333</text:p>
          </table:table-cell>
        </table:table-row>
        <table:table-row table:style-name="ro1">
          <table:table-cell office:value-type="float" office:value="0.0016516552" calcext:value-type="float">
            <text:p>0.0016516552</text:p>
          </table:table-cell>
          <table:table-cell office:value-type="float" office:value="0.016597753" calcext:value-type="float">
            <text:p>0.016597753</text:p>
          </table:table-cell>
          <table:table-cell/>
          <table:table-cell office:value-type="float" office:value="0.0030844787" calcext:value-type="float">
            <text:p>0.0030844787</text:p>
          </table:table-cell>
          <table:table-cell office:value-type="float" office:value="-0.013018223" calcext:value-type="float">
            <text:p>-0.013018223</text:p>
          </table:table-cell>
          <table:table-cell/>
          <table:table-cell office:value-type="float" office:value="-0.0051307892" calcext:value-type="float">
            <text:p>-0.0051307892</text:p>
          </table:table-cell>
          <table:table-cell office:value-type="float" office:value="-0.004738492" calcext:value-type="float">
            <text:p>-0.004738492</text:p>
          </table:table-cell>
          <table:table-cell/>
          <table:table-cell table:formula="of:=([.A27]+[.D27]+[.G27])/3" office:value-type="float" office:value="-0.000131551766666667" calcext:value-type="float">
            <text:p>-0.000131551766667</text:p>
          </table:table-cell>
          <table:table-cell table:formula="of:=([.B27]+[.E27]+[.H27])/3" office:value-type="float" office:value="-0.000386320666666667" calcext:value-type="float">
            <text:p>-0.000386320666667</text:p>
          </table:table-cell>
        </table:table-row>
        <table:table-row table:style-name="ro1">
          <table:table-cell office:value-type="float" office:value="-0.0037869234" calcext:value-type="float">
            <text:p>-0.0037869234</text:p>
          </table:table-cell>
          <table:table-cell office:value-type="float" office:value="-0.0008823285" calcext:value-type="float">
            <text:p>-0.0008823285</text:p>
          </table:table-cell>
          <table:table-cell/>
          <table:table-cell office:value-type="float" office:value="0.0038746772" calcext:value-type="float">
            <text:p>0.0038746772</text:p>
          </table:table-cell>
          <table:table-cell office:value-type="float" office:value="0.0012474693" calcext:value-type="float">
            <text:p>0.0012474693</text:p>
          </table:table-cell>
          <table:table-cell/>
          <table:table-cell office:value-type="float" office:value="-0.0026401782" calcext:value-type="float">
            <text:p>-0.0026401782</text:p>
          </table:table-cell>
          <table:table-cell office:value-type="float" office:value="0.0062822024" calcext:value-type="float">
            <text:p>0.0062822024</text:p>
          </table:table-cell>
          <table:table-cell/>
          <table:table-cell table:formula="of:=([.A28]+[.D28]+[.G28])/3" office:value-type="float" office:value="-0.000850808133333333" calcext:value-type="float">
            <text:p>-0.000850808133333</text:p>
          </table:table-cell>
          <table:table-cell table:formula="of:=([.B28]+[.E28]+[.H28])/3" office:value-type="float" office:value="0.00221578106666667" calcext:value-type="float">
            <text:p>0.002215781066667</text:p>
          </table:table-cell>
        </table:table-row>
        <table:table-row table:style-name="ro1">
          <table:table-cell office:value-type="float" office:value="-0.002749047" calcext:value-type="float">
            <text:p>-0.002749047</text:p>
          </table:table-cell>
          <table:table-cell office:value-type="float" office:value="0.0016229185" calcext:value-type="float">
            <text:p>0.0016229185</text:p>
          </table:table-cell>
          <table:table-cell/>
          <table:table-cell office:value-type="float" office:value="-0.0022256842" calcext:value-type="float">
            <text:p>-0.0022256842</text:p>
          </table:table-cell>
          <table:table-cell office:value-type="float" office:value="0.0031002571" calcext:value-type="float">
            <text:p>0.0031002571</text:p>
          </table:table-cell>
          <table:table-cell/>
          <table:table-cell office:value-type="float" office:value="0.0039959084" calcext:value-type="float">
            <text:p>0.0039959084</text:p>
          </table:table-cell>
          <table:table-cell office:value-type="float" office:value="-0.0007180771" calcext:value-type="float">
            <text:p>-0.0007180771</text:p>
          </table:table-cell>
          <table:table-cell/>
          <table:table-cell table:formula="of:=([.A29]+[.D29]+[.G29])/3" office:value-type="float" office:value="-0.000326274266666667" calcext:value-type="float">
            <text:p>-0.000326274266667</text:p>
          </table:table-cell>
          <table:table-cell table:formula="of:=([.B29]+[.E29]+[.H29])/3" office:value-type="float" office:value="0.00133503283333333" calcext:value-type="float">
            <text:p>0.001335032833333</text:p>
          </table:table-cell>
        </table:table-row>
        <table:table-row table:style-name="ro1">
          <table:table-cell office:value-type="float" office:value="0.014444786" calcext:value-type="float">
            <text:p>0.014444786</text:p>
          </table:table-cell>
          <table:table-cell office:value-type="float" office:value="-0.00051692023" calcext:value-type="float">
            <text:p>-0.00051692023</text:p>
          </table:table-cell>
          <table:table-cell/>
          <table:table-cell office:value-type="float" office:value="0.001732237" calcext:value-type="float">
            <text:p>0.001732237</text:p>
          </table:table-cell>
          <table:table-cell office:value-type="float" office:value="-0.016106252" calcext:value-type="float">
            <text:p>-0.016106252</text:p>
          </table:table-cell>
          <table:table-cell/>
          <table:table-cell office:value-type="float" office:value="-0.0036546665" calcext:value-type="float">
            <text:p>-0.0036546665</text:p>
          </table:table-cell>
          <table:table-cell office:value-type="float" office:value="-0.0015251845" calcext:value-type="float">
            <text:p>-0.0015251845</text:p>
          </table:table-cell>
          <table:table-cell/>
          <table:table-cell table:formula="of:=([.A30]+[.D30]+[.G30])/3" office:value-type="float" office:value="0.00417411883333333" calcext:value-type="float">
            <text:p>0.004174118833333</text:p>
          </table:table-cell>
          <table:table-cell table:formula="of:=([.B30]+[.E30]+[.H30])/3" office:value-type="float" office:value="-0.00604945224333333" calcext:value-type="float">
            <text:p>-0.006049452243333</text:p>
          </table:table-cell>
        </table:table-row>
        <table:table-row table:style-name="ro1">
          <table:table-cell office:value-type="float" office:value="-0.0012819194" calcext:value-type="float">
            <text:p>-0.0012819194</text:p>
          </table:table-cell>
          <table:table-cell office:value-type="float" office:value="-0.003980835" calcext:value-type="float">
            <text:p>-0.003980835</text:p>
          </table:table-cell>
          <table:table-cell/>
          <table:table-cell office:value-type="float" office:value="-0.00019879865" calcext:value-type="float">
            <text:p>-0.00019879865</text:p>
          </table:table-cell>
          <table:table-cell office:value-type="float" office:value="0.007477036" calcext:value-type="float">
            <text:p>0.007477036</text:p>
          </table:table-cell>
          <table:table-cell/>
          <table:table-cell office:value-type="float" office:value="-0.0019708222" calcext:value-type="float">
            <text:p>-0.0019708222</text:p>
          </table:table-cell>
          <table:table-cell office:value-type="float" office:value="-0.003789646" calcext:value-type="float">
            <text:p>-0.003789646</text:p>
          </table:table-cell>
          <table:table-cell/>
          <table:table-cell table:formula="of:=([.A31]+[.D31]+[.G31])/3" office:value-type="float" office:value="-0.00115051341666667" calcext:value-type="float">
            <text:p>-0.001150513416667</text:p>
          </table:table-cell>
          <table:table-cell table:formula="of:=([.B31]+[.E31]+[.H31])/3" office:value-type="float" office:value="-0.0000978150000000001" calcext:value-type="float">
            <text:p>-9.78150000000001E-05</text:p>
          </table:table-cell>
        </table:table-row>
        <table:table-row table:style-name="ro1">
          <table:table-cell office:value-type="float" office:value="-0.011261139" calcext:value-type="float">
            <text:p>-0.011261139</text:p>
          </table:table-cell>
          <table:table-cell office:value-type="float" office:value="0.0019103828" calcext:value-type="float">
            <text:p>0.0019103828</text:p>
          </table:table-cell>
          <table:table-cell/>
          <table:table-cell office:value-type="float" office:value="-0.005452351" calcext:value-type="float">
            <text:p>-0.005452351</text:p>
          </table:table-cell>
          <table:table-cell office:value-type="float" office:value="0.01046468" calcext:value-type="float">
            <text:p>0.01046468</text:p>
          </table:table-cell>
          <table:table-cell/>
          <table:table-cell office:value-type="float" office:value="-0.0022132122" calcext:value-type="float">
            <text:p>-0.0022132122</text:p>
          </table:table-cell>
          <table:table-cell office:value-type="float" office:value="-0.010002462" calcext:value-type="float">
            <text:p>-0.010002462</text:p>
          </table:table-cell>
          <table:table-cell/>
          <table:table-cell table:formula="of:=([.A32]+[.D32]+[.G32])/3" office:value-type="float" office:value="-0.00630890073333333" calcext:value-type="float">
            <text:p>-0.006308900733333</text:p>
          </table:table-cell>
          <table:table-cell table:formula="of:=([.B32]+[.E32]+[.H32])/3" office:value-type="float" office:value="0.000790866933333334" calcext:value-type="float">
            <text:p>0.000790866933333</text:p>
          </table:table-cell>
        </table:table-row>
        <table:table-row table:style-name="ro1">
          <table:table-cell office:value-type="float" office:value="0.006344441" calcext:value-type="float">
            <text:p>0.006344441</text:p>
          </table:table-cell>
          <table:table-cell office:value-type="float" office:value="0.002158802" calcext:value-type="float">
            <text:p>0.002158802</text:p>
          </table:table-cell>
          <table:table-cell/>
          <table:table-cell office:value-type="float" office:value="0.0014649518" calcext:value-type="float">
            <text:p>0.0014649518</text:p>
          </table:table-cell>
          <table:table-cell office:value-type="float" office:value="-0.023760498" calcext:value-type="float">
            <text:p>-0.023760498</text:p>
          </table:table-cell>
          <table:table-cell/>
          <table:table-cell office:value-type="float" office:value="0.001743457" calcext:value-type="float">
            <text:p>0.001743457</text:p>
          </table:table-cell>
          <table:table-cell office:value-type="float" office:value="0.005280016" calcext:value-type="float">
            <text:p>0.005280016</text:p>
          </table:table-cell>
          <table:table-cell/>
          <table:table-cell table:formula="of:=([.A33]+[.D33]+[.G33])/3" office:value-type="float" office:value="0.00318428326666667" calcext:value-type="float">
            <text:p>0.003184283266667</text:p>
          </table:table-cell>
          <table:table-cell table:formula="of:=([.B33]+[.E33]+[.H33])/3" office:value-type="float" office:value="-0.00544056" calcext:value-type="float">
            <text:p>-0.00544056</text:p>
          </table:table-cell>
        </table:table-row>
        <table:table-row table:style-name="ro1">
          <table:table-cell office:value-type="float" office:value="-0.0074735843" calcext:value-type="float">
            <text:p>-0.0074735843</text:p>
          </table:table-cell>
          <table:table-cell office:value-type="float" office:value="0.0026021057" calcext:value-type="float">
            <text:p>0.0026021057</text:p>
          </table:table-cell>
          <table:table-cell/>
          <table:table-cell office:value-type="float" office:value="-0.0024168852" calcext:value-type="float">
            <text:p>-0.0024168852</text:p>
          </table:table-cell>
          <table:table-cell office:value-type="float" office:value="0.007839187" calcext:value-type="float">
            <text:p>0.007839187</text:p>
          </table:table-cell>
          <table:table-cell/>
          <table:table-cell office:value-type="float" office:value="0.0011296781" calcext:value-type="float">
            <text:p>0.0011296781</text:p>
          </table:table-cell>
          <table:table-cell office:value-type="float" office:value="-0.00821184" calcext:value-type="float">
            <text:p>-0.00821184</text:p>
          </table:table-cell>
          <table:table-cell/>
          <table:table-cell table:formula="of:=([.A34]+[.D34]+[.G34])/3" office:value-type="float" office:value="-0.0029202638" calcext:value-type="float">
            <text:p>-0.0029202638</text:p>
          </table:table-cell>
          <table:table-cell table:formula="of:=([.B34]+[.E34]+[.H34])/3" office:value-type="float" office:value="0.0007431509" calcext:value-type="float">
            <text:p>0.0007431509</text:p>
          </table:table-cell>
        </table:table-row>
        <table:table-row table:style-name="ro1">
          <table:table-cell office:value-type="float" office:value="0.0055784695" calcext:value-type="float">
            <text:p>0.0055784695</text:p>
          </table:table-cell>
          <table:table-cell office:value-type="float" office:value="0.0010235322" calcext:value-type="float">
            <text:p>0.0010235322</text:p>
          </table:table-cell>
          <table:table-cell/>
          <table:table-cell office:value-type="float" office:value="0.0048560523" calcext:value-type="float">
            <text:p>0.0048560523</text:p>
          </table:table-cell>
          <table:table-cell office:value-type="float" office:value="0.0006831895" calcext:value-type="float">
            <text:p>0.0006831895</text:p>
          </table:table-cell>
          <table:table-cell/>
          <table:table-cell office:value-type="float" office:value="0.0016758699" calcext:value-type="float">
            <text:p>0.0016758699</text:p>
          </table:table-cell>
          <table:table-cell office:value-type="float" office:value="0.003156223" calcext:value-type="float">
            <text:p>0.003156223</text:p>
          </table:table-cell>
          <table:table-cell/>
          <table:table-cell table:formula="of:=([.A35]+[.D35]+[.G35])/3" office:value-type="float" office:value="0.00403679723333333" calcext:value-type="float">
            <text:p>0.004036797233333</text:p>
          </table:table-cell>
          <table:table-cell table:formula="of:=([.B35]+[.E35]+[.H35])/3" office:value-type="float" office:value="0.00162098156666667" calcext:value-type="float">
            <text:p>0.001620981566667</text:p>
          </table:table-cell>
        </table:table-row>
        <table:table-row table:style-name="ro1">
          <table:table-cell office:value-type="float" office:value="0.0039220005" calcext:value-type="float">
            <text:p>0.0039220005</text:p>
          </table:table-cell>
          <table:table-cell office:value-type="float" office:value="0.00048171656" calcext:value-type="float">
            <text:p>0.00048171656</text:p>
          </table:table-cell>
          <table:table-cell/>
          <table:table-cell office:value-type="float" office:value="0.007666341" calcext:value-type="float">
            <text:p>0.007666341</text:p>
          </table:table-cell>
          <table:table-cell office:value-type="float" office:value="-0.010371457" calcext:value-type="float">
            <text:p>-0.010371457</text:p>
          </table:table-cell>
          <table:table-cell/>
          <table:table-cell office:value-type="float" office:value="0.0034857958" calcext:value-type="float">
            <text:p>0.0034857958</text:p>
          </table:table-cell>
          <table:table-cell office:value-type="float" office:value="-0.0019933837" calcext:value-type="float">
            <text:p>-0.0019933837</text:p>
          </table:table-cell>
          <table:table-cell/>
          <table:table-cell table:formula="of:=([.A36]+[.D36]+[.G36])/3" office:value-type="float" office:value="0.00502471243333333" calcext:value-type="float">
            <text:p>0.005024712433333</text:p>
          </table:table-cell>
          <table:table-cell table:formula="of:=([.B36]+[.E36]+[.H36])/3" office:value-type="float" office:value="-0.00396104138" calcext:value-type="float">
            <text:p>-0.00396104138</text:p>
          </table:table-cell>
        </table:table-row>
        <table:table-row table:style-name="ro1">
          <table:table-cell office:value-type="float" office:value="0.005727064" calcext:value-type="float">
            <text:p>0.005727064</text:p>
          </table:table-cell>
          <table:table-cell office:value-type="float" office:value="-0.003082072" calcext:value-type="float">
            <text:p>-0.003082072</text:p>
          </table:table-cell>
          <table:table-cell/>
          <table:table-cell office:value-type="float" office:value="0.00008817937" calcext:value-type="float">
            <text:p>8.817937E-05</text:p>
          </table:table-cell>
          <table:table-cell office:value-type="float" office:value="0.007584641" calcext:value-type="float">
            <text:p>0.007584641</text:p>
          </table:table-cell>
          <table:table-cell/>
          <table:table-cell office:value-type="float" office:value="-0.004333504" calcext:value-type="float">
            <text:p>-0.004333504</text:p>
          </table:table-cell>
          <table:table-cell office:value-type="float" office:value="-0.004430752" calcext:value-type="float">
            <text:p>-0.004430752</text:p>
          </table:table-cell>
          <table:table-cell/>
          <table:table-cell table:formula="of:=([.A37]+[.D37]+[.G37])/3" office:value-type="float" office:value="0.000493913123333333" calcext:value-type="float">
            <text:p>0.000493913123333</text:p>
          </table:table-cell>
          <table:table-cell table:formula="of:=([.B37]+[.E37]+[.H37])/3" office:value-type="float" office:value="0.0000239389999999997" calcext:value-type="float">
            <text:p>2.39389999999997E-05</text:p>
          </table:table-cell>
        </table:table-row>
        <table:table-row table:style-name="ro1">
          <table:table-cell office:value-type="float" office:value="0.0038359847" calcext:value-type="float">
            <text:p>0.0038359847</text:p>
          </table:table-cell>
          <table:table-cell office:value-type="float" office:value="-0.002773845" calcext:value-type="float">
            <text:p>-0.002773845</text:p>
          </table:table-cell>
          <table:table-cell/>
          <table:table-cell office:value-type="float" office:value="0.002276642" calcext:value-type="float">
            <text:p>0.002276642</text:p>
          </table:table-cell>
          <table:table-cell office:value-type="float" office:value="-0.002841797" calcext:value-type="float">
            <text:p>-0.002841797</text:p>
          </table:table-cell>
          <table:table-cell/>
          <table:table-cell office:value-type="float" office:value="-0.002581781" calcext:value-type="float">
            <text:p>-0.002581781</text:p>
          </table:table-cell>
          <table:table-cell office:value-type="float" office:value="-0.0013509652" calcext:value-type="float">
            <text:p>-0.0013509652</text:p>
          </table:table-cell>
          <table:table-cell/>
          <table:table-cell table:formula="of:=([.A38]+[.D38]+[.G38])/3" office:value-type="float" office:value="0.00117694856666667" calcext:value-type="float">
            <text:p>0.001176948566667</text:p>
          </table:table-cell>
          <table:table-cell table:formula="of:=([.B38]+[.E38]+[.H38])/3" office:value-type="float" office:value="-0.0023222024" calcext:value-type="float">
            <text:p>-0.0023222024</text:p>
          </table:table-cell>
        </table:table-row>
        <table:table-row table:style-name="ro1">
          <table:table-cell office:value-type="float" office:value="-0.002919668" calcext:value-type="float">
            <text:p>-0.002919668</text:p>
          </table:table-cell>
          <table:table-cell office:value-type="float" office:value="-0.00073864503" calcext:value-type="float">
            <text:p>-0.00073864503</text:p>
          </table:table-cell>
          <table:table-cell/>
          <table:table-cell office:value-type="float" office:value="-0.0071795434" calcext:value-type="float">
            <text:p>-0.0071795434</text:p>
          </table:table-cell>
          <table:table-cell office:value-type="float" office:value="-0.014203126" calcext:value-type="float">
            <text:p>-0.014203126</text:p>
          </table:table-cell>
          <table:table-cell/>
          <table:table-cell office:value-type="float" office:value="0.0031695461" calcext:value-type="float">
            <text:p>0.0031695461</text:p>
          </table:table-cell>
          <table:table-cell office:value-type="float" office:value="0.0025194937" calcext:value-type="float">
            <text:p>0.0025194937</text:p>
          </table:table-cell>
          <table:table-cell/>
          <table:table-cell table:formula="of:=([.A39]+[.D39]+[.G39])/3" office:value-type="float" office:value="-0.00230988843333333" calcext:value-type="float">
            <text:p>-0.002309888433333</text:p>
          </table:table-cell>
          <table:table-cell table:formula="of:=([.B39]+[.E39]+[.H39])/3" office:value-type="float" office:value="-0.00414075911" calcext:value-type="float">
            <text:p>-0.00414075911</text:p>
          </table:table-cell>
        </table:table-row>
        <table:table-row table:style-name="ro1">
          <table:table-cell office:value-type="float" office:value="-0.0021882681" calcext:value-type="float">
            <text:p>-0.0021882681</text:p>
          </table:table-cell>
          <table:table-cell office:value-type="float" office:value="-0.00044505417" calcext:value-type="float">
            <text:p>-0.00044505417</text:p>
          </table:table-cell>
          <table:table-cell/>
          <table:table-cell office:value-type="float" office:value="-0.003824874" calcext:value-type="float">
            <text:p>-0.003824874</text:p>
          </table:table-cell>
          <table:table-cell office:value-type="float" office:value="0.003257215" calcext:value-type="float">
            <text:p>0.003257215</text:p>
          </table:table-cell>
          <table:table-cell/>
          <table:table-cell office:value-type="float" office:value="0.0015342286" calcext:value-type="float">
            <text:p>0.0015342286</text:p>
          </table:table-cell>
          <table:table-cell office:value-type="float" office:value="-0.0030058783" calcext:value-type="float">
            <text:p>-0.0030058783</text:p>
          </table:table-cell>
          <table:table-cell/>
          <table:table-cell table:formula="of:=([.A40]+[.D40]+[.G40])/3" office:value-type="float" office:value="-0.00149297116666667" calcext:value-type="float">
            <text:p>-0.001492971166667</text:p>
          </table:table-cell>
          <table:table-cell table:formula="of:=([.B40]+[.E40]+[.H40])/3" office:value-type="float" office:value="-0.0000645724899999999" calcext:value-type="float">
            <text:p>-6.45724899999999E-05</text:p>
          </table:table-cell>
        </table:table-row>
        <table:table-row table:style-name="ro1">
          <table:table-cell office:value-type="float" office:value="-0.010538784" calcext:value-type="float">
            <text:p>-0.010538784</text:p>
          </table:table-cell>
          <table:table-cell office:value-type="float" office:value="-0.0023780956" calcext:value-type="float">
            <text:p>-0.0023780956</text:p>
          </table:table-cell>
          <table:table-cell/>
          <table:table-cell office:value-type="float" office:value="-0.0021240239" calcext:value-type="float">
            <text:p>-0.0021240239</text:p>
          </table:table-cell>
          <table:table-cell office:value-type="float" office:value="0.00029478213" calcext:value-type="float">
            <text:p>0.00029478213</text:p>
          </table:table-cell>
          <table:table-cell/>
          <table:table-cell office:value-type="float" office:value="0.0064344923" calcext:value-type="float">
            <text:p>0.0064344923</text:p>
          </table:table-cell>
          <table:table-cell office:value-type="float" office:value="0.001249779" calcext:value-type="float">
            <text:p>0.001249779</text:p>
          </table:table-cell>
          <table:table-cell/>
          <table:table-cell table:formula="of:=([.A41]+[.D41]+[.G41])/3" office:value-type="float" office:value="-0.0020761052" calcext:value-type="float">
            <text:p>-0.0020761052</text:p>
          </table:table-cell>
          <table:table-cell table:formula="of:=([.B41]+[.E41]+[.H41])/3" office:value-type="float" office:value="-0.000277844823333333" calcext:value-type="float">
            <text:p>-0.000277844823333</text:p>
          </table:table-cell>
        </table:table-row>
        <table:table-row table:style-name="ro1">
          <table:table-cell office:value-type="float" office:value="0.005456472" calcext:value-type="float">
            <text:p>0.005456472</text:p>
          </table:table-cell>
          <table:table-cell office:value-type="float" office:value="-0.0049967333" calcext:value-type="float">
            <text:p>-0.0049967333</text:p>
          </table:table-cell>
          <table:table-cell/>
          <table:table-cell office:value-type="float" office:value="0.0027026355" calcext:value-type="float">
            <text:p>0.0027026355</text:p>
          </table:table-cell>
          <table:table-cell office:value-type="float" office:value="-0.005447586" calcext:value-type="float">
            <text:p>-0.005447586</text:p>
          </table:table-cell>
          <table:table-cell/>
          <table:table-cell office:value-type="float" office:value="-0.0067333346" calcext:value-type="float">
            <text:p>-0.0067333346</text:p>
          </table:table-cell>
          <table:table-cell office:value-type="float" office:value="-0.0004133028" calcext:value-type="float">
            <text:p>-0.0004133028</text:p>
          </table:table-cell>
          <table:table-cell/>
          <table:table-cell table:formula="of:=([.A42]+[.D42]+[.G42])/3" office:value-type="float" office:value="0.000475257633333333" calcext:value-type="float">
            <text:p>0.000475257633333</text:p>
          </table:table-cell>
          <table:table-cell table:formula="of:=([.B42]+[.E42]+[.H42])/3" office:value-type="float" office:value="-0.00361920736666667" calcext:value-type="float">
            <text:p>-0.003619207366667</text:p>
          </table:table-cell>
        </table:table-row>
        <table:table-row table:style-name="ro1">
          <table:table-cell office:value-type="float" office:value="0.0038122076" calcext:value-type="float">
            <text:p>0.0038122076</text:p>
          </table:table-cell>
          <table:table-cell office:value-type="float" office:value="0.014838834" calcext:value-type="float">
            <text:p>0.014838834</text:p>
          </table:table-cell>
          <table:table-cell/>
          <table:table-cell office:value-type="float" office:value="0.0011140091" calcext:value-type="float">
            <text:p>0.0011140091</text:p>
          </table:table-cell>
          <table:table-cell office:value-type="float" office:value="0.008720227" calcext:value-type="float">
            <text:p>0.008720227</text:p>
          </table:table-cell>
          <table:table-cell/>
          <table:table-cell office:value-type="float" office:value="0.0077827345" calcext:value-type="float">
            <text:p>0.0077827345</text:p>
          </table:table-cell>
          <table:table-cell office:value-type="float" office:value="-0.01465421" calcext:value-type="float">
            <text:p>-0.01465421</text:p>
          </table:table-cell>
          <table:table-cell/>
          <table:table-cell table:formula="of:=([.A43]+[.D43]+[.G43])/3" office:value-type="float" office:value="0.00423631706666667" calcext:value-type="float">
            <text:p>0.004236317066667</text:p>
          </table:table-cell>
          <table:table-cell table:formula="of:=([.B43]+[.E43]+[.H43])/3" office:value-type="float" office:value="0.00296828366666667" calcext:value-type="float">
            <text:p>0.002968283666667</text:p>
          </table:table-cell>
        </table:table-row>
        <table:table-row table:style-name="ro1">
          <table:table-cell office:value-type="float" office:value="-0.004479181" calcext:value-type="float">
            <text:p>-0.004479181</text:p>
          </table:table-cell>
          <table:table-cell office:value-type="float" office:value="0.005225071" calcext:value-type="float">
            <text:p>0.005225071</text:p>
          </table:table-cell>
          <table:table-cell/>
          <table:table-cell office:value-type="float" office:value="0.002760425" calcext:value-type="float">
            <text:p>0.002760425</text:p>
          </table:table-cell>
          <table:table-cell office:value-type="float" office:value="-0.0011605907" calcext:value-type="float">
            <text:p>-0.0011605907</text:p>
          </table:table-cell>
          <table:table-cell/>
          <table:table-cell office:value-type="float" office:value="-0.0017845929" calcext:value-type="float">
            <text:p>-0.0017845929</text:p>
          </table:table-cell>
          <table:table-cell office:value-type="float" office:value="0.0019723782" calcext:value-type="float">
            <text:p>0.0019723782</text:p>
          </table:table-cell>
          <table:table-cell/>
          <table:table-cell table:formula="of:=([.A44]+[.D44]+[.G44])/3" office:value-type="float" office:value="-0.00116778296666667" calcext:value-type="float">
            <text:p>-0.001167782966667</text:p>
          </table:table-cell>
          <table:table-cell table:formula="of:=([.B44]+[.E44]+[.H44])/3" office:value-type="float" office:value="0.00201228616666667" calcext:value-type="float">
            <text:p>0.002012286166667</text:p>
          </table:table-cell>
        </table:table-row>
        <table:table-row table:style-name="ro1">
          <table:table-cell office:value-type="float" office:value="-0.0062285215" calcext:value-type="float">
            <text:p>-0.0062285215</text:p>
          </table:table-cell>
          <table:table-cell office:value-type="float" office:value="-0.0038667636" calcext:value-type="float">
            <text:p>-0.0038667636</text:p>
          </table:table-cell>
          <table:table-cell/>
          <table:table-cell office:value-type="float" office:value="0.0027041186" calcext:value-type="float">
            <text:p>0.0027041186</text:p>
          </table:table-cell>
          <table:table-cell office:value-type="float" office:value="-0.010053323" calcext:value-type="float">
            <text:p>-0.010053323</text:p>
          </table:table-cell>
          <table:table-cell/>
          <table:table-cell office:value-type="float" office:value="0.0054251095" calcext:value-type="float">
            <text:p>0.0054251095</text:p>
          </table:table-cell>
          <table:table-cell office:value-type="float" office:value="-0.004596948" calcext:value-type="float">
            <text:p>-0.004596948</text:p>
          </table:table-cell>
          <table:table-cell/>
          <table:table-cell table:formula="of:=([.A45]+[.D45]+[.G45])/3" office:value-type="float" office:value="0.000633568866666667" calcext:value-type="float">
            <text:p>0.000633568866667</text:p>
          </table:table-cell>
          <table:table-cell table:formula="of:=([.B45]+[.E45]+[.H45])/3" office:value-type="float" office:value="-0.00617234486666667" calcext:value-type="float">
            <text:p>-0.006172344866667</text:p>
          </table:table-cell>
        </table:table-row>
        <table:table-row table:style-name="ro1">
          <table:table-cell office:value-type="float" office:value="0.0009861405" calcext:value-type="float">
            <text:p>0.0009861405</text:p>
          </table:table-cell>
          <table:table-cell office:value-type="float" office:value="0.0011341515" calcext:value-type="float">
            <text:p>0.0011341515</text:p>
          </table:table-cell>
          <table:table-cell/>
          <table:table-cell office:value-type="float" office:value="-0.003498912" calcext:value-type="float">
            <text:p>-0.003498912</text:p>
          </table:table-cell>
          <table:table-cell office:value-type="float" office:value="0.0025975108" calcext:value-type="float">
            <text:p>0.0025975108</text:p>
          </table:table-cell>
          <table:table-cell/>
          <table:table-cell office:value-type="float" office:value="0.002026156" calcext:value-type="float">
            <text:p>0.002026156</text:p>
          </table:table-cell>
          <table:table-cell office:value-type="float" office:value="-0.012047388" calcext:value-type="float">
            <text:p>-0.012047388</text:p>
          </table:table-cell>
          <table:table-cell/>
          <table:table-cell table:formula="of:=([.A46]+[.D46]+[.G46])/3" office:value-type="float" office:value="-0.000162205166666667" calcext:value-type="float">
            <text:p>-0.000162205166667</text:p>
          </table:table-cell>
          <table:table-cell table:formula="of:=([.B46]+[.E46]+[.H46])/3" office:value-type="float" office:value="-0.00277190856666667" calcext:value-type="float">
            <text:p>-0.002771908566667</text:p>
          </table:table-cell>
        </table:table-row>
        <table:table-row table:style-name="ro1">
          <table:table-cell office:value-type="float" office:value="0.0013269937" calcext:value-type="float">
            <text:p>0.0013269937</text:p>
          </table:table-cell>
          <table:table-cell office:value-type="float" office:value="-0.0020554278" calcext:value-type="float">
            <text:p>-0.0020554278</text:p>
          </table:table-cell>
          <table:table-cell/>
          <table:table-cell office:value-type="float" office:value="-0.003368746" calcext:value-type="float">
            <text:p>-0.003368746</text:p>
          </table:table-cell>
          <table:table-cell office:value-type="float" office:value="-0.0018370458" calcext:value-type="float">
            <text:p>-0.0018370458</text:p>
          </table:table-cell>
          <table:table-cell/>
          <table:table-cell office:value-type="float" office:value="-0.003889325" calcext:value-type="float">
            <text:p>-0.003889325</text:p>
          </table:table-cell>
          <table:table-cell office:value-type="float" office:value="-0.01699501" calcext:value-type="float">
            <text:p>-0.01699501</text:p>
          </table:table-cell>
          <table:table-cell/>
          <table:table-cell table:formula="of:=([.A47]+[.D47]+[.G47])/3" office:value-type="float" office:value="-0.00197702576666667" calcext:value-type="float">
            <text:p>-0.001977025766667</text:p>
          </table:table-cell>
          <table:table-cell table:formula="of:=([.B47]+[.E47]+[.H47])/3" office:value-type="float" office:value="-0.00696249453333333" calcext:value-type="float">
            <text:p>-0.006962494533333</text:p>
          </table:table-cell>
        </table:table-row>
        <table:table-row table:style-name="ro1">
          <table:table-cell office:value-type="float" office:value="0.0047099013" calcext:value-type="float">
            <text:p>0.0047099013</text:p>
          </table:table-cell>
          <table:table-cell office:value-type="float" office:value="0.00056710007" calcext:value-type="float">
            <text:p>0.00056710007</text:p>
          </table:table-cell>
          <table:table-cell/>
          <table:table-cell office:value-type="float" office:value="0.0022415598" calcext:value-type="float">
            <text:p>0.0022415598</text:p>
          </table:table-cell>
          <table:table-cell office:value-type="float" office:value="-0.057244174" calcext:value-type="float">
            <text:p>-0.057244174</text:p>
          </table:table-cell>
          <table:table-cell/>
          <table:table-cell office:value-type="float" office:value="0.00023495048" calcext:value-type="float">
            <text:p>0.00023495048</text:p>
          </table:table-cell>
          <table:table-cell office:value-type="float" office:value="-0.022107031" calcext:value-type="float">
            <text:p>-0.022107031</text:p>
          </table:table-cell>
          <table:table-cell/>
          <table:table-cell table:formula="of:=([.A48]+[.D48]+[.G48])/3" office:value-type="float" office:value="0.00239547052666667" calcext:value-type="float">
            <text:p>0.002395470526667</text:p>
          </table:table-cell>
          <table:table-cell table:formula="of:=([.B48]+[.E48]+[.H48])/3" office:value-type="float" office:value="-0.02626136831" calcext:value-type="float">
            <text:p>-0.02626136831</text:p>
          </table:table-cell>
        </table:table-row>
        <table:table-row table:style-name="ro1">
          <table:table-cell office:value-type="float" office:value="-0.006088242" calcext:value-type="float">
            <text:p>-0.006088242</text:p>
          </table:table-cell>
          <table:table-cell office:value-type="float" office:value="0.008200803" calcext:value-type="float">
            <text:p>0.008200803</text:p>
          </table:table-cell>
          <table:table-cell/>
          <table:table-cell office:value-type="float" office:value="0.000039871564" calcext:value-type="float">
            <text:p>3.9871564E-05</text:p>
          </table:table-cell>
          <table:table-cell office:value-type="float" office:value="-0.055914287" calcext:value-type="float">
            <text:p>-0.055914287</text:p>
          </table:table-cell>
          <table:table-cell/>
          <table:table-cell office:value-type="float" office:value="0.0039467984" calcext:value-type="float">
            <text:p>0.0039467984</text:p>
          </table:table-cell>
          <table:table-cell office:value-type="float" office:value="-0.011766438" calcext:value-type="float">
            <text:p>-0.011766438</text:p>
          </table:table-cell>
          <table:table-cell/>
          <table:table-cell table:formula="of:=([.A49]+[.D49]+[.G49])/3" office:value-type="float" office:value="-0.000700524012" calcext:value-type="float">
            <text:p>-0.000700524012</text:p>
          </table:table-cell>
          <table:table-cell table:formula="of:=([.B49]+[.E49]+[.H49])/3" office:value-type="float" office:value="-0.0198266406666667" calcext:value-type="float">
            <text:p>-0.019826640666667</text:p>
          </table:table-cell>
        </table:table-row>
        <table:table-row table:style-name="ro1">
          <table:table-cell office:value-type="float" office:value="0.0033096315" calcext:value-type="float">
            <text:p>0.0033096315</text:p>
          </table:table-cell>
          <table:table-cell office:value-type="float" office:value="0.0012283846" calcext:value-type="float">
            <text:p>0.0012283846</text:p>
          </table:table-cell>
          <table:table-cell/>
          <table:table-cell office:value-type="float" office:value="-0.0010627473" calcext:value-type="float">
            <text:p>-0.0010627473</text:p>
          </table:table-cell>
          <table:table-cell office:value-type="float" office:value="-0.03362364" calcext:value-type="float">
            <text:p>-0.03362364</text:p>
          </table:table-cell>
          <table:table-cell/>
          <table:table-cell office:value-type="float" office:value="0.0011351239" calcext:value-type="float">
            <text:p>0.0011351239</text:p>
          </table:table-cell>
          <table:table-cell office:value-type="float" office:value="0.04478131" calcext:value-type="float">
            <text:p>0.04478131</text:p>
          </table:table-cell>
          <table:table-cell/>
          <table:table-cell table:formula="of:=([.A50]+[.D50]+[.G50])/3" office:value-type="float" office:value="0.00112733603333333" calcext:value-type="float">
            <text:p>0.001127336033333</text:p>
          </table:table-cell>
          <table:table-cell table:formula="of:=([.B50]+[.E50]+[.H50])/3" office:value-type="float" office:value="0.00412868486666667" calcext:value-type="float">
            <text:p>0.004128684866667</text:p>
          </table:table-cell>
        </table:table-row>
        <table:table-row table:style-name="ro1">
          <table:table-cell office:value-type="float" office:value="-0.0016355606" calcext:value-type="float">
            <text:p>-0.0016355606</text:p>
          </table:table-cell>
          <table:table-cell office:value-type="float" office:value="-0.009221612" calcext:value-type="float">
            <text:p>-0.009221612</text:p>
          </table:table-cell>
          <table:table-cell/>
          <table:table-cell office:value-type="float" office:value="0.0036577904" calcext:value-type="float">
            <text:p>0.0036577904</text:p>
          </table:table-cell>
          <table:table-cell office:value-type="float" office:value="-0.16165777" calcext:value-type="float">
            <text:p>-0.16165777</text:p>
          </table:table-cell>
          <table:table-cell/>
          <table:table-cell office:value-type="float" office:value="-0.0013953588" calcext:value-type="float">
            <text:p>-0.0013953588</text:p>
          </table:table-cell>
          <table:table-cell office:value-type="float" office:value="0.18532269" calcext:value-type="float">
            <text:p>0.18532269</text:p>
          </table:table-cell>
          <table:table-cell/>
          <table:table-cell table:formula="of:=([.A51]+[.D51]+[.G51])/3" office:value-type="float" office:value="0.000208957" calcext:value-type="float">
            <text:p>0.000208957</text:p>
          </table:table-cell>
          <table:table-cell table:formula="of:=([.B51]+[.E51]+[.H51])/3" office:value-type="float" office:value="0.00481443600000001" calcext:value-type="float">
            <text:p>0.004814436</text:p>
          </table:table-cell>
        </table:table-row>
        <table:table-row table:style-name="ro1">
          <table:table-cell office:value-type="float" office:value="-0.0034495224" calcext:value-type="float">
            <text:p>-0.0034495224</text:p>
          </table:table-cell>
          <table:table-cell office:value-type="float" office:value="0.10749641" calcext:value-type="float">
            <text:p>0.10749641</text:p>
          </table:table-cell>
          <table:table-cell/>
          <table:table-cell office:value-type="float" office:value="-0.0017617032" calcext:value-type="float">
            <text:p>-0.0017617032</text:p>
          </table:table-cell>
          <table:table-cell office:value-type="float" office:value="-0.24195194" calcext:value-type="float">
            <text:p>-0.24195194</text:p>
          </table:table-cell>
          <table:table-cell/>
          <table:table-cell office:value-type="float" office:value="-0.0030136094" calcext:value-type="float">
            <text:p>-0.0030136094</text:p>
          </table:table-cell>
          <table:table-cell office:value-type="float" office:value="0.2850033" calcext:value-type="float">
            <text:p>0.2850033</text:p>
          </table:table-cell>
          <table:table-cell/>
          <table:table-cell table:formula="of:=([.A52]+[.D52]+[.G52])/3" office:value-type="float" office:value="-0.00274161166666667" calcext:value-type="float">
            <text:p>-0.002741611666667</text:p>
          </table:table-cell>
          <table:table-cell table:formula="of:=([.B52]+[.E52]+[.H52])/3" office:value-type="float" office:value="0.05018259" calcext:value-type="float">
            <text:p>0.05018259</text:p>
          </table:table-cell>
        </table:table-row>
        <table:table-row table:style-name="ro1">
          <table:table-cell office:value-type="float" office:value="-0.0015664662" calcext:value-type="float">
            <text:p>-0.0015664662</text:p>
          </table:table-cell>
          <table:table-cell office:value-type="float" office:value="0.045550488" calcext:value-type="float">
            <text:p>0.045550488</text:p>
          </table:table-cell>
          <table:table-cell/>
          <table:table-cell office:value-type="float" office:value="0.00039200555" calcext:value-type="float">
            <text:p>0.00039200555</text:p>
          </table:table-cell>
          <table:table-cell office:value-type="float" office:value="-0.23972942" calcext:value-type="float">
            <text:p>-0.23972942</text:p>
          </table:table-cell>
          <table:table-cell/>
          <table:table-cell office:value-type="float" office:value="0.004758428" calcext:value-type="float">
            <text:p>0.004758428</text:p>
          </table:table-cell>
          <table:table-cell office:value-type="float" office:value="0.3821866" calcext:value-type="float">
            <text:p>0.3821866</text:p>
          </table:table-cell>
          <table:table-cell/>
          <table:table-cell table:formula="of:=([.A53]+[.D53]+[.G53])/3" office:value-type="float" office:value="0.00119465578333333" calcext:value-type="float">
            <text:p>0.001194655783333</text:p>
          </table:table-cell>
          <table:table-cell table:formula="of:=([.B53]+[.E53]+[.H53])/3" office:value-type="float" office:value="0.0626692226666667" calcext:value-type="float">
            <text:p>0.062669222666667</text:p>
          </table:table-cell>
        </table:table-row>
        <table:table-row table:style-name="ro1">
          <table:table-cell office:value-type="float" office:value="-0.0009703863" calcext:value-type="float">
            <text:p>-0.0009703863</text:p>
          </table:table-cell>
          <table:table-cell office:value-type="float" office:value="0.1099896" calcext:value-type="float">
            <text:p>0.1099896</text:p>
          </table:table-cell>
          <table:table-cell/>
          <table:table-cell office:value-type="float" office:value="0.0016711655" calcext:value-type="float">
            <text:p>0.0016711655</text:p>
          </table:table-cell>
          <table:table-cell office:value-type="float" office:value="-0.23465295" calcext:value-type="float">
            <text:p>-0.23465295</text:p>
          </table:table-cell>
          <table:table-cell/>
          <table:table-cell office:value-type="float" office:value="-0.0016500506" calcext:value-type="float">
            <text:p>-0.0016500506</text:p>
          </table:table-cell>
          <table:table-cell office:value-type="float" office:value="0.3606671" calcext:value-type="float">
            <text:p>0.3606671</text:p>
          </table:table-cell>
          <table:table-cell/>
          <table:table-cell table:formula="of:=([.A54]+[.D54]+[.G54])/3" office:value-type="float" office:value="-0.0003164238" calcext:value-type="float">
            <text:p>-0.0003164238</text:p>
          </table:table-cell>
          <table:table-cell table:formula="of:=([.B54]+[.E54]+[.H54])/3" office:value-type="float" office:value="0.0786679166666667" calcext:value-type="float">
            <text:p>0.078667916666667</text:p>
          </table:table-cell>
        </table:table-row>
        <table:table-row table:style-name="ro1">
          <table:table-cell office:value-type="float" office:value="-0.0039495216" calcext:value-type="float">
            <text:p>-0.0039495216</text:p>
          </table:table-cell>
          <table:table-cell office:value-type="float" office:value="0.25235978" calcext:value-type="float">
            <text:p>0.25235978</text:p>
          </table:table-cell>
          <table:table-cell/>
          <table:table-cell office:value-type="float" office:value="-0.011679548" calcext:value-type="float">
            <text:p>-0.011679548</text:p>
          </table:table-cell>
          <table:table-cell office:value-type="float" office:value="-0.7290832" calcext:value-type="float">
            <text:p>-0.7290832</text:p>
          </table:table-cell>
          <table:table-cell/>
          <table:table-cell office:value-type="float" office:value="-0.0003864138" calcext:value-type="float">
            <text:p>-0.0003864138</text:p>
          </table:table-cell>
          <table:table-cell office:value-type="float" office:value="0.3142733" calcext:value-type="float">
            <text:p>0.3142733</text:p>
          </table:table-cell>
          <table:table-cell/>
          <table:table-cell table:formula="of:=([.A55]+[.D55]+[.G55])/3" office:value-type="float" office:value="-0.00533849446666667" calcext:value-type="float">
            <text:p>-0.005338494466667</text:p>
          </table:table-cell>
          <table:table-cell table:formula="of:=([.B55]+[.E55]+[.H55])/3" office:value-type="float" office:value="-0.05415004" calcext:value-type="float">
            <text:p>-0.05415004</text:p>
          </table:table-cell>
        </table:table-row>
        <table:table-row table:style-name="ro1">
          <table:table-cell office:value-type="float" office:value="0.014023558" calcext:value-type="float">
            <text:p>0.014023558</text:p>
          </table:table-cell>
          <table:table-cell office:value-type="float" office:value="0.060351253" calcext:value-type="float">
            <text:p>0.060351253</text:p>
          </table:table-cell>
          <table:table-cell/>
          <table:table-cell office:value-type="float" office:value="0.0022325402" calcext:value-type="float">
            <text:p>0.0022325402</text:p>
          </table:table-cell>
          <table:table-cell office:value-type="float" office:value="-1.1404521" calcext:value-type="float">
            <text:p>-1.1404521</text:p>
          </table:table-cell>
          <table:table-cell/>
          <table:table-cell office:value-type="float" office:value="-0.0029844837" calcext:value-type="float">
            <text:p>-0.0029844837</text:p>
          </table:table-cell>
          <table:table-cell office:value-type="float" office:value="0.048617437" calcext:value-type="float">
            <text:p>0.048617437</text:p>
          </table:table-cell>
          <table:table-cell/>
          <table:table-cell table:formula="of:=([.A56]+[.D56]+[.G56])/3" office:value-type="float" office:value="0.0044238715" calcext:value-type="float">
            <text:p>0.0044238715</text:p>
          </table:table-cell>
          <table:table-cell table:formula="of:=([.B56]+[.E56]+[.H56])/3" office:value-type="float" office:value="-0.343827803333333" calcext:value-type="float">
            <text:p>-0.343827803333333</text:p>
          </table:table-cell>
        </table:table-row>
        <table:table-row table:style-name="ro1">
          <table:table-cell office:value-type="float" office:value="-0.018360222" calcext:value-type="float">
            <text:p>-0.018360222</text:p>
          </table:table-cell>
          <table:table-cell office:value-type="float" office:value="-0.075761996" calcext:value-type="float">
            <text:p>-0.075761996</text:p>
          </table:table-cell>
          <table:table-cell/>
          <table:table-cell office:value-type="float" office:value="-0.0015063307" calcext:value-type="float">
            <text:p>-0.0015063307</text:p>
          </table:table-cell>
          <table:table-cell office:value-type="float" office:value="-0.8725983" calcext:value-type="float">
            <text:p>-0.8725983</text:p>
          </table:table-cell>
          <table:table-cell/>
          <table:table-cell office:value-type="float" office:value="0.0045649535" calcext:value-type="float">
            <text:p>0.0045649535</text:p>
          </table:table-cell>
          <table:table-cell office:value-type="float" office:value="-0.1524601" calcext:value-type="float">
            <text:p>-0.1524601</text:p>
          </table:table-cell>
          <table:table-cell/>
          <table:table-cell table:formula="of:=([.A57]+[.D57]+[.G57])/3" office:value-type="float" office:value="-0.00510053306666667" calcext:value-type="float">
            <text:p>-0.005100533066667</text:p>
          </table:table-cell>
          <table:table-cell table:formula="of:=([.B57]+[.E57]+[.H57])/3" office:value-type="float" office:value="-0.366940132" calcext:value-type="float">
            <text:p>-0.366940132</text:p>
          </table:table-cell>
        </table:table-row>
        <table:table-row table:style-name="ro1">
          <table:table-cell office:value-type="float" office:value="0.024564676" calcext:value-type="float">
            <text:p>0.024564676</text:p>
          </table:table-cell>
          <table:table-cell office:value-type="float" office:value="-0.5568577" calcext:value-type="float">
            <text:p>-0.5568577</text:p>
          </table:table-cell>
          <table:table-cell/>
          <table:table-cell office:value-type="float" office:value="-0.00025706217" calcext:value-type="float">
            <text:p>-0.00025706217</text:p>
          </table:table-cell>
          <table:table-cell office:value-type="float" office:value="-0.46739414" calcext:value-type="float">
            <text:p>-0.46739414</text:p>
          </table:table-cell>
          <table:table-cell/>
          <table:table-cell office:value-type="float" office:value="-0.0024833176" calcext:value-type="float">
            <text:p>-0.0024833176</text:p>
          </table:table-cell>
          <table:table-cell office:value-type="float" office:value="-0.41406953" calcext:value-type="float">
            <text:p>-0.41406953</text:p>
          </table:table-cell>
          <table:table-cell/>
          <table:table-cell table:formula="of:=([.A58]+[.D58]+[.G58])/3" office:value-type="float" office:value="0.00727476541" calcext:value-type="float">
            <text:p>0.00727476541</text:p>
          </table:table-cell>
          <table:table-cell table:formula="of:=([.B58]+[.E58]+[.H58])/3" office:value-type="float" office:value="-0.479440456666667" calcext:value-type="float">
            <text:p>-0.479440456666667</text:p>
          </table:table-cell>
        </table:table-row>
        <table:table-row table:style-name="ro1">
          <table:table-cell office:value-type="float" office:value="0.09044315" calcext:value-type="float">
            <text:p>0.09044315</text:p>
          </table:table-cell>
          <table:table-cell office:value-type="float" office:value="-0.66684574" calcext:value-type="float">
            <text:p>-0.66684574</text:p>
          </table:table-cell>
          <table:table-cell/>
          <table:table-cell office:value-type="float" office:value="-0.0019891656" calcext:value-type="float">
            <text:p>-0.0019891656</text:p>
          </table:table-cell>
          <table:table-cell office:value-type="float" office:value="-0.32727098" calcext:value-type="float">
            <text:p>-0.32727098</text:p>
          </table:table-cell>
          <table:table-cell/>
          <table:table-cell office:value-type="float" office:value="-0.005750598" calcext:value-type="float">
            <text:p>-0.005750598</text:p>
          </table:table-cell>
          <table:table-cell office:value-type="float" office:value="-0.5359194" calcext:value-type="float">
            <text:p>-0.5359194</text:p>
          </table:table-cell>
          <table:table-cell/>
          <table:table-cell table:formula="of:=([.A59]+[.D59]+[.G59])/3" office:value-type="float" office:value="0.0275677954666667" calcext:value-type="float">
            <text:p>0.027567795466667</text:p>
          </table:table-cell>
          <table:table-cell table:formula="of:=([.B59]+[.E59]+[.H59])/3" office:value-type="float" office:value="-0.51001204" calcext:value-type="float">
            <text:p>-0.51001204</text:p>
          </table:table-cell>
        </table:table-row>
        <table:table-row table:style-name="ro1">
          <table:table-cell office:value-type="float" office:value="0.05129627" calcext:value-type="float">
            <text:p>0.05129627</text:p>
          </table:table-cell>
          <table:table-cell office:value-type="float" office:value="-0.64872074" calcext:value-type="float">
            <text:p>-0.64872074</text:p>
          </table:table-cell>
          <table:table-cell/>
          <table:table-cell office:value-type="float" office:value="0.0015056499" calcext:value-type="float">
            <text:p>0.0015056499</text:p>
          </table:table-cell>
          <table:table-cell office:value-type="float" office:value="-0.034167886" calcext:value-type="float">
            <text:p>-0.034167886</text:p>
          </table:table-cell>
          <table:table-cell/>
          <table:table-cell office:value-type="float" office:value="-0.0062741796" calcext:value-type="float">
            <text:p>-0.0062741796</text:p>
          </table:table-cell>
          <table:table-cell office:value-type="float" office:value="-0.6712923" calcext:value-type="float">
            <text:p>-0.6712923</text:p>
          </table:table-cell>
          <table:table-cell/>
          <table:table-cell table:formula="of:=([.A60]+[.D60]+[.G60])/3" office:value-type="float" office:value="0.0155092467666667" calcext:value-type="float">
            <text:p>0.015509246766667</text:p>
          </table:table-cell>
          <table:table-cell table:formula="of:=([.B60]+[.E60]+[.H60])/3" office:value-type="float" office:value="-0.451393642" calcext:value-type="float">
            <text:p>-0.451393642</text:p>
          </table:table-cell>
        </table:table-row>
        <table:table-row table:style-name="ro1">
          <table:table-cell office:value-type="float" office:value="0.3500485" calcext:value-type="float">
            <text:p>0.3500485</text:p>
          </table:table-cell>
          <table:table-cell office:value-type="float" office:value="-0.77918553" calcext:value-type="float">
            <text:p>-0.77918553</text:p>
          </table:table-cell>
          <table:table-cell/>
          <table:table-cell office:value-type="float" office:value="-0.0021605403" calcext:value-type="float">
            <text:p>-0.0021605403</text:p>
          </table:table-cell>
          <table:table-cell office:value-type="float" office:value="0.31663662" calcext:value-type="float">
            <text:p>0.31663662</text:p>
          </table:table-cell>
          <table:table-cell/>
          <table:table-cell office:value-type="float" office:value="-0.0043283985" calcext:value-type="float">
            <text:p>-0.0043283985</text:p>
          </table:table-cell>
          <table:table-cell office:value-type="float" office:value="-0.6830449" calcext:value-type="float">
            <text:p>-0.6830449</text:p>
          </table:table-cell>
          <table:table-cell/>
          <table:table-cell table:formula="of:=([.A61]+[.D61]+[.G61])/3" office:value-type="float" office:value="0.114519853733333" calcext:value-type="float">
            <text:p>0.114519853733333</text:p>
          </table:table-cell>
          <table:table-cell table:formula="of:=([.B61]+[.E61]+[.H61])/3" office:value-type="float" office:value="-0.381864603333333" calcext:value-type="float">
            <text:p>-0.381864603333333</text:p>
          </table:table-cell>
        </table:table-row>
        <table:table-row table:style-name="ro1">
          <table:table-cell office:value-type="float" office:value="0.23682094" calcext:value-type="float">
            <text:p>0.23682094</text:p>
          </table:table-cell>
          <table:table-cell office:value-type="float" office:value="-0.77905023" calcext:value-type="float">
            <text:p>-0.77905023</text:p>
          </table:table-cell>
          <table:table-cell/>
          <table:table-cell office:value-type="float" office:value="-0.011832178" calcext:value-type="float">
            <text:p>-0.011832178</text:p>
          </table:table-cell>
          <table:table-cell office:value-type="float" office:value="0.2223509" calcext:value-type="float">
            <text:p>0.2223509</text:p>
          </table:table-cell>
          <table:table-cell/>
          <table:table-cell office:value-type="float" office:value="0.0053329673" calcext:value-type="float">
            <text:p>0.0053329673</text:p>
          </table:table-cell>
          <table:table-cell office:value-type="float" office:value="-0.6459416" calcext:value-type="float">
            <text:p>-0.6459416</text:p>
          </table:table-cell>
          <table:table-cell/>
          <table:table-cell table:formula="of:=([.A62]+[.D62]+[.G62])/3" office:value-type="float" office:value="0.0767739097666667" calcext:value-type="float">
            <text:p>0.076773909766667</text:p>
          </table:table-cell>
          <table:table-cell table:formula="of:=([.B62]+[.E62]+[.H62])/3" office:value-type="float" office:value="-0.40088031" calcext:value-type="float">
            <text:p>-0.40088031</text:p>
          </table:table-cell>
        </table:table-row>
        <table:table-row table:style-name="ro1">
          <table:table-cell office:value-type="float" office:value="0.020878112" calcext:value-type="float">
            <text:p>0.020878112</text:p>
          </table:table-cell>
          <table:table-cell office:value-type="float" office:value="-0.64994895" calcext:value-type="float">
            <text:p>-0.64994895</text:p>
          </table:table-cell>
          <table:table-cell/>
          <table:table-cell office:value-type="float" office:value="-0.0005415361" calcext:value-type="float">
            <text:p>-0.0005415361</text:p>
          </table:table-cell>
          <table:table-cell office:value-type="float" office:value="0.36447126" calcext:value-type="float">
            <text:p>0.36447126</text:p>
          </table:table-cell>
          <table:table-cell/>
          <table:table-cell office:value-type="float" office:value="0.0050193924" calcext:value-type="float">
            <text:p>0.0050193924</text:p>
          </table:table-cell>
          <table:table-cell office:value-type="float" office:value="-0.5668455" calcext:value-type="float">
            <text:p>-0.5668455</text:p>
          </table:table-cell>
          <table:table-cell/>
          <table:table-cell table:formula="of:=([.A63]+[.D63]+[.G63])/3" office:value-type="float" office:value="0.00845198943333333" calcext:value-type="float">
            <text:p>0.008451989433333</text:p>
          </table:table-cell>
          <table:table-cell table:formula="of:=([.B63]+[.E63]+[.H63])/3" office:value-type="float" office:value="-0.28410773" calcext:value-type="float">
            <text:p>-0.28410773</text:p>
          </table:table-cell>
        </table:table-row>
        <table:table-row table:style-name="ro1">
          <table:table-cell office:value-type="float" office:value="-0.25103393" calcext:value-type="float">
            <text:p>-0.25103393</text:p>
          </table:table-cell>
          <table:table-cell office:value-type="float" office:value="-0.5965996" calcext:value-type="float">
            <text:p>-0.5965996</text:p>
          </table:table-cell>
          <table:table-cell/>
          <table:table-cell office:value-type="float" office:value="-0.013670974" calcext:value-type="float">
            <text:p>-0.013670974</text:p>
          </table:table-cell>
          <table:table-cell office:value-type="float" office:value="0.33923018" calcext:value-type="float">
            <text:p>0.33923018</text:p>
          </table:table-cell>
          <table:table-cell/>
          <table:table-cell office:value-type="float" office:value="0.005396373" calcext:value-type="float">
            <text:p>0.005396373</text:p>
          </table:table-cell>
          <table:table-cell office:value-type="float" office:value="-0.4761033" calcext:value-type="float">
            <text:p>-0.4761033</text:p>
          </table:table-cell>
          <table:table-cell/>
          <table:table-cell table:formula="of:=([.A64]+[.D64]+[.G64])/3" office:value-type="float" office:value="-0.086436177" calcext:value-type="float">
            <text:p>-0.086436177</text:p>
          </table:table-cell>
          <table:table-cell table:formula="of:=([.B64]+[.E64]+[.H64])/3" office:value-type="float" office:value="-0.244490906666667" calcext:value-type="float">
            <text:p>-0.244490906666667</text:p>
          </table:table-cell>
        </table:table-row>
        <table:table-row table:style-name="ro1">
          <table:table-cell office:value-type="float" office:value="-0.54013956" calcext:value-type="float">
            <text:p>-0.54013956</text:p>
          </table:table-cell>
          <table:table-cell office:value-type="float" office:value="-0.5369396" calcext:value-type="float">
            <text:p>-0.5369396</text:p>
          </table:table-cell>
          <table:table-cell/>
          <table:table-cell office:value-type="float" office:value="-0.0030753617" calcext:value-type="float">
            <text:p>-0.0030753617</text:p>
          </table:table-cell>
          <table:table-cell office:value-type="float" office:value="0.30530715" calcext:value-type="float">
            <text:p>0.30530715</text:p>
          </table:table-cell>
          <table:table-cell/>
          <table:table-cell office:value-type="float" office:value="-0.008766298" calcext:value-type="float">
            <text:p>-0.008766298</text:p>
          </table:table-cell>
          <table:table-cell office:value-type="float" office:value="-0.42849296" calcext:value-type="float">
            <text:p>-0.42849296</text:p>
          </table:table-cell>
          <table:table-cell/>
          <table:table-cell table:formula="of:=([.A65]+[.D65]+[.G65])/3" office:value-type="float" office:value="-0.1839937399" calcext:value-type="float">
            <text:p>-0.1839937399</text:p>
          </table:table-cell>
          <table:table-cell table:formula="of:=([.B65]+[.E65]+[.H65])/3" office:value-type="float" office:value="-0.220041803333333" calcext:value-type="float">
            <text:p>-0.220041803333333</text:p>
          </table:table-cell>
        </table:table-row>
        <table:table-row table:style-name="ro1">
          <table:table-cell office:value-type="float" office:value="-0.61005133" calcext:value-type="float">
            <text:p>-0.61005133</text:p>
          </table:table-cell>
          <table:table-cell office:value-type="float" office:value="-0.48324564" calcext:value-type="float">
            <text:p>-0.48324564</text:p>
          </table:table-cell>
          <table:table-cell/>
          <table:table-cell office:value-type="float" office:value="0.001626699" calcext:value-type="float">
            <text:p>0.001626699</text:p>
          </table:table-cell>
          <table:table-cell office:value-type="float" office:value="0.27477643" calcext:value-type="float">
            <text:p>0.27477643</text:p>
          </table:table-cell>
          <table:table-cell/>
          <table:table-cell office:value-type="float" office:value="0.0008993955" calcext:value-type="float">
            <text:p>0.0008993955</text:p>
          </table:table-cell>
          <table:table-cell office:value-type="float" office:value="-0.3856437" calcext:value-type="float">
            <text:p>-0.3856437</text:p>
          </table:table-cell>
          <table:table-cell/>
          <table:table-cell table:formula="of:=([.A66]+[.D66]+[.G66])/3" office:value-type="float" office:value="-0.202508411833333" calcext:value-type="float">
            <text:p>-0.202508411833333</text:p>
          </table:table-cell>
          <table:table-cell table:formula="of:=([.B66]+[.E66]+[.H66])/3" office:value-type="float" office:value="-0.198037636666667" calcext:value-type="float">
            <text:p>-0.198037636666667</text:p>
          </table:table-cell>
        </table:table-row>
        <table:table-row table:style-name="ro1">
          <table:table-cell office:value-type="float" office:value="-0.7079085" calcext:value-type="float">
            <text:p>-0.7079085</text:p>
          </table:table-cell>
          <table:table-cell office:value-type="float" office:value="-0.43492106" calcext:value-type="float">
            <text:p>-0.43492106</text:p>
          </table:table-cell>
          <table:table-cell/>
          <table:table-cell office:value-type="float" office:value="0.0036612914" calcext:value-type="float">
            <text:p>0.0036612914</text:p>
          </table:table-cell>
          <table:table-cell office:value-type="float" office:value="0.24729879" calcext:value-type="float">
            <text:p>0.24729879</text:p>
          </table:table-cell>
          <table:table-cell/>
          <table:table-cell office:value-type="float" office:value="0.007840694" calcext:value-type="float">
            <text:p>0.007840694</text:p>
          </table:table-cell>
          <table:table-cell office:value-type="float" office:value="-0.34707934" calcext:value-type="float">
            <text:p>-0.34707934</text:p>
          </table:table-cell>
          <table:table-cell/>
          <table:table-cell table:formula="of:=([.A67]+[.D67]+[.G67])/3" office:value-type="float" office:value="-0.232135504866667" calcext:value-type="float">
            <text:p>-0.232135504866667</text:p>
          </table:table-cell>
          <table:table-cell table:formula="of:=([.B67]+[.E67]+[.H67])/3" office:value-type="float" office:value="-0.17823387" calcext:value-type="float">
            <text:p>-0.17823387</text:p>
          </table:table-cell>
        </table:table-row>
        <table:table-row table:style-name="ro1">
          <table:table-cell office:value-type="float" office:value="-0.51209325" calcext:value-type="float">
            <text:p>-0.51209325</text:p>
          </table:table-cell>
          <table:table-cell office:value-type="float" office:value="-0.39142895" calcext:value-type="float">
            <text:p>-0.39142895</text:p>
          </table:table-cell>
          <table:table-cell/>
          <table:table-cell office:value-type="float" office:value="0.0057121483" calcext:value-type="float">
            <text:p>0.0057121483</text:p>
          </table:table-cell>
          <table:table-cell office:value-type="float" office:value="0.2225689" calcext:value-type="float">
            <text:p>0.2225689</text:p>
          </table:table-cell>
          <table:table-cell/>
          <table:table-cell office:value-type="float" office:value="0.0015634515" calcext:value-type="float">
            <text:p>0.0015634515</text:p>
          </table:table-cell>
          <table:table-cell office:value-type="float" office:value="-0.31237137" calcext:value-type="float">
            <text:p>-0.31237137</text:p>
          </table:table-cell>
          <table:table-cell/>
          <table:table-cell table:formula="of:=([.A68]+[.D68]+[.G68])/3" office:value-type="float" office:value="-0.168272550066667" calcext:value-type="float">
            <text:p>-0.168272550066667</text:p>
          </table:table-cell>
          <table:table-cell table:formula="of:=([.B68]+[.E68]+[.H68])/3" office:value-type="float" office:value="-0.160410473333333" calcext:value-type="float">
            <text:p>-0.160410473333333</text:p>
          </table:table-cell>
        </table:table-row>
        <table:table-row table:style-name="ro1">
          <table:table-cell office:value-type="float" office:value="-0.61381364" calcext:value-type="float">
            <text:p>-0.61381364</text:p>
          </table:table-cell>
          <table:table-cell office:value-type="float" office:value="-0.35228607" calcext:value-type="float">
            <text:p>-0.35228607</text:p>
          </table:table-cell>
          <table:table-cell/>
          <table:table-cell office:value-type="float" office:value="0.0016253132" calcext:value-type="float">
            <text:p>0.0016253132</text:p>
          </table:table-cell>
          <table:table-cell office:value-type="float" office:value="0.20031202" calcext:value-type="float">
            <text:p>0.20031202</text:p>
          </table:table-cell>
          <table:table-cell/>
          <table:table-cell office:value-type="float" office:value="0.0016268084" calcext:value-type="float">
            <text:p>0.0016268084</text:p>
          </table:table-cell>
          <table:table-cell office:value-type="float" office:value="-0.28113425" calcext:value-type="float">
            <text:p>-0.28113425</text:p>
          </table:table-cell>
          <table:table-cell/>
          <table:table-cell table:formula="of:=([.A69]+[.D69]+[.G69])/3" office:value-type="float" office:value="-0.203520506133333" calcext:value-type="float">
            <text:p>-0.203520506133333</text:p>
          </table:table-cell>
          <table:table-cell table:formula="of:=([.B69]+[.E69]+[.H69])/3" office:value-type="float" office:value="-0.144369433333333" calcext:value-type="float">
            <text:p>-0.144369433333333</text:p>
          </table:table-cell>
        </table:table-row>
        <table:table-row table:style-name="ro1">
          <table:table-cell office:value-type="float" office:value="-0.512442" calcext:value-type="float">
            <text:p>-0.512442</text:p>
          </table:table-cell>
          <table:table-cell office:value-type="float" office:value="-0.8114422" calcext:value-type="float">
            <text:p>-0.8114422</text:p>
          </table:table-cell>
          <table:table-cell/>
          <table:table-cell office:value-type="float" office:value="0.0025614076" calcext:value-type="float">
            <text:p>0.0025614076</text:p>
          </table:table-cell>
          <table:table-cell office:value-type="float" office:value="0.18885015" calcext:value-type="float">
            <text:p>0.18885015</text:p>
          </table:table-cell>
          <table:table-cell/>
          <table:table-cell office:value-type="float" office:value="0.0034416453" calcext:value-type="float">
            <text:p>0.0034416453</text:p>
          </table:table-cell>
          <table:table-cell office:value-type="float" office:value="0.3180485" calcext:value-type="float">
            <text:p>0.3180485</text:p>
          </table:table-cell>
          <table:table-cell/>
          <table:table-cell table:formula="of:=([.A70]+[.D70]+[.G70])/3" office:value-type="float" office:value="-0.168812982366667" calcext:value-type="float">
            <text:p>-0.168812982366667</text:p>
          </table:table-cell>
          <table:table-cell table:formula="of:=([.B70]+[.E70]+[.H70])/3" office:value-type="float" office:value="-0.101514516666667" calcext:value-type="float">
            <text:p>-0.101514516666667</text:p>
          </table:table-cell>
        </table:table-row>
        <table:table-row table:style-name="ro1">
          <table:table-cell office:value-type="float" office:value="-0.47020662" calcext:value-type="float">
            <text:p>-0.47020662</text:p>
          </table:table-cell>
          <table:table-cell office:value-type="float" office:value="-0.739087" calcext:value-type="float">
            <text:p>-0.739087</text:p>
          </table:table-cell>
          <table:table-cell/>
          <table:table-cell office:value-type="float" office:value="-0.006923247" calcext:value-type="float">
            <text:p>-0.006923247</text:p>
          </table:table-cell>
          <table:table-cell office:value-type="float" office:value="0.28510186" calcext:value-type="float">
            <text:p>0.28510186</text:p>
          </table:table-cell>
          <table:table-cell/>
          <table:table-cell office:value-type="float" office:value="-0.0065704933" calcext:value-type="float">
            <text:p>-0.0065704933</text:p>
          </table:table-cell>
          <table:table-cell office:value-type="float" office:value="0.18648781" calcext:value-type="float">
            <text:p>0.18648781</text:p>
          </table:table-cell>
          <table:table-cell/>
          <table:table-cell table:formula="of:=([.A71]+[.D71]+[.G71])/3" office:value-type="float" office:value="-0.161233453433333" calcext:value-type="float">
            <text:p>-0.161233453433333</text:p>
          </table:table-cell>
          <table:table-cell table:formula="of:=([.B71]+[.E71]+[.H71])/3" office:value-type="float" office:value="-0.0891657766666667" calcext:value-type="float">
            <text:p>-0.089165776666667</text:p>
          </table:table-cell>
        </table:table-row>
        <table:table-row table:style-name="ro1">
          <table:table-cell office:value-type="float" office:value="-0.1489672" calcext:value-type="float">
            <text:p>-0.1489672</text:p>
          </table:table-cell>
          <table:table-cell office:value-type="float" office:value="-0.72406507" calcext:value-type="float">
            <text:p>-0.72406507</text:p>
          </table:table-cell>
          <table:table-cell/>
          <table:table-cell office:value-type="float" office:value="-0.004033653" calcext:value-type="float">
            <text:p>-0.004033653</text:p>
          </table:table-cell>
          <table:table-cell office:value-type="float" office:value="0.16188954" calcext:value-type="float">
            <text:p>0.16188954</text:p>
          </table:table-cell>
          <table:table-cell/>
          <table:table-cell office:value-type="float" office:value="0.0037545399" calcext:value-type="float">
            <text:p>0.0037545399</text:p>
          </table:table-cell>
          <table:table-cell office:value-type="float" office:value="0.17794643" calcext:value-type="float">
            <text:p>0.17794643</text:p>
          </table:table-cell>
          <table:table-cell/>
          <table:table-cell table:formula="of:=([.A72]+[.D72]+[.G72])/3" office:value-type="float" office:value="-0.0497487710333333" calcext:value-type="float">
            <text:p>-0.049748771033333</text:p>
          </table:table-cell>
          <table:table-cell table:formula="of:=([.B72]+[.E72]+[.H72])/3" office:value-type="float" office:value="-0.128076366666667" calcext:value-type="float">
            <text:p>-0.128076366666667</text:p>
          </table:table-cell>
        </table:table-row>
        <table:table-row table:style-name="ro1">
          <table:table-cell office:value-type="float" office:value="0.0924676" calcext:value-type="float">
            <text:p>0.0924676</text:p>
          </table:table-cell>
          <table:table-cell office:value-type="float" office:value="-0.64990073" calcext:value-type="float">
            <text:p>-0.64990073</text:p>
          </table:table-cell>
          <table:table-cell/>
          <table:table-cell office:value-type="float" office:value="0.008674399" calcext:value-type="float">
            <text:p>0.008674399</text:p>
          </table:table-cell>
          <table:table-cell office:value-type="float" office:value="-0.0074488344" calcext:value-type="float">
            <text:p>-0.0074488344</text:p>
          </table:table-cell>
          <table:table-cell/>
          <table:table-cell office:value-type="float" office:value="-0.0012351918" calcext:value-type="float">
            <text:p>-0.0012351918</text:p>
          </table:table-cell>
          <table:table-cell office:value-type="float" office:value="0.23112349" calcext:value-type="float">
            <text:p>0.23112349</text:p>
          </table:table-cell>
          <table:table-cell/>
          <table:table-cell table:formula="of:=([.A73]+[.D73]+[.G73])/3" office:value-type="float" office:value="0.0333022690666667" calcext:value-type="float">
            <text:p>0.033302269066667</text:p>
          </table:table-cell>
          <table:table-cell table:formula="of:=([.B73]+[.E73]+[.H73])/3" office:value-type="float" office:value="-0.142075358133333" calcext:value-type="float">
            <text:p>-0.142075358133333</text:p>
          </table:table-cell>
        </table:table-row>
        <table:table-row table:style-name="ro1">
          <table:table-cell office:value-type="float" office:value="0.8133722" calcext:value-type="float">
            <text:p>0.8133722</text:p>
          </table:table-cell>
          <table:table-cell office:value-type="float" office:value="-0.63786477" calcext:value-type="float">
            <text:p>-0.63786477</text:p>
          </table:table-cell>
          <table:table-cell/>
          <table:table-cell office:value-type="float" office:value="-0.00889227" calcext:value-type="float">
            <text:p>-0.00889227</text:p>
          </table:table-cell>
          <table:table-cell office:value-type="float" office:value="-0.025380705" calcext:value-type="float">
            <text:p>-0.025380705</text:p>
          </table:table-cell>
          <table:table-cell/>
          <table:table-cell office:value-type="float" office:value="-0.009241547" calcext:value-type="float">
            <text:p>-0.009241547</text:p>
          </table:table-cell>
          <table:table-cell office:value-type="float" office:value="0.18032557" calcext:value-type="float">
            <text:p>0.18032557</text:p>
          </table:table-cell>
          <table:table-cell/>
          <table:table-cell table:formula="of:=([.A74]+[.D74]+[.G74])/3" office:value-type="float" office:value="0.265079461" calcext:value-type="float">
            <text:p>0.265079461</text:p>
          </table:table-cell>
          <table:table-cell table:formula="of:=([.B74]+[.E74]+[.H74])/3" office:value-type="float" office:value="-0.160973301666667" calcext:value-type="float">
            <text:p>-0.160973301666667</text:p>
          </table:table-cell>
        </table:table-row>
        <table:table-row table:style-name="ro1">
          <table:table-cell office:value-type="float" office:value="3.2252722" calcext:value-type="float">
            <text:p>3.2252722</text:p>
          </table:table-cell>
          <table:table-cell office:value-type="float" office:value="-0.50859976" calcext:value-type="float">
            <text:p>-0.50859976</text:p>
          </table:table-cell>
          <table:table-cell/>
          <table:table-cell office:value-type="float" office:value="-0.0029493286" calcext:value-type="float">
            <text:p>-0.0029493286</text:p>
          </table:table-cell>
          <table:table-cell office:value-type="float" office:value="0.055380046" calcext:value-type="float">
            <text:p>0.055380046</text:p>
          </table:table-cell>
          <table:table-cell/>
          <table:table-cell office:value-type="float" office:value="-0.00018754222" calcext:value-type="float">
            <text:p>-0.00018754222</text:p>
          </table:table-cell>
          <table:table-cell office:value-type="float" office:value="0.16229302" calcext:value-type="float">
            <text:p>0.16229302</text:p>
          </table:table-cell>
          <table:table-cell/>
          <table:table-cell table:formula="of:=([.A75]+[.D75]+[.G75])/3" office:value-type="float" office:value="1.07404510972667" calcext:value-type="float">
            <text:p>1.07404510972667</text:p>
          </table:table-cell>
          <table:table-cell table:formula="of:=([.B75]+[.E75]+[.H75])/3" office:value-type="float" office:value="-0.0969755646666666" calcext:value-type="float">
            <text:p>-0.096975564666667</text:p>
          </table:table-cell>
        </table:table-row>
        <table:table-row table:style-name="ro1">
          <table:table-cell office:value-type="float" office:value="-2.0573623" calcext:value-type="float">
            <text:p>-2.0573623</text:p>
          </table:table-cell>
          <table:table-cell office:value-type="float" office:value="-0.51355034" calcext:value-type="float">
            <text:p>-0.51355034</text:p>
          </table:table-cell>
          <table:table-cell/>
          <table:table-cell office:value-type="float" office:value="0.00943056" calcext:value-type="float">
            <text:p>0.00943056</text:p>
          </table:table-cell>
          <table:table-cell office:value-type="float" office:value="0.00391918" calcext:value-type="float">
            <text:p>0.00391918</text:p>
          </table:table-cell>
          <table:table-cell/>
          <table:table-cell office:value-type="float" office:value="0.0048848987" calcext:value-type="float">
            <text:p>0.0048848987</text:p>
          </table:table-cell>
          <table:table-cell office:value-type="float" office:value="0.13463794" calcext:value-type="float">
            <text:p>0.13463794</text:p>
          </table:table-cell>
          <table:table-cell/>
          <table:table-cell table:formula="of:=([.A76]+[.D76]+[.G76])/3" office:value-type="float" office:value="-0.681015613766667" calcext:value-type="float">
            <text:p>-0.681015613766667</text:p>
          </table:table-cell>
          <table:table-cell table:formula="of:=([.B76]+[.E76]+[.H76])/3" office:value-type="float" office:value="-0.12499774" calcext:value-type="float">
            <text:p>-0.12499774</text:p>
          </table:table-cell>
        </table:table-row>
        <table:table-row table:style-name="ro1">
          <table:table-cell office:value-type="float" office:value="-0.9533839" calcext:value-type="float">
            <text:p>-0.9533839</text:p>
          </table:table-cell>
          <table:table-cell office:value-type="float" office:value="-0.4402227" calcext:value-type="float">
            <text:p>-0.4402227</text:p>
          </table:table-cell>
          <table:table-cell/>
          <table:table-cell office:value-type="float" office:value="-0.0066736364" calcext:value-type="float">
            <text:p>-0.0066736364</text:p>
          </table:table-cell>
          <table:table-cell office:value-type="float" office:value="0.07098332" calcext:value-type="float">
            <text:p>0.07098332</text:p>
          </table:table-cell>
          <table:table-cell/>
          <table:table-cell office:value-type="float" office:value="-0.0015362222" calcext:value-type="float">
            <text:p>-0.0015362222</text:p>
          </table:table-cell>
          <table:table-cell office:value-type="float" office:value="0.13435774" calcext:value-type="float">
            <text:p>0.13435774</text:p>
          </table:table-cell>
          <table:table-cell/>
          <table:table-cell table:formula="of:=([.A77]+[.D77]+[.G77])/3" office:value-type="float" office:value="-0.320531252866667" calcext:value-type="float">
            <text:p>-0.320531252866667</text:p>
          </table:table-cell>
          <table:table-cell table:formula="of:=([.B77]+[.E77]+[.H77])/3" office:value-type="float" office:value="-0.07829388" calcext:value-type="float">
            <text:p>-0.07829388</text:p>
          </table:table-cell>
        </table:table-row>
        <table:table-row table:style-name="ro1">
          <table:table-cell office:value-type="float" office:value="-0.8077281" calcext:value-type="float">
            <text:p>-0.8077281</text:p>
          </table:table-cell>
          <table:table-cell office:value-type="float" office:value="-0.36434007" calcext:value-type="float">
            <text:p>-0.36434007</text:p>
          </table:table-cell>
          <table:table-cell/>
          <table:table-cell office:value-type="float" office:value="-0.0042484486" calcext:value-type="float">
            <text:p>-0.0042484486</text:p>
          </table:table-cell>
          <table:table-cell office:value-type="float" office:value="-0.0048894207" calcext:value-type="float">
            <text:p>-0.0048894207</text:p>
          </table:table-cell>
          <table:table-cell/>
          <table:table-cell office:value-type="float" office:value="0.0074064345" calcext:value-type="float">
            <text:p>0.0074064345</text:p>
          </table:table-cell>
          <table:table-cell office:value-type="float" office:value="0.13080966" calcext:value-type="float">
            <text:p>0.13080966</text:p>
          </table:table-cell>
          <table:table-cell/>
          <table:table-cell table:formula="of:=([.A78]+[.D78]+[.G78])/3" office:value-type="float" office:value="-0.268190038033333" calcext:value-type="float">
            <text:p>-0.268190038033333</text:p>
          </table:table-cell>
          <table:table-cell table:formula="of:=([.B78]+[.E78]+[.H78])/3" office:value-type="float" office:value="-0.0794732769" calcext:value-type="float">
            <text:p>-0.0794732769</text:p>
          </table:table-cell>
        </table:table-row>
        <table:table-row table:style-name="ro1">
          <table:table-cell office:value-type="float" office:value="-0.6913596" calcext:value-type="float">
            <text:p>-0.6913596</text:p>
          </table:table-cell>
          <table:table-cell office:value-type="float" office:value="-0.3613045" calcext:value-type="float">
            <text:p>-0.3613045</text:p>
          </table:table-cell>
          <table:table-cell/>
          <table:table-cell office:value-type="float" office:value="0.011337528" calcext:value-type="float">
            <text:p>0.011337528</text:p>
          </table:table-cell>
          <table:table-cell office:value-type="float" office:value="-0.015606532" calcext:value-type="float">
            <text:p>-0.015606532</text:p>
          </table:table-cell>
          <table:table-cell/>
          <table:table-cell office:value-type="float" office:value="-0.0041007902" calcext:value-type="float">
            <text:p>-0.0041007902</text:p>
          </table:table-cell>
          <table:table-cell office:value-type="float" office:value="0.10015057" calcext:value-type="float">
            <text:p>0.10015057</text:p>
          </table:table-cell>
          <table:table-cell/>
          <table:table-cell table:formula="of:=([.A79]+[.D79]+[.G79])/3" office:value-type="float" office:value="-0.228040954066667" calcext:value-type="float">
            <text:p>-0.228040954066667</text:p>
          </table:table-cell>
          <table:table-cell table:formula="of:=([.B79]+[.E79]+[.H79])/3" office:value-type="float" office:value="-0.0922534873333333" calcext:value-type="float">
            <text:p>-0.092253487333333</text:p>
          </table:table-cell>
        </table:table-row>
        <table:table-row table:style-name="ro1">
          <table:table-cell office:value-type="float" office:value="-0.7512031" calcext:value-type="float">
            <text:p>-0.7512031</text:p>
          </table:table-cell>
          <table:table-cell office:value-type="float" office:value="-0.31946117" calcext:value-type="float">
            <text:p>-0.31946117</text:p>
          </table:table-cell>
          <table:table-cell/>
          <table:table-cell office:value-type="float" office:value="-0.012428064" calcext:value-type="float">
            <text:p>-0.012428064</text:p>
          </table:table-cell>
          <table:table-cell office:value-type="float" office:value="-0.028987283" calcext:value-type="float">
            <text:p>-0.028987283</text:p>
          </table:table-cell>
          <table:table-cell/>
          <table:table-cell office:value-type="float" office:value="-0.0028118205" calcext:value-type="float">
            <text:p>-0.0028118205</text:p>
          </table:table-cell>
          <table:table-cell office:value-type="float" office:value="0.10375857" calcext:value-type="float">
            <text:p>0.10375857</text:p>
          </table:table-cell>
          <table:table-cell/>
          <table:table-cell table:formula="of:=([.A80]+[.D80]+[.G80])/3" office:value-type="float" office:value="-0.255480994833333" calcext:value-type="float">
            <text:p>-0.255480994833333</text:p>
          </table:table-cell>
          <table:table-cell table:formula="of:=([.B80]+[.E80]+[.H80])/3" office:value-type="float" office:value="-0.0815632943333334" calcext:value-type="float">
            <text:p>-0.081563294333333</text:p>
          </table:table-cell>
        </table:table-row>
        <table:table-row table:style-name="ro1">
          <table:table-cell office:value-type="float" office:value="-0.7975916" calcext:value-type="float">
            <text:p>-0.7975916</text:p>
          </table:table-cell>
          <table:table-cell office:value-type="float" office:value="-0.27169475" calcext:value-type="float">
            <text:p>-0.27169475</text:p>
          </table:table-cell>
          <table:table-cell/>
          <table:table-cell office:value-type="float" office:value="0.007052052" calcext:value-type="float">
            <text:p>0.007052052</text:p>
          </table:table-cell>
          <table:table-cell office:value-type="float" office:value="0.010386056" calcext:value-type="float">
            <text:p>0.010386056</text:p>
          </table:table-cell>
          <table:table-cell/>
          <table:table-cell office:value-type="float" office:value="0.0018638984" calcext:value-type="float">
            <text:p>0.0018638984</text:p>
          </table:table-cell>
          <table:table-cell office:value-type="float" office:value="0.09470107" calcext:value-type="float">
            <text:p>0.09470107</text:p>
          </table:table-cell>
          <table:table-cell/>
          <table:table-cell table:formula="of:=([.A81]+[.D81]+[.G81])/3" office:value-type="float" office:value="-0.2628918832" calcext:value-type="float">
            <text:p>-0.2628918832</text:p>
          </table:table-cell>
          <table:table-cell table:formula="of:=([.B81]+[.E81]+[.H81])/3" office:value-type="float" office:value="-0.0555358746666667" calcext:value-type="float">
            <text:p>-0.055535874666667</text:p>
          </table:table-cell>
        </table:table-row>
        <table:table-row table:style-name="ro1">
          <table:table-cell office:value-type="float" office:value="-0.6602641" calcext:value-type="float">
            <text:p>-0.6602641</text:p>
          </table:table-cell>
          <table:table-cell office:value-type="float" office:value="-0.25419322" calcext:value-type="float">
            <text:p>-0.25419322</text:p>
          </table:table-cell>
          <table:table-cell/>
          <table:table-cell office:value-type="float" office:value="0.006346848" calcext:value-type="float">
            <text:p>0.006346848</text:p>
          </table:table-cell>
          <table:table-cell office:value-type="float" office:value="-0.031961143" calcext:value-type="float">
            <text:p>-0.031961143</text:p>
          </table:table-cell>
          <table:table-cell/>
          <table:table-cell office:value-type="float" office:value="0.0016775231" calcext:value-type="float">
            <text:p>0.0016775231</text:p>
          </table:table-cell>
          <table:table-cell office:value-type="float" office:value="0.08742823" calcext:value-type="float">
            <text:p>0.08742823</text:p>
          </table:table-cell>
          <table:table-cell/>
          <table:table-cell table:formula="of:=([.A82]+[.D82]+[.G82])/3" office:value-type="float" office:value="-0.217413242966667" calcext:value-type="float">
            <text:p>-0.217413242966667</text:p>
          </table:table-cell>
          <table:table-cell table:formula="of:=([.B82]+[.E82]+[.H82])/3" office:value-type="float" office:value="-0.0662420443333333" calcext:value-type="float">
            <text:p>-0.066242044333333</text:p>
          </table:table-cell>
        </table:table-row>
        <table:table-row table:style-name="ro1">
          <table:table-cell office:value-type="float" office:value="-0.6922357" calcext:value-type="float">
            <text:p>-0.6922357</text:p>
          </table:table-cell>
          <table:table-cell office:value-type="float" office:value="-0.21932565" calcext:value-type="float">
            <text:p>-0.21932565</text:p>
          </table:table-cell>
          <table:table-cell/>
          <table:table-cell office:value-type="float" office:value="-0.0070319823" calcext:value-type="float">
            <text:p>-0.0070319823</text:p>
          </table:table-cell>
          <table:table-cell office:value-type="float" office:value="-0.0089896275" calcext:value-type="float">
            <text:p>-0.0089896275</text:p>
          </table:table-cell>
          <table:table-cell/>
          <table:table-cell office:value-type="float" office:value="-0.0002480303" calcext:value-type="float">
            <text:p>-0.0002480303</text:p>
          </table:table-cell>
          <table:table-cell office:value-type="float" office:value="0.051659033" calcext:value-type="float">
            <text:p>0.051659033</text:p>
          </table:table-cell>
          <table:table-cell/>
          <table:table-cell table:formula="of:=([.A83]+[.D83]+[.G83])/3" office:value-type="float" office:value="-0.2331719042" calcext:value-type="float">
            <text:p>-0.2331719042</text:p>
          </table:table-cell>
          <table:table-cell table:formula="of:=([.B83]+[.E83]+[.H83])/3" office:value-type="float" office:value="-0.0588854148333333" calcext:value-type="float">
            <text:p>-0.058885414833333</text:p>
          </table:table-cell>
        </table:table-row>
        <table:table-row table:style-name="ro1">
          <table:table-cell office:value-type="float" office:value="-0.72694284" calcext:value-type="float">
            <text:p>-0.72694284</text:p>
          </table:table-cell>
          <table:table-cell office:value-type="float" office:value="-0.20046926" calcext:value-type="float">
            <text:p>-0.20046926</text:p>
          </table:table-cell>
          <table:table-cell/>
          <table:table-cell office:value-type="float" office:value="0.009491535" calcext:value-type="float">
            <text:p>0.009491535</text:p>
          </table:table-cell>
          <table:table-cell office:value-type="float" office:value="0.010586094" calcext:value-type="float">
            <text:p>0.010586094</text:p>
          </table:table-cell>
          <table:table-cell/>
          <table:table-cell office:value-type="float" office:value="-0.00791363" calcext:value-type="float">
            <text:p>-0.00791363</text:p>
          </table:table-cell>
          <table:table-cell office:value-type="float" office:value="0.07264059" calcext:value-type="float">
            <text:p>0.07264059</text:p>
          </table:table-cell>
          <table:table-cell/>
          <table:table-cell table:formula="of:=([.A84]+[.D84]+[.G84])/3" office:value-type="float" office:value="-0.241788311666667" calcext:value-type="float">
            <text:p>-0.241788311666667</text:p>
          </table:table-cell>
          <table:table-cell table:formula="of:=([.B84]+[.E84]+[.H84])/3" office:value-type="float" office:value="-0.0390808586666667" calcext:value-type="float">
            <text:p>-0.039080858666667</text:p>
          </table:table-cell>
        </table:table-row>
        <table:table-row table:style-name="ro1">
          <table:table-cell office:value-type="float" office:value="-0.87858933" calcext:value-type="float">
            <text:p>-0.87858933</text:p>
          </table:table-cell>
          <table:table-cell office:value-type="float" office:value="-0.1918482" calcext:value-type="float">
            <text:p>-0.1918482</text:p>
          </table:table-cell>
          <table:table-cell/>
          <table:table-cell office:value-type="float" office:value="-0.014089456" calcext:value-type="float">
            <text:p>-0.014089456</text:p>
          </table:table-cell>
          <table:table-cell office:value-type="float" office:value="-0.0025574933" calcext:value-type="float">
            <text:p>-0.0025574933</text:p>
          </table:table-cell>
          <table:table-cell/>
          <table:table-cell office:value-type="float" office:value="0.002545702" calcext:value-type="float">
            <text:p>0.002545702</text:p>
          </table:table-cell>
          <table:table-cell office:value-type="float" office:value="0.059883367" calcext:value-type="float">
            <text:p>0.059883367</text:p>
          </table:table-cell>
          <table:table-cell/>
          <table:table-cell table:formula="of:=([.A85]+[.D85]+[.G85])/3" office:value-type="float" office:value="-0.296711028" calcext:value-type="float">
            <text:p>-0.296711028</text:p>
          </table:table-cell>
          <table:table-cell table:formula="of:=([.B85]+[.E85]+[.H85])/3" office:value-type="float" office:value="-0.0448407754333333" calcext:value-type="float">
            <text:p>-0.044840775433333</text:p>
          </table:table-cell>
        </table:table-row>
        <table:table-row table:style-name="ro1">
          <table:table-cell office:value-type="float" office:value="-0.7212968" calcext:value-type="float">
            <text:p>-0.7212968</text:p>
          </table:table-cell>
          <table:table-cell office:value-type="float" office:value="-0.14300029" calcext:value-type="float">
            <text:p>-0.14300029</text:p>
          </table:table-cell>
          <table:table-cell/>
          <table:table-cell office:value-type="float" office:value="0.0011622561" calcext:value-type="float">
            <text:p>0.0011622561</text:p>
          </table:table-cell>
          <table:table-cell office:value-type="float" office:value="-0.010651347" calcext:value-type="float">
            <text:p>-0.010651347</text:p>
          </table:table-cell>
          <table:table-cell/>
          <table:table-cell office:value-type="float" office:value="0.0018516937" calcext:value-type="float">
            <text:p>0.0018516937</text:p>
          </table:table-cell>
          <table:table-cell office:value-type="float" office:value="0.043348145" calcext:value-type="float">
            <text:p>0.043348145</text:p>
          </table:table-cell>
          <table:table-cell/>
          <table:table-cell table:formula="of:=([.A86]+[.D86]+[.G86])/3" office:value-type="float" office:value="-0.239427616733333" calcext:value-type="float">
            <text:p>-0.239427616733333</text:p>
          </table:table-cell>
          <table:table-cell table:formula="of:=([.B86]+[.E86]+[.H86])/3" office:value-type="float" office:value="-0.0367678306666667" calcext:value-type="float">
            <text:p>-0.036767830666667</text:p>
          </table:table-cell>
        </table:table-row>
        <table:table-row table:style-name="ro1">
          <table:table-cell office:value-type="float" office:value="-0.63510466" calcext:value-type="float">
            <text:p>-0.63510466</text:p>
          </table:table-cell>
          <table:table-cell office:value-type="float" office:value="-0.14034571" calcext:value-type="float">
            <text:p>-0.14034571</text:p>
          </table:table-cell>
          <table:table-cell/>
          <table:table-cell office:value-type="float" office:value="0.003023565" calcext:value-type="float">
            <text:p>0.003023565</text:p>
          </table:table-cell>
          <table:table-cell office:value-type="float" office:value="0.017440163" calcext:value-type="float">
            <text:p>0.017440163</text:p>
          </table:table-cell>
          <table:table-cell/>
          <table:table-cell office:value-type="float" office:value="0.0014468029" calcext:value-type="float">
            <text:p>0.0014468029</text:p>
          </table:table-cell>
          <table:table-cell office:value-type="float" office:value="0.036376625" calcext:value-type="float">
            <text:p>0.036376625</text:p>
          </table:table-cell>
          <table:table-cell/>
          <table:table-cell table:formula="of:=([.A87]+[.D87]+[.G87])/3" office:value-type="float" office:value="-0.2102114307" calcext:value-type="float">
            <text:p>-0.2102114307</text:p>
          </table:table-cell>
          <table:table-cell table:formula="of:=([.B87]+[.E87]+[.H87])/3" office:value-type="float" office:value="-0.028842974" calcext:value-type="float">
            <text:p>-0.028842974</text:p>
          </table:table-cell>
        </table:table-row>
        <table:table-row table:style-name="ro1">
          <table:table-cell office:value-type="float" office:value="-0.5711547" calcext:value-type="float">
            <text:p>-0.5711547</text:p>
          </table:table-cell>
          <table:table-cell office:value-type="float" office:value="-0.111150056" calcext:value-type="float">
            <text:p>-0.111150056</text:p>
          </table:table-cell>
          <table:table-cell/>
          <table:table-cell office:value-type="float" office:value="0.0027212098" calcext:value-type="float">
            <text:p>0.0027212098</text:p>
          </table:table-cell>
          <table:table-cell office:value-type="float" office:value="-0.03286343" calcext:value-type="float">
            <text:p>-0.03286343</text:p>
          </table:table-cell>
          <table:table-cell/>
          <table:table-cell office:value-type="float" office:value="-0.0008951652" calcext:value-type="float">
            <text:p>-0.0008951652</text:p>
          </table:table-cell>
          <table:table-cell office:value-type="float" office:value="0.05756807" calcext:value-type="float">
            <text:p>0.05756807</text:p>
          </table:table-cell>
          <table:table-cell/>
          <table:table-cell table:formula="of:=([.A88]+[.D88]+[.G88])/3" office:value-type="float" office:value="-0.189776218466667" calcext:value-type="float">
            <text:p>-0.189776218466667</text:p>
          </table:table-cell>
          <table:table-cell table:formula="of:=([.B88]+[.E88]+[.H88])/3" office:value-type="float" office:value="-0.0288151386666667" calcext:value-type="float">
            <text:p>-0.028815138666667</text:p>
          </table:table-cell>
        </table:table-row>
        <table:table-row table:style-name="ro1">
          <table:table-cell office:value-type="float" office:value="-0.5010754" calcext:value-type="float">
            <text:p>-0.5010754</text:p>
          </table:table-cell>
          <table:table-cell office:value-type="float" office:value="-0.12112879" calcext:value-type="float">
            <text:p>-0.12112879</text:p>
          </table:table-cell>
          <table:table-cell/>
          <table:table-cell office:value-type="float" office:value="-0.010514775" calcext:value-type="float">
            <text:p>-0.010514775</text:p>
          </table:table-cell>
          <table:table-cell office:value-type="float" office:value="-0.00057317805" calcext:value-type="float">
            <text:p>-0.00057317805</text:p>
          </table:table-cell>
          <table:table-cell/>
          <table:table-cell office:value-type="float" office:value="0.001611346" calcext:value-type="float">
            <text:p>0.001611346</text:p>
          </table:table-cell>
          <table:table-cell office:value-type="float" office:value="0.006987054" calcext:value-type="float">
            <text:p>0.006987054</text:p>
          </table:table-cell>
          <table:table-cell/>
          <table:table-cell table:formula="of:=([.A89]+[.D89]+[.G89])/3" office:value-type="float" office:value="-0.169992943" calcext:value-type="float">
            <text:p>-0.169992943</text:p>
          </table:table-cell>
          <table:table-cell table:formula="of:=([.B89]+[.E89]+[.H89])/3" office:value-type="float" office:value="-0.0382383046833333" calcext:value-type="float">
            <text:p>-0.038238304683333</text:p>
          </table:table-cell>
        </table:table-row>
        <table:table-row table:style-name="ro1">
          <table:table-cell office:value-type="float" office:value="-0.3349522" calcext:value-type="float">
            <text:p>-0.3349522</text:p>
          </table:table-cell>
          <table:table-cell office:value-type="float" office:value="-0.124616526" calcext:value-type="float">
            <text:p>-0.124616526</text:p>
          </table:table-cell>
          <table:table-cell/>
          <table:table-cell office:value-type="float" office:value="0.0056978287" calcext:value-type="float">
            <text:p>0.0056978287</text:p>
          </table:table-cell>
          <table:table-cell office:value-type="float" office:value="-0.047757063" calcext:value-type="float">
            <text:p>-0.047757063</text:p>
          </table:table-cell>
          <table:table-cell/>
          <table:table-cell office:value-type="float" office:value="0.0001318679" calcext:value-type="float">
            <text:p>0.0001318679</text:p>
          </table:table-cell>
          <table:table-cell office:value-type="float" office:value="0.0038713587" calcext:value-type="float">
            <text:p>0.0038713587</text:p>
          </table:table-cell>
          <table:table-cell/>
          <table:table-cell table:formula="of:=([.A90]+[.D90]+[.G90])/3" office:value-type="float" office:value="-0.109707501133333" calcext:value-type="float">
            <text:p>-0.109707501133333</text:p>
          </table:table-cell>
          <table:table-cell table:formula="of:=([.B90]+[.E90]+[.H90])/3" office:value-type="float" office:value="-0.0561674101" calcext:value-type="float">
            <text:p>-0.0561674101</text:p>
          </table:table-cell>
        </table:table-row>
        <table:table-row table:style-name="ro1">
          <table:table-cell office:value-type="float" office:value="-0.301457" calcext:value-type="float">
            <text:p>-0.301457</text:p>
          </table:table-cell>
          <table:table-cell office:value-type="float" office:value="-0.09457666" calcext:value-type="float">
            <text:p>-0.09457666</text:p>
          </table:table-cell>
          <table:table-cell/>
          <table:table-cell office:value-type="float" office:value="-0.0036610118" calcext:value-type="float">
            <text:p>-0.0036610118</text:p>
          </table:table-cell>
          <table:table-cell office:value-type="float" office:value="-0.028699113" calcext:value-type="float">
            <text:p>-0.028699113</text:p>
          </table:table-cell>
          <table:table-cell/>
          <table:table-cell office:value-type="float" office:value="0.0051724114" calcext:value-type="float">
            <text:p>0.0051724114</text:p>
          </table:table-cell>
          <table:table-cell office:value-type="float" office:value="0.0063406727" calcext:value-type="float">
            <text:p>0.0063406727</text:p>
          </table:table-cell>
          <table:table-cell/>
          <table:table-cell table:formula="of:=([.A91]+[.D91]+[.G91])/3" office:value-type="float" office:value="-0.0999818668" calcext:value-type="float">
            <text:p>-0.0999818668</text:p>
          </table:table-cell>
          <table:table-cell table:formula="of:=([.B91]+[.E91]+[.H91])/3" office:value-type="float" office:value="-0.0389783667666667" calcext:value-type="float">
            <text:p>-0.038978366766667</text:p>
          </table:table-cell>
        </table:table-row>
        <table:table-row table:style-name="ro1">
          <table:table-cell office:value-type="float" office:value="-0.2713113" calcext:value-type="float">
            <text:p>-0.2713113</text:p>
          </table:table-cell>
          <table:table-cell office:value-type="float" office:value="-0.07808778" calcext:value-type="float">
            <text:p>-0.07808778</text:p>
          </table:table-cell>
          <table:table-cell/>
          <table:table-cell office:value-type="float" office:value="-0.0032949105" calcext:value-type="float">
            <text:p>-0.0032949105</text:p>
          </table:table-cell>
          <table:table-cell office:value-type="float" office:value="0.0060311332" calcext:value-type="float">
            <text:p>0.0060311332</text:p>
          </table:table-cell>
          <table:table-cell/>
          <table:table-cell office:value-type="float" office:value="0.0046551507" calcext:value-type="float">
            <text:p>0.0046551507</text:p>
          </table:table-cell>
          <table:table-cell office:value-type="float" office:value="-0.010992615" calcext:value-type="float">
            <text:p>-0.010992615</text:p>
          </table:table-cell>
          <table:table-cell/>
          <table:table-cell table:formula="of:=([.A92]+[.D92]+[.G92])/3" office:value-type="float" office:value="-0.0899836866" calcext:value-type="float">
            <text:p>-0.0899836866</text:p>
          </table:table-cell>
          <table:table-cell table:formula="of:=([.B92]+[.E92]+[.H92])/3" office:value-type="float" office:value="-0.0276830872666667" calcext:value-type="float">
            <text:p>-0.027683087266667</text:p>
          </table:table-cell>
        </table:table-row>
        <table:table-row table:style-name="ro1">
          <table:table-cell office:value-type="float" office:value="-0.24418016" calcext:value-type="float">
            <text:p>-0.24418016</text:p>
          </table:table-cell>
          <table:table-cell office:value-type="float" office:value="-0.057974324" calcext:value-type="float">
            <text:p>-0.057974324</text:p>
          </table:table-cell>
          <table:table-cell/>
          <table:table-cell office:value-type="float" office:value="-0.002745692" calcext:value-type="float">
            <text:p>-0.002745692</text:p>
          </table:table-cell>
          <table:table-cell office:value-type="float" office:value="-0.015226269" calcext:value-type="float">
            <text:p>-0.015226269</text:p>
          </table:table-cell>
          <table:table-cell/>
          <table:table-cell office:value-type="float" office:value="-0.0013035084" calcext:value-type="float">
            <text:p>-0.0013035084</text:p>
          </table:table-cell>
          <table:table-cell office:value-type="float" office:value="0.0024113543" calcext:value-type="float">
            <text:p>0.0024113543</text:p>
          </table:table-cell>
          <table:table-cell/>
          <table:table-cell table:formula="of:=([.A93]+[.D93]+[.G93])/3" office:value-type="float" office:value="-0.0827431201333333" calcext:value-type="float">
            <text:p>-0.082743120133333</text:p>
          </table:table-cell>
          <table:table-cell table:formula="of:=([.B93]+[.E93]+[.H93])/3" office:value-type="float" office:value="-0.0235964129" calcext:value-type="float">
            <text:p>-0.0235964129</text:p>
          </table:table-cell>
        </table:table-row>
        <table:table-row table:style-name="ro1">
          <table:table-cell office:value-type="float" office:value="-0.21976213" calcext:value-type="float">
            <text:p>-0.21976213</text:p>
          </table:table-cell>
          <table:table-cell office:value-type="float" office:value="1.4340535" calcext:value-type="float">
            <text:p>1.4340535</text:p>
          </table:table-cell>
          <table:table-cell/>
          <table:table-cell office:value-type="float" office:value="-0.0015922125" calcext:value-type="float">
            <text:p>-0.0015922125</text:p>
          </table:table-cell>
          <table:table-cell office:value-type="float" office:value="0.13483152" calcext:value-type="float">
            <text:p>0.13483152</text:p>
          </table:table-cell>
          <table:table-cell/>
          <table:table-cell office:value-type="float" office:value="0.0012438468" calcext:value-type="float">
            <text:p>0.0012438468</text:p>
          </table:table-cell>
          <table:table-cell office:value-type="float" office:value="0.21794169" calcext:value-type="float">
            <text:p>0.21794169</text:p>
          </table:table-cell>
          <table:table-cell/>
          <table:table-cell table:formula="of:=([.A94]+[.D94]+[.G94])/3" office:value-type="float" office:value="-0.0733701652333333" calcext:value-type="float">
            <text:p>-0.073370165233333</text:p>
          </table:table-cell>
          <table:table-cell table:formula="of:=([.B94]+[.E94]+[.H94])/3" office:value-type="float" office:value="0.595608903333333" calcext:value-type="float">
            <text:p>0.595608903333333</text:p>
          </table:table-cell>
        </table:table-row>
        <table:table-row table:style-name="ro1">
          <table:table-cell office:value-type="float" office:value="-0.1977859" calcext:value-type="float">
            <text:p>-0.1977859</text:p>
          </table:table-cell>
          <table:table-cell office:value-type="float" office:value="1.2855946" calcext:value-type="float">
            <text:p>1.2855946</text:p>
          </table:table-cell>
          <table:table-cell/>
          <table:table-cell office:value-type="float" office:value="-0.0027513446" calcext:value-type="float">
            <text:p>-0.0027513446</text:p>
          </table:table-cell>
          <table:table-cell office:value-type="float" office:value="0.11937084" calcext:value-type="float">
            <text:p>0.11937084</text:p>
          </table:table-cell>
          <table:table-cell/>
          <table:table-cell office:value-type="float" office:value="0.0026575369" calcext:value-type="float">
            <text:p>0.0026575369</text:p>
          </table:table-cell>
          <table:table-cell office:value-type="float" office:value="0.18911627" calcext:value-type="float">
            <text:p>0.18911627</text:p>
          </table:table-cell>
          <table:table-cell/>
          <table:table-cell table:formula="of:=([.A95]+[.D95]+[.G95])/3" office:value-type="float" office:value="-0.0659599025666667" calcext:value-type="float">
            <text:p>-0.065959902566667</text:p>
          </table:table-cell>
          <table:table-cell table:formula="of:=([.B95]+[.E95]+[.H95])/3" office:value-type="float" office:value="0.53136057" calcext:value-type="float">
            <text:p>0.53136057</text:p>
          </table:table-cell>
        </table:table-row>
        <table:table-row table:style-name="ro1">
          <table:table-cell office:value-type="float" office:value="-0.23337843" calcext:value-type="float">
            <text:p>-0.23337843</text:p>
          </table:table-cell>
          <table:table-cell office:value-type="float" office:value="1.1574745" calcext:value-type="float">
            <text:p>1.1574745</text:p>
          </table:table-cell>
          <table:table-cell/>
          <table:table-cell office:value-type="float" office:value="-0.004673482" calcext:value-type="float">
            <text:p>-0.004673482</text:p>
          </table:table-cell>
          <table:table-cell office:value-type="float" office:value="0.11402555" calcext:value-type="float">
            <text:p>0.11402555</text:p>
          </table:table-cell>
          <table:table-cell/>
          <table:table-cell office:value-type="float" office:value="-0.000025187159" calcext:value-type="float">
            <text:p>-2.5187159E-05</text:p>
          </table:table-cell>
          <table:table-cell office:value-type="float" office:value="0.16800739" calcext:value-type="float">
            <text:p>0.16800739</text:p>
          </table:table-cell>
          <table:table-cell/>
          <table:table-cell table:formula="of:=([.A96]+[.D96]+[.G96])/3" office:value-type="float" office:value="-0.079359033053" calcext:value-type="float">
            <text:p>-0.079359033053</text:p>
          </table:table-cell>
          <table:table-cell table:formula="of:=([.B96]+[.E96]+[.H96])/3" office:value-type="float" office:value="0.479835813333333" calcext:value-type="float">
            <text:p>0.479835813333333</text:p>
          </table:table-cell>
        </table:table-row>
        <table:table-row table:style-name="ro1">
          <table:table-cell office:value-type="float" office:value="-0.24783352" calcext:value-type="float">
            <text:p>-0.24783352</text:p>
          </table:table-cell>
          <table:table-cell office:value-type="float" office:value="1.046561" calcext:value-type="float">
            <text:p>1.046561</text:p>
          </table:table-cell>
          <table:table-cell/>
          <table:table-cell office:value-type="float" office:value="-0.009259842" calcext:value-type="float">
            <text:p>-0.009259842</text:p>
          </table:table-cell>
          <table:table-cell office:value-type="float" office:value="0.101744086" calcext:value-type="float">
            <text:p>0.101744086</text:p>
          </table:table-cell>
          <table:table-cell/>
          <table:table-cell office:value-type="float" office:value="0.00129568" calcext:value-type="float">
            <text:p>0.00129568</text:p>
          </table:table-cell>
          <table:table-cell office:value-type="float" office:value="0.1617535" calcext:value-type="float">
            <text:p>0.1617535</text:p>
          </table:table-cell>
          <table:table-cell/>
          <table:table-cell table:formula="of:=([.A97]+[.D97]+[.G97])/3" office:value-type="float" office:value="-0.085265894" calcext:value-type="float">
            <text:p>-0.085265894</text:p>
          </table:table-cell>
          <table:table-cell table:formula="of:=([.B97]+[.E97]+[.H97])/3" office:value-type="float" office:value="0.436686195333333" calcext:value-type="float">
            <text:p>0.436686195333333</text:p>
          </table:table-cell>
        </table:table-row>
        <table:table-row table:style-name="ro1">
          <table:table-cell office:value-type="float" office:value="-0.22261071" calcext:value-type="float">
            <text:p>-0.22261071</text:p>
          </table:table-cell>
          <table:table-cell office:value-type="float" office:value="0.93926823" calcext:value-type="float">
            <text:p>0.93926823</text:p>
          </table:table-cell>
          <table:table-cell/>
          <table:table-cell office:value-type="float" office:value="0.0022130175" calcext:value-type="float">
            <text:p>0.0022130175</text:p>
          </table:table-cell>
          <table:table-cell office:value-type="float" office:value="0.094645865" calcext:value-type="float">
            <text:p>0.094645865</text:p>
          </table:table-cell>
          <table:table-cell/>
          <table:table-cell office:value-type="float" office:value="-0.0016903111" calcext:value-type="float">
            <text:p>-0.0016903111</text:p>
          </table:table-cell>
          <table:table-cell office:value-type="float" office:value="0.13327347" calcext:value-type="float">
            <text:p>0.13327347</text:p>
          </table:table-cell>
          <table:table-cell/>
          <table:table-cell table:formula="of:=([.A98]+[.D98]+[.G98])/3" office:value-type="float" office:value="-0.0740293345333333" calcext:value-type="float">
            <text:p>-0.074029334533333</text:p>
          </table:table-cell>
          <table:table-cell table:formula="of:=([.B98]+[.E98]+[.H98])/3" office:value-type="float" office:value="0.389062521666667" calcext:value-type="float">
            <text:p>0.389062521666667</text:p>
          </table:table-cell>
        </table:table-row>
        <table:table-row table:style-name="ro1">
          <table:table-cell office:value-type="float" office:value="-0.18628713" calcext:value-type="float">
            <text:p>-0.18628713</text:p>
          </table:table-cell>
          <table:table-cell office:value-type="float" office:value="0.8422652" calcext:value-type="float">
            <text:p>0.8422652</text:p>
          </table:table-cell>
          <table:table-cell/>
          <table:table-cell office:value-type="float" office:value="-0.0021830897" calcext:value-type="float">
            <text:p>-0.0021830897</text:p>
          </table:table-cell>
          <table:table-cell office:value-type="float" office:value="0.082764275" calcext:value-type="float">
            <text:p>0.082764275</text:p>
          </table:table-cell>
          <table:table-cell/>
          <table:table-cell office:value-type="float" office:value="-0.00042263858" calcext:value-type="float">
            <text:p>-0.00042263858</text:p>
          </table:table-cell>
          <table:table-cell office:value-type="float" office:value="0.12368146" calcext:value-type="float">
            <text:p>0.12368146</text:p>
          </table:table-cell>
          <table:table-cell/>
          <table:table-cell table:formula="of:=([.A99]+[.D99]+[.G99])/3" office:value-type="float" office:value="-0.0629642860933333" calcext:value-type="float">
            <text:p>-0.062964286093333</text:p>
          </table:table-cell>
          <table:table-cell table:formula="of:=([.B99]+[.E99]+[.H99])/3" office:value-type="float" office:value="0.349570311666667" calcext:value-type="float">
            <text:p>0.349570311666667</text:p>
          </table:table-cell>
        </table:table-row>
        <table:table-row table:style-name="ro1">
          <table:table-cell office:value-type="float" office:value="-0.16106662" calcext:value-type="float">
            <text:p>-0.16106662</text:p>
          </table:table-cell>
          <table:table-cell office:value-type="float" office:value="0.769025" calcext:value-type="float">
            <text:p>0.769025</text:p>
          </table:table-cell>
          <table:table-cell/>
          <table:table-cell office:value-type="float" office:value="0.008142636" calcext:value-type="float">
            <text:p>0.008142636</text:p>
          </table:table-cell>
          <table:table-cell office:value-type="float" office:value="0.073608935" calcext:value-type="float">
            <text:p>0.073608935</text:p>
          </table:table-cell>
          <table:table-cell/>
          <table:table-cell office:value-type="float" office:value="-0.006972175" calcext:value-type="float">
            <text:p>-0.006972175</text:p>
          </table:table-cell>
          <table:table-cell office:value-type="float" office:value="0.11329086" calcext:value-type="float">
            <text:p>0.11329086</text:p>
          </table:table-cell>
          <table:table-cell/>
          <table:table-cell table:formula="of:=([.A100]+[.D100]+[.G100])/3" office:value-type="float" office:value="-0.0532987196666667" calcext:value-type="float">
            <text:p>-0.053298719666667</text:p>
          </table:table-cell>
          <table:table-cell table:formula="of:=([.B100]+[.E100]+[.H100])/3" office:value-type="float" office:value="0.318641598333333" calcext:value-type="float">
            <text:p>0.318641598333333</text:p>
          </table:table-cell>
        </table:table-row>
        <table:table-row table:style-name="ro1">
          <table:table-cell office:value-type="float" office:value="-0.14056544" calcext:value-type="float">
            <text:p>-0.14056544</text:p>
          </table:table-cell>
          <table:table-cell office:value-type="float" office:value="0.6839926" calcext:value-type="float">
            <text:p>0.6839926</text:p>
          </table:table-cell>
          <table:table-cell/>
          <table:table-cell office:value-type="float" office:value="-0.0010212226" calcext:value-type="float">
            <text:p>-0.0010212226</text:p>
          </table:table-cell>
          <table:table-cell office:value-type="float" office:value="0.0732793" calcext:value-type="float">
            <text:p>0.0732793</text:p>
          </table:table-cell>
          <table:table-cell/>
          <table:table-cell office:value-type="float" office:value="0.0031732903" calcext:value-type="float">
            <text:p>0.0031732903</text:p>
          </table:table-cell>
          <table:table-cell office:value-type="float" office:value="0.09383191" calcext:value-type="float">
            <text:p>0.09383191</text:p>
          </table:table-cell>
          <table:table-cell/>
          <table:table-cell table:formula="of:=([.A101]+[.D101]+[.G101])/3" office:value-type="float" office:value="-0.0461377907666667" calcext:value-type="float">
            <text:p>-0.046137790766667</text:p>
          </table:table-cell>
          <table:table-cell table:formula="of:=([.B101]+[.E101]+[.H101])/3" office:value-type="float" office:value="0.28370127" calcext:value-type="float">
            <text:p>0.28370127</text:p>
          </table:table-cell>
        </table:table-row>
        <table:table-row table:style-name="ro1">
          <table:table-cell office:value-type="float" office:value="-0.12914559" calcext:value-type="float">
            <text:p>-0.12914559</text:p>
          </table:table-cell>
          <table:table-cell office:value-type="float" office:value="0.6186695" calcext:value-type="float">
            <text:p>0.6186695</text:p>
          </table:table-cell>
          <table:table-cell/>
          <table:table-cell office:value-type="float" office:value="0.00039926264" calcext:value-type="float">
            <text:p>0.00039926264</text:p>
          </table:table-cell>
          <table:table-cell office:value-type="float" office:value="0.05562421" calcext:value-type="float">
            <text:p>0.05562421</text:p>
          </table:table-cell>
          <table:table-cell/>
          <table:table-cell office:value-type="float" office:value="0.002855971" calcext:value-type="float">
            <text:p>0.002855971</text:p>
          </table:table-cell>
          <table:table-cell office:value-type="float" office:value="0.08664599" calcext:value-type="float">
            <text:p>0.08664599</text:p>
          </table:table-cell>
          <table:table-cell/>
          <table:table-cell table:formula="of:=([.A102]+[.D102]+[.G102])/3" office:value-type="float" office:value="-0.04196345212" calcext:value-type="float">
            <text:p>-0.04196345212</text:p>
          </table:table-cell>
          <table:table-cell table:formula="of:=([.B102]+[.E102]+[.H102])/3" office:value-type="float" office:value="0.253646566666667" calcext:value-type="float">
            <text:p>0.253646566666667</text:p>
          </table:table-cell>
        </table:table-row>
        <table:table-row table:style-name="ro1">
          <table:table-cell office:value-type="float" office:value="-0.110298455" calcext:value-type="float">
            <text:p>-0.110298455</text:p>
          </table:table-cell>
          <table:table-cell office:value-type="float" office:value="0.5592196" calcext:value-type="float">
            <text:p>0.5592196</text:p>
          </table:table-cell>
          <table:table-cell/>
          <table:table-cell office:value-type="float" office:value="-0.004474659" calcext:value-type="float">
            <text:p>-0.004474659</text:p>
          </table:table-cell>
          <table:table-cell office:value-type="float" office:value="0.064563744" calcext:value-type="float">
            <text:p>0.064563744</text:p>
          </table:table-cell>
          <table:table-cell/>
          <table:table-cell office:value-type="float" office:value="-0.0031425112" calcext:value-type="float">
            <text:p>-0.0031425112</text:p>
          </table:table-cell>
          <table:table-cell office:value-type="float" office:value="0.090066336" calcext:value-type="float">
            <text:p>0.090066336</text:p>
          </table:table-cell>
          <table:table-cell/>
          <table:table-cell table:formula="of:=([.A103]+[.D103]+[.G103])/3" office:value-type="float" office:value="-0.0393052084" calcext:value-type="float">
            <text:p>-0.0393052084</text:p>
          </table:table-cell>
          <table:table-cell table:formula="of:=([.B103]+[.E103]+[.H103])/3" office:value-type="float" office:value="0.237949893333333" calcext:value-type="float">
            <text:p>0.237949893333333</text:p>
          </table:table-cell>
        </table:table-row>
        <table:table-row table:style-name="ro1">
          <table:table-cell office:value-type="float" office:value="1.3838857" calcext:value-type="float">
            <text:p>1.3838857</text:p>
          </table:table-cell>
          <table:table-cell office:value-type="float" office:value="0.50439626" calcext:value-type="float">
            <text:p>0.50439626</text:p>
          </table:table-cell>
          <table:table-cell/>
          <table:table-cell office:value-type="float" office:value="-0.0002918404" calcext:value-type="float">
            <text:p>-0.0002918404</text:p>
          </table:table-cell>
          <table:table-cell office:value-type="float" office:value="0.056349568" calcext:value-type="float">
            <text:p>0.056349568</text:p>
          </table:table-cell>
          <table:table-cell/>
          <table:table-cell office:value-type="float" office:value="-0.0028282553" calcext:value-type="float">
            <text:p>-0.0028282553</text:p>
          </table:table-cell>
          <table:table-cell office:value-type="float" office:value="0.0718312" calcext:value-type="float">
            <text:p>0.0718312</text:p>
          </table:table-cell>
          <table:table-cell/>
          <table:table-cell table:formula="of:=([.A104]+[.D104]+[.G104])/3" office:value-type="float" office:value="0.460255201433333" calcext:value-type="float">
            <text:p>0.460255201433333</text:p>
          </table:table-cell>
          <table:table-cell table:formula="of:=([.B104]+[.E104]+[.H104])/3" office:value-type="float" office:value="0.210859009333333" calcext:value-type="float">
            <text:p>0.210859009333333</text:p>
          </table:table-cell>
        </table:table-row>
        <table:table-row table:style-name="ro1">
          <table:table-cell office:value-type="float" office:value="1.2883439" calcext:value-type="float">
            <text:p>1.2883439</text:p>
          </table:table-cell>
          <table:table-cell office:value-type="float" office:value="0.4493424" calcext:value-type="float">
            <text:p>0.4493424</text:p>
          </table:table-cell>
          <table:table-cell/>
          <table:table-cell office:value-type="float" office:value="-0.007513638" calcext:value-type="float">
            <text:p>-0.007513638</text:p>
          </table:table-cell>
          <table:table-cell office:value-type="float" office:value="0.040387463" calcext:value-type="float">
            <text:p>0.040387463</text:p>
          </table:table-cell>
          <table:table-cell/>
          <table:table-cell office:value-type="float" office:value="0.00009126698" calcext:value-type="float">
            <text:p>9.126698E-05</text:p>
          </table:table-cell>
          <table:table-cell office:value-type="float" office:value="0.06926235" calcext:value-type="float">
            <text:p>0.06926235</text:p>
          </table:table-cell>
          <table:table-cell/>
          <table:table-cell table:formula="of:=([.A105]+[.D105]+[.G105])/3" office:value-type="float" office:value="0.426973842993333" calcext:value-type="float">
            <text:p>0.426973842993333</text:p>
          </table:table-cell>
          <table:table-cell table:formula="of:=([.B105]+[.E105]+[.H105])/3" office:value-type="float" office:value="0.186330737666667" calcext:value-type="float">
            <text:p>0.186330737666667</text:p>
          </table:table-cell>
        </table:table-row>
        <table:table-row table:style-name="ro1">
          <table:table-cell office:value-type="float" office:value="1.179944" calcext:value-type="float">
            <text:p>1.179944</text:p>
          </table:table-cell>
          <table:table-cell office:value-type="float" office:value="0.40177143" calcext:value-type="float">
            <text:p>0.40177143</text:p>
          </table:table-cell>
          <table:table-cell/>
          <table:table-cell office:value-type="float" office:value="0.0033451512" calcext:value-type="float">
            <text:p>0.0033451512</text:p>
          </table:table-cell>
          <table:table-cell office:value-type="float" office:value="0.040962987" calcext:value-type="float">
            <text:p>0.040962987</text:p>
          </table:table-cell>
          <table:table-cell/>
          <table:table-cell office:value-type="float" office:value="-0.00079675054" calcext:value-type="float">
            <text:p>-0.00079675054</text:p>
          </table:table-cell>
          <table:table-cell office:value-type="float" office:value="0.0673898" calcext:value-type="float">
            <text:p>0.0673898</text:p>
          </table:table-cell>
          <table:table-cell/>
          <table:table-cell table:formula="of:=([.A106]+[.D106]+[.G106])/3" office:value-type="float" office:value="0.394164133553333" calcext:value-type="float">
            <text:p>0.394164133553333</text:p>
          </table:table-cell>
          <table:table-cell table:formula="of:=([.B106]+[.E106]+[.H106])/3" office:value-type="float" office:value="0.170041405666667" calcext:value-type="float">
            <text:p>0.170041405666667</text:p>
          </table:table-cell>
        </table:table-row>
        <table:table-row table:style-name="ro1">
          <table:table-cell office:value-type="float" office:value="1.1241323" calcext:value-type="float">
            <text:p>1.1241323</text:p>
          </table:table-cell>
          <table:table-cell office:value-type="float" office:value="0.37455812" calcext:value-type="float">
            <text:p>0.37455812</text:p>
          </table:table-cell>
          <table:table-cell/>
          <table:table-cell office:value-type="float" office:value="-0.003141709" calcext:value-type="float">
            <text:p>-0.003141709</text:p>
          </table:table-cell>
          <table:table-cell office:value-type="float" office:value="0.038185056" calcext:value-type="float">
            <text:p>0.038185056</text:p>
          </table:table-cell>
          <table:table-cell/>
          <table:table-cell office:value-type="float" office:value="-0.00071705604" calcext:value-type="float">
            <text:p>-0.00071705604</text:p>
          </table:table-cell>
          <table:table-cell office:value-type="float" office:value="0.04768697" calcext:value-type="float">
            <text:p>0.04768697</text:p>
          </table:table-cell>
          <table:table-cell/>
          <table:table-cell table:formula="of:=([.A107]+[.D107]+[.G107])/3" office:value-type="float" office:value="0.373424511653333" calcext:value-type="float">
            <text:p>0.373424511653333</text:p>
          </table:table-cell>
          <table:table-cell table:formula="of:=([.B107]+[.E107]+[.H107])/3" office:value-type="float" office:value="0.153476715333333" calcext:value-type="float">
            <text:p>0.153476715333333</text:p>
          </table:table-cell>
        </table:table-row>
        <table:table-row table:style-name="ro1">
          <table:table-cell office:value-type="float" office:value="1.011719" calcext:value-type="float">
            <text:p>1.011719</text:p>
          </table:table-cell>
          <table:table-cell office:value-type="float" office:value="0.3252371" calcext:value-type="float">
            <text:p>0.3252371</text:p>
          </table:table-cell>
          <table:table-cell/>
          <table:table-cell office:value-type="float" office:value="0.0002486381" calcext:value-type="float">
            <text:p>0.0002486381</text:p>
          </table:table-cell>
          <table:table-cell office:value-type="float" office:value="0.03810191" calcext:value-type="float">
            <text:p>0.03810191</text:p>
          </table:table-cell>
          <table:table-cell/>
          <table:table-cell office:value-type="float" office:value="-0.00086506706" calcext:value-type="float">
            <text:p>-0.00086506706</text:p>
          </table:table-cell>
          <table:table-cell office:value-type="float" office:value="0.05038895" calcext:value-type="float">
            <text:p>0.05038895</text:p>
          </table:table-cell>
          <table:table-cell/>
          <table:table-cell table:formula="of:=([.A108]+[.D108]+[.G108])/3" office:value-type="float" office:value="0.337034190346667" calcext:value-type="float">
            <text:p>0.337034190346667</text:p>
          </table:table-cell>
          <table:table-cell table:formula="of:=([.B108]+[.E108]+[.H108])/3" office:value-type="float" office:value="0.13790932" calcext:value-type="float">
            <text:p>0.13790932</text:p>
          </table:table-cell>
        </table:table-row>
        <table:table-row table:style-name="ro1">
          <table:table-cell office:value-type="float" office:value="0.9105471" calcext:value-type="float">
            <text:p>0.9105471</text:p>
          </table:table-cell>
          <table:table-cell office:value-type="float" office:value="0.28897804" calcext:value-type="float">
            <text:p>0.28897804</text:p>
          </table:table-cell>
          <table:table-cell/>
          <table:table-cell office:value-type="float" office:value="0.0054972065" calcext:value-type="float">
            <text:p>0.0054972065</text:p>
          </table:table-cell>
          <table:table-cell office:value-type="float" office:value="0.029677462" calcext:value-type="float">
            <text:p>0.029677462</text:p>
          </table:table-cell>
          <table:table-cell/>
          <table:table-cell office:value-type="float" office:value="-0.0007785652" calcext:value-type="float">
            <text:p>-0.0007785652</text:p>
          </table:table-cell>
          <table:table-cell office:value-type="float" office:value="0.04996432" calcext:value-type="float">
            <text:p>0.04996432</text:p>
          </table:table-cell>
          <table:table-cell/>
          <table:table-cell table:formula="of:=([.A109]+[.D109]+[.G109])/3" office:value-type="float" office:value="0.305088580433333" calcext:value-type="float">
            <text:p>0.305088580433333</text:p>
          </table:table-cell>
          <table:table-cell table:formula="of:=([.B109]+[.E109]+[.H109])/3" office:value-type="float" office:value="0.122873274" calcext:value-type="float">
            <text:p>0.122873274</text:p>
          </table:table-cell>
        </table:table-row>
        <table:table-row table:style-name="ro1">
          <table:table-cell office:value-type="float" office:value="0.8194924" calcext:value-type="float">
            <text:p>0.8194924</text:p>
          </table:table-cell>
          <table:table-cell office:value-type="float" office:value="0.25876188" calcext:value-type="float">
            <text:p>0.25876188</text:p>
          </table:table-cell>
          <table:table-cell/>
          <table:table-cell office:value-type="float" office:value="-0.004500758" calcext:value-type="float">
            <text:p>-0.004500758</text:p>
          </table:table-cell>
          <table:table-cell office:value-type="float" office:value="0.02846753" calcext:value-type="float">
            <text:p>0.02846753</text:p>
          </table:table-cell>
          <table:table-cell/>
          <table:table-cell office:value-type="float" office:value="0.0025952011" calcext:value-type="float">
            <text:p>0.0025952011</text:p>
          </table:table-cell>
          <table:table-cell office:value-type="float" office:value="0.039914157" calcext:value-type="float">
            <text:p>0.039914157</text:p>
          </table:table-cell>
          <table:table-cell/>
          <table:table-cell table:formula="of:=([.A110]+[.D110]+[.G110])/3" office:value-type="float" office:value="0.2725289477" calcext:value-type="float">
            <text:p>0.2725289477</text:p>
          </table:table-cell>
          <table:table-cell table:formula="of:=([.B110]+[.E110]+[.H110])/3" office:value-type="float" office:value="0.109047855666667" calcext:value-type="float">
            <text:p>0.109047855666667</text:p>
          </table:table-cell>
        </table:table-row>
        <table:table-row table:style-name="ro1">
          <table:table-cell office:value-type="float" office:value="0.6518498" calcext:value-type="float">
            <text:p>0.6518498</text:p>
          </table:table-cell>
          <table:table-cell office:value-type="float" office:value="0.23881832" calcext:value-type="float">
            <text:p>0.23881832</text:p>
          </table:table-cell>
          <table:table-cell/>
          <table:table-cell office:value-type="float" office:value="-0.004490134" calcext:value-type="float">
            <text:p>-0.004490134</text:p>
          </table:table-cell>
          <table:table-cell office:value-type="float" office:value="0.019907871" calcext:value-type="float">
            <text:p>0.019907871</text:p>
          </table:table-cell>
          <table:table-cell/>
          <table:table-cell office:value-type="float" office:value="-0.0038166323" calcext:value-type="float">
            <text:p>-0.0038166323</text:p>
          </table:table-cell>
          <table:table-cell office:value-type="float" office:value="0.03877918" calcext:value-type="float">
            <text:p>0.03877918</text:p>
          </table:table-cell>
          <table:table-cell/>
          <table:table-cell table:formula="of:=([.A111]+[.D111]+[.G111])/3" office:value-type="float" office:value="0.214514344566667" calcext:value-type="float">
            <text:p>0.214514344566667</text:p>
          </table:table-cell>
          <table:table-cell table:formula="of:=([.B111]+[.E111]+[.H111])/3" office:value-type="float" office:value="0.099168457" calcext:value-type="float">
            <text:p>0.099168457</text:p>
          </table:table-cell>
        </table:table-row>
        <table:table-row table:style-name="ro1">
          <table:table-cell office:value-type="float" office:value="0.6468699" calcext:value-type="float">
            <text:p>0.6468699</text:p>
          </table:table-cell>
          <table:table-cell office:value-type="float" office:value="0.21845211" calcext:value-type="float">
            <text:p>0.21845211</text:p>
          </table:table-cell>
          <table:table-cell/>
          <table:table-cell office:value-type="float" office:value="-0.004480567" calcext:value-type="float">
            <text:p>-0.004480567</text:p>
          </table:table-cell>
          <table:table-cell office:value-type="float" office:value="0.018136809" calcext:value-type="float">
            <text:p>0.018136809</text:p>
          </table:table-cell>
          <table:table-cell/>
          <table:table-cell office:value-type="float" office:value="-0.003654715" calcext:value-type="float">
            <text:p>-0.003654715</text:p>
          </table:table-cell>
          <table:table-cell office:value-type="float" office:value="0.020619044" calcext:value-type="float">
            <text:p>0.020619044</text:p>
          </table:table-cell>
          <table:table-cell/>
          <table:table-cell table:formula="of:=([.A112]+[.D112]+[.G112])/3" office:value-type="float" office:value="0.212911539333333" calcext:value-type="float">
            <text:p>0.212911539333333</text:p>
          </table:table-cell>
          <table:table-cell table:formula="of:=([.B112]+[.E112]+[.H112])/3" office:value-type="float" office:value="0.0857359876666667" calcext:value-type="float">
            <text:p>0.085735987666667</text:p>
          </table:table-cell>
        </table:table-row>
        <table:table-row table:style-name="ro1">
          <table:table-cell office:value-type="float" office:value="0.3943167" calcext:value-type="float">
            <text:p>0.3943167</text:p>
          </table:table-cell>
          <table:table-cell office:value-type="float" office:value="0.19726607" calcext:value-type="float">
            <text:p>0.19726607</text:p>
          </table:table-cell>
          <table:table-cell/>
          <table:table-cell office:value-type="float" office:value="-0.002054978" calcext:value-type="float">
            <text:p>-0.002054978</text:p>
          </table:table-cell>
          <table:table-cell office:value-type="float" office:value="0.014785044" calcext:value-type="float">
            <text:p>0.014785044</text:p>
          </table:table-cell>
          <table:table-cell/>
          <table:table-cell office:value-type="float" office:value="0.0024236562" calcext:value-type="float">
            <text:p>0.0024236562</text:p>
          </table:table-cell>
          <table:table-cell office:value-type="float" office:value="0.021193875" calcext:value-type="float">
            <text:p>0.021193875</text:p>
          </table:table-cell>
          <table:table-cell/>
          <table:table-cell table:formula="of:=([.A113]+[.D113]+[.G113])/3" office:value-type="float" office:value="0.131561792733333" calcext:value-type="float">
            <text:p>0.131561792733333</text:p>
          </table:table-cell>
          <table:table-cell table:formula="of:=([.B113]+[.E113]+[.H113])/3" office:value-type="float" office:value="0.0777483296666667" calcext:value-type="float">
            <text:p>0.077748329666667</text:p>
          </table:table-cell>
        </table:table-row>
        <table:table-row table:style-name="ro1">
          <table:table-cell office:value-type="float" office:value="0.4423362" calcext:value-type="float">
            <text:p>0.4423362</text:p>
          </table:table-cell>
          <table:table-cell office:value-type="float" office:value="0.18017618" calcext:value-type="float">
            <text:p>0.18017618</text:p>
          </table:table-cell>
          <table:table-cell/>
          <table:table-cell office:value-type="float" office:value="-0.011517436" calcext:value-type="float">
            <text:p>-0.011517436</text:p>
          </table:table-cell>
          <table:table-cell office:value-type="float" office:value="0.017920809" calcext:value-type="float">
            <text:p>0.017920809</text:p>
          </table:table-cell>
          <table:table-cell/>
          <table:table-cell office:value-type="float" office:value="0.0034996534" calcext:value-type="float">
            <text:p>0.0034996534</text:p>
          </table:table-cell>
          <table:table-cell office:value-type="float" office:value="0.0309397" calcext:value-type="float">
            <text:p>0.0309397</text:p>
          </table:table-cell>
          <table:table-cell/>
          <table:table-cell table:formula="of:=([.A114]+[.D114]+[.G114])/3" office:value-type="float" office:value="0.1447728058" calcext:value-type="float">
            <text:p>0.1447728058</text:p>
          </table:table-cell>
          <table:table-cell table:formula="of:=([.B114]+[.E114]+[.H114])/3" office:value-type="float" office:value="0.076345563" calcext:value-type="float">
            <text:p>0.076345563</text:p>
          </table:table-cell>
        </table:table-row>
        <table:table-row table:style-name="ro1">
          <table:table-cell office:value-type="float" office:value="0.34383014" calcext:value-type="float">
            <text:p>0.34383014</text:p>
          </table:table-cell>
          <table:table-cell office:value-type="float" office:value="0.1476566" calcext:value-type="float">
            <text:p>0.1476566</text:p>
          </table:table-cell>
          <table:table-cell/>
          <table:table-cell office:value-type="float" office:value="0.0019389979" calcext:value-type="float">
            <text:p>0.0019389979</text:p>
          </table:table-cell>
          <table:table-cell office:value-type="float" office:value="0.027115058" calcext:value-type="float">
            <text:p>0.027115058</text:p>
          </table:table-cell>
          <table:table-cell/>
          <table:table-cell office:value-type="float" office:value="-0.00036594315" calcext:value-type="float">
            <text:p>-0.00036594315</text:p>
          </table:table-cell>
          <table:table-cell office:value-type="float" office:value="0.01729886" calcext:value-type="float">
            <text:p>0.01729886</text:p>
          </table:table-cell>
          <table:table-cell/>
          <table:table-cell table:formula="of:=([.A115]+[.D115]+[.G115])/3" office:value-type="float" office:value="0.11513439825" calcext:value-type="float">
            <text:p>0.11513439825</text:p>
          </table:table-cell>
          <table:table-cell table:formula="of:=([.B115]+[.E115]+[.H115])/3" office:value-type="float" office:value="0.064023506" calcext:value-type="float">
            <text:p>0.064023506</text:p>
          </table:table-cell>
        </table:table-row>
        <table:table-row table:style-name="ro1">
          <table:table-cell office:value-type="float" office:value="0.3191151" calcext:value-type="float">
            <text:p>0.3191151</text:p>
          </table:table-cell>
          <table:table-cell office:value-type="float" office:value="0.13860387" calcext:value-type="float">
            <text:p>0.13860387</text:p>
          </table:table-cell>
          <table:table-cell/>
          <table:table-cell office:value-type="float" office:value="-0.0077031497" calcext:value-type="float">
            <text:p>-0.0077031497</text:p>
          </table:table-cell>
          <table:table-cell office:value-type="float" office:value="0.0015519884" calcext:value-type="float">
            <text:p>0.0015519884</text:p>
          </table:table-cell>
          <table:table-cell/>
          <table:table-cell office:value-type="float" office:value="0.0073610684" calcext:value-type="float">
            <text:p>0.0073610684</text:p>
          </table:table-cell>
          <table:table-cell office:value-type="float" office:value="0.017985964" calcext:value-type="float">
            <text:p>0.017985964</text:p>
          </table:table-cell>
          <table:table-cell/>
          <table:table-cell table:formula="of:=([.A116]+[.D116]+[.G116])/3" office:value-type="float" office:value="0.1062576729" calcext:value-type="float">
            <text:p>0.1062576729</text:p>
          </table:table-cell>
          <table:table-cell table:formula="of:=([.B116]+[.E116]+[.H116])/3" office:value-type="float" office:value="0.0527139408" calcext:value-type="float">
            <text:p>0.0527139408</text:p>
          </table:table-cell>
        </table:table-row>
        <table:table-row table:style-name="ro1">
          <table:table-cell office:value-type="float" office:value="0.36300927" calcext:value-type="float">
            <text:p>0.36300927</text:p>
          </table:table-cell>
          <table:table-cell office:value-type="float" office:value="0.15045145" calcext:value-type="float">
            <text:p>0.15045145</text:p>
          </table:table-cell>
          <table:table-cell/>
          <table:table-cell office:value-type="float" office:value="0.00031813374" calcext:value-type="float">
            <text:p>0.00031813374</text:p>
          </table:table-cell>
          <table:table-cell office:value-type="float" office:value="0.020073544" calcext:value-type="float">
            <text:p>0.020073544</text:p>
          </table:table-cell>
          <table:table-cell/>
          <table:table-cell office:value-type="float" office:value="-0.0019443708" calcext:value-type="float">
            <text:p>-0.0019443708</text:p>
          </table:table-cell>
          <table:table-cell office:value-type="float" office:value="0.021680502" calcext:value-type="float">
            <text:p>0.021680502</text:p>
          </table:table-cell>
          <table:table-cell/>
          <table:table-cell table:formula="of:=([.A117]+[.D117]+[.G117])/3" office:value-type="float" office:value="0.12046101098" calcext:value-type="float">
            <text:p>0.12046101098</text:p>
          </table:table-cell>
          <table:table-cell table:formula="of:=([.B117]+[.E117]+[.H117])/3" office:value-type="float" office:value="0.0640684986666667" calcext:value-type="float">
            <text:p>0.064068498666667</text:p>
          </table:table-cell>
        </table:table-row>
        <table:table-row table:style-name="ro1">
          <table:table-cell office:value-type="float" office:value="0.26188898" calcext:value-type="float">
            <text:p>0.26188898</text:p>
          </table:table-cell>
          <table:table-cell office:value-type="float" office:value="0.12046493" calcext:value-type="float">
            <text:p>0.12046493</text:p>
          </table:table-cell>
          <table:table-cell/>
          <table:table-cell office:value-type="float" office:value="0.008416207" calcext:value-type="float">
            <text:p>0.008416207</text:p>
          </table:table-cell>
          <table:table-cell office:value-type="float" office:value="0.014990018" calcext:value-type="float">
            <text:p>0.014990018</text:p>
          </table:table-cell>
          <table:table-cell/>
          <table:table-cell office:value-type="float" office:value="-0.0021893864" calcext:value-type="float">
            <text:p>-0.0021893864</text:p>
          </table:table-cell>
          <table:table-cell office:value-type="float" office:value="0.016656006" calcext:value-type="float">
            <text:p>0.016656006</text:p>
          </table:table-cell>
          <table:table-cell/>
          <table:table-cell table:formula="of:=([.A118]+[.D118]+[.G118])/3" office:value-type="float" office:value="0.0893719335333333" calcext:value-type="float">
            <text:p>0.089371933533333</text:p>
          </table:table-cell>
          <table:table-cell table:formula="of:=([.B118]+[.E118]+[.H118])/3" office:value-type="float" office:value="0.0507036513333333" calcext:value-type="float">
            <text:p>0.050703651333333</text:p>
          </table:table-cell>
        </table:table-row>
        <table:table-row table:style-name="ro1">
          <table:table-cell office:value-type="float" office:value="0.24646665" calcext:value-type="float">
            <text:p>0.24646665</text:p>
          </table:table-cell>
          <table:table-cell office:value-type="float" office:value="0.09984909" calcext:value-type="float">
            <text:p>0.09984909</text:p>
          </table:table-cell>
          <table:table-cell/>
          <table:table-cell office:value-type="float" office:value="0.004937874" calcext:value-type="float">
            <text:p>0.004937874</text:p>
          </table:table-cell>
          <table:table-cell office:value-type="float" office:value="0.007997858" calcext:value-type="float">
            <text:p>0.007997858</text:p>
          </table:table-cell>
          <table:table-cell/>
          <table:table-cell office:value-type="float" office:value="-0.004607159" calcext:value-type="float">
            <text:p>-0.004607159</text:p>
          </table:table-cell>
          <table:table-cell office:value-type="float" office:value="0.011474793" calcext:value-type="float">
            <text:p>0.011474793</text:p>
          </table:table-cell>
          <table:table-cell/>
          <table:table-cell table:formula="of:=([.A119]+[.D119]+[.G119])/3" office:value-type="float" office:value="0.0822657883333333" calcext:value-type="float">
            <text:p>0.082265788333333</text:p>
          </table:table-cell>
          <table:table-cell table:formula="of:=([.B119]+[.E119]+[.H119])/3" office:value-type="float" office:value="0.0397739136666667" calcext:value-type="float">
            <text:p>0.039773913666667</text:p>
          </table:table-cell>
        </table:table-row>
        <table:table-row table:style-name="ro1">
          <table:table-cell office:value-type="float" office:value="0.25346062" calcext:value-type="float">
            <text:p>0.25346062</text:p>
          </table:table-cell>
          <table:table-cell office:value-type="float" office:value="0.093819246" calcext:value-type="float">
            <text:p>0.093819246</text:p>
          </table:table-cell>
          <table:table-cell/>
          <table:table-cell office:value-type="float" office:value="0.005322987" calcext:value-type="float">
            <text:p>0.005322987</text:p>
          </table:table-cell>
          <table:table-cell office:value-type="float" office:value="-0.011039245" calcext:value-type="float">
            <text:p>-0.011039245</text:p>
          </table:table-cell>
          <table:table-cell/>
          <table:table-cell office:value-type="float" office:value="0.010575252" calcext:value-type="float">
            <text:p>0.010575252</text:p>
          </table:table-cell>
          <table:table-cell office:value-type="float" office:value="0.0061525228" calcext:value-type="float">
            <text:p>0.0061525228</text:p>
          </table:table-cell>
          <table:table-cell/>
          <table:table-cell table:formula="of:=([.A120]+[.D120]+[.G120])/3" office:value-type="float" office:value="0.0897862863333333" calcext:value-type="float">
            <text:p>0.089786286333333</text:p>
          </table:table-cell>
          <table:table-cell table:formula="of:=([.B120]+[.E120]+[.H120])/3" office:value-type="float" office:value="0.0296441746" calcext:value-type="float">
            <text:p>0.0296441746</text:p>
          </table:table-cell>
        </table:table-row>
        <table:table-row table:style-name="ro1">
          <table:table-cell office:value-type="float" office:value="0.19867119" calcext:value-type="float">
            <text:p>0.19867119</text:p>
          </table:table-cell>
          <table:table-cell office:value-type="float" office:value="0.09915897" calcext:value-type="float">
            <text:p>0.09915897</text:p>
          </table:table-cell>
          <table:table-cell/>
          <table:table-cell office:value-type="float" office:value="0.008745766" calcext:value-type="float">
            <text:p>0.008745766</text:p>
          </table:table-cell>
          <table:table-cell office:value-type="float" office:value="0.018848868" calcext:value-type="float">
            <text:p>0.018848868</text:p>
          </table:table-cell>
          <table:table-cell/>
          <table:table-cell office:value-type="float" office:value="0.0005088973" calcext:value-type="float">
            <text:p>0.0005088973</text:p>
          </table:table-cell>
          <table:table-cell office:value-type="float" office:value="0.01103042" calcext:value-type="float">
            <text:p>0.01103042</text:p>
          </table:table-cell>
          <table:table-cell/>
          <table:table-cell table:formula="of:=([.A121]+[.D121]+[.G121])/3" office:value-type="float" office:value="0.0693086177666667" calcext:value-type="float">
            <text:p>0.069308617766667</text:p>
          </table:table-cell>
          <table:table-cell table:formula="of:=([.B121]+[.E121]+[.H121])/3" office:value-type="float" office:value="0.0430127526666667" calcext:value-type="float">
            <text:p>0.043012752666667</text:p>
          </table:table-cell>
        </table:table-row>
        <table:table-row table:style-name="ro1">
          <table:table-cell office:value-type="float" office:value="0.18935098" calcext:value-type="float">
            <text:p>0.18935098</text:p>
          </table:table-cell>
          <table:table-cell office:value-type="float" office:value="0.08506826" calcext:value-type="float">
            <text:p>0.08506826</text:p>
          </table:table-cell>
          <table:table-cell/>
          <table:table-cell office:value-type="float" office:value="-0.0013573107" calcext:value-type="float">
            <text:p>-0.0013573107</text:p>
          </table:table-cell>
          <table:table-cell office:value-type="float" office:value="0.043550905" calcext:value-type="float">
            <text:p>0.043550905</text:p>
          </table:table-cell>
          <table:table-cell/>
          <table:table-cell office:value-type="float" office:value="-0.0012998129" calcext:value-type="float">
            <text:p>-0.0012998129</text:p>
          </table:table-cell>
          <table:table-cell office:value-type="float" office:value="0.013882452" calcext:value-type="float">
            <text:p>0.013882452</text:p>
          </table:table-cell>
          <table:table-cell/>
          <table:table-cell table:formula="of:=([.A122]+[.D122]+[.G122])/3" office:value-type="float" office:value="0.0622312854666667" calcext:value-type="float">
            <text:p>0.062231285466667</text:p>
          </table:table-cell>
          <table:table-cell table:formula="of:=([.B122]+[.E122]+[.H122])/3" office:value-type="float" office:value="0.047500539" calcext:value-type="float">
            <text:p>0.047500539</text:p>
          </table:table-cell>
        </table:table-row>
        <table:table-row table:style-name="ro1">
          <table:table-cell office:value-type="float" office:value="0.16799888" calcext:value-type="float">
            <text:p>0.16799888</text:p>
          </table:table-cell>
          <table:table-cell office:value-type="float" office:value="0.07084856" calcext:value-type="float">
            <text:p>0.07084856</text:p>
          </table:table-cell>
          <table:table-cell/>
          <table:table-cell office:value-type="float" office:value="0.000096773634" calcext:value-type="float">
            <text:p>9.6773634E-05</text:p>
          </table:table-cell>
          <table:table-cell office:value-type="float" office:value="0.018761247" calcext:value-type="float">
            <text:p>0.018761247</text:p>
          </table:table-cell>
          <table:table-cell/>
          <table:table-cell office:value-type="float" office:value="0.0008076909" calcext:value-type="float">
            <text:p>0.0008076909</text:p>
          </table:table-cell>
          <table:table-cell office:value-type="float" office:value="0.01732818" calcext:value-type="float">
            <text:p>0.01732818</text:p>
          </table:table-cell>
          <table:table-cell/>
          <table:table-cell table:formula="of:=([.A123]+[.D123]+[.G123])/3" office:value-type="float" office:value="0.0563011148446667" calcext:value-type="float">
            <text:p>0.056301114844667</text:p>
          </table:table-cell>
          <table:table-cell table:formula="of:=([.B123]+[.E123]+[.H123])/3" office:value-type="float" office:value="0.0356459956666667" calcext:value-type="float">
            <text:p>0.035645995666667</text:p>
          </table:table-cell>
        </table:table-row>
        <table:table-row table:style-name="ro1">
          <table:table-cell office:value-type="float" office:value="0.14768335" calcext:value-type="float">
            <text:p>0.14768335</text:p>
          </table:table-cell>
          <table:table-cell office:value-type="float" office:value="0.052118212" calcext:value-type="float">
            <text:p>0.052118212</text:p>
          </table:table-cell>
          <table:table-cell/>
          <table:table-cell office:value-type="float" office:value="0.0005265477" calcext:value-type="float">
            <text:p>0.0005265477</text:p>
          </table:table-cell>
          <table:table-cell office:value-type="float" office:value="0.02875035" calcext:value-type="float">
            <text:p>0.02875035</text:p>
          </table:table-cell>
          <table:table-cell/>
          <table:table-cell office:value-type="float" office:value="0.00028746424" calcext:value-type="float">
            <text:p>0.00028746424</text:p>
          </table:table-cell>
          <table:table-cell office:value-type="float" office:value="-0.0015432726" calcext:value-type="float">
            <text:p>-0.0015432726</text:p>
          </table:table-cell>
          <table:table-cell/>
          <table:table-cell table:formula="of:=([.A124]+[.D124]+[.G124])/3" office:value-type="float" office:value="0.0494991206466667" calcext:value-type="float">
            <text:p>0.049499120646667</text:p>
          </table:table-cell>
          <table:table-cell table:formula="of:=([.B124]+[.E124]+[.H124])/3" office:value-type="float" office:value="0.0264417631333333" calcext:value-type="float">
            <text:p>0.026441763133333</text:p>
          </table:table-cell>
        </table:table-row>
        <table:table-row table:style-name="ro1">
          <table:table-cell office:value-type="float" office:value="0.13862789" calcext:value-type="float">
            <text:p>0.13862789</text:p>
          </table:table-cell>
          <table:table-cell office:value-type="float" office:value="0.07261438" calcext:value-type="float">
            <text:p>0.07261438</text:p>
          </table:table-cell>
          <table:table-cell/>
          <table:table-cell office:value-type="float" office:value="-0.002162838" calcext:value-type="float">
            <text:p>-0.002162838</text:p>
          </table:table-cell>
          <table:table-cell office:value-type="float" office:value="0.012911445" calcext:value-type="float">
            <text:p>0.012911445</text:p>
          </table:table-cell>
          <table:table-cell/>
          <table:table-cell office:value-type="float" office:value="0.0033348673" calcext:value-type="float">
            <text:p>0.0033348673</text:p>
          </table:table-cell>
          <table:table-cell office:value-type="float" office:value="-0.0018284029" calcext:value-type="float">
            <text:p>-0.0018284029</text:p>
          </table:table-cell>
          <table:table-cell/>
          <table:table-cell table:formula="of:=([.A125]+[.D125]+[.G125])/3" office:value-type="float" office:value="0.0465999731" calcext:value-type="float">
            <text:p>0.0465999731</text:p>
          </table:table-cell>
          <table:table-cell table:formula="of:=([.B125]+[.E125]+[.H125])/3" office:value-type="float" office:value="0.0278991407" calcext:value-type="float">
            <text:p>0.0278991407</text:p>
          </table:table-cell>
        </table:table-row>
        <table:table-row table:style-name="ro1">
          <table:table-cell office:value-type="float" office:value="0.06939398" calcext:value-type="float">
            <text:p>0.06939398</text:p>
          </table:table-cell>
          <table:table-cell office:value-type="float" office:value="0.06161761" calcext:value-type="float">
            <text:p>0.06161761</text:p>
          </table:table-cell>
          <table:table-cell/>
          <table:table-cell office:value-type="float" office:value="-0.0019465588" calcext:value-type="float">
            <text:p>-0.0019465588</text:p>
          </table:table-cell>
          <table:table-cell office:value-type="float" office:value="0.02875897" calcext:value-type="float">
            <text:p>0.02875897</text:p>
          </table:table-cell>
          <table:table-cell/>
          <table:table-cell office:value-type="float" office:value="0.005857813" calcext:value-type="float">
            <text:p>0.005857813</text:p>
          </table:table-cell>
          <table:table-cell office:value-type="float" office:value="-0.0038428407" calcext:value-type="float">
            <text:p>-0.0038428407</text:p>
          </table:table-cell>
          <table:table-cell/>
          <table:table-cell table:formula="of:=([.A126]+[.D126]+[.G126])/3" office:value-type="float" office:value="0.0244350780666667" calcext:value-type="float">
            <text:p>0.024435078066667</text:p>
          </table:table-cell>
          <table:table-cell table:formula="of:=([.B126]+[.E126]+[.H126])/3" office:value-type="float" office:value="0.0288445797666667" calcext:value-type="float">
            <text:p>0.028844579766667</text:p>
          </table:table-cell>
        </table:table-row>
        <table:table-row table:style-name="ro1">
          <table:table-cell office:value-type="float" office:value="0.06838722" calcext:value-type="float">
            <text:p>0.06838722</text:p>
          </table:table-cell>
          <table:table-cell office:value-type="float" office:value="0.043810338" calcext:value-type="float">
            <text:p>0.043810338</text:p>
          </table:table-cell>
          <table:table-cell/>
          <table:table-cell office:value-type="float" office:value="-0.0050478005" calcext:value-type="float">
            <text:p>-0.0050478005</text:p>
          </table:table-cell>
          <table:table-cell office:value-type="float" office:value="0.014677014" calcext:value-type="float">
            <text:p>0.014677014</text:p>
          </table:table-cell>
          <table:table-cell/>
          <table:table-cell office:value-type="float" office:value="-0.0013197487" calcext:value-type="float">
            <text:p>-0.0013197487</text:p>
          </table:table-cell>
          <table:table-cell office:value-type="float" office:value="-0.0069741686" calcext:value-type="float">
            <text:p>-0.0069741686</text:p>
          </table:table-cell>
          <table:table-cell/>
          <table:table-cell table:formula="of:=([.A127]+[.D127]+[.G127])/3" office:value-type="float" office:value="0.0206732236" calcext:value-type="float">
            <text:p>0.0206732236</text:p>
          </table:table-cell>
          <table:table-cell table:formula="of:=([.B127]+[.E127]+[.H127])/3" office:value-type="float" office:value="0.0171710611333333" calcext:value-type="float">
            <text:p>0.017171061133333</text:p>
          </table:table-cell>
        </table:table-row>
        <table:table-row table:style-name="ro1">
          <table:table-cell office:value-type="float" office:value="0.10153867" calcext:value-type="float">
            <text:p>0.10153867</text:p>
          </table:table-cell>
          <table:table-cell office:value-type="float" office:value="0.042285737" calcext:value-type="float">
            <text:p>0.042285737</text:p>
          </table:table-cell>
          <table:table-cell/>
          <table:table-cell office:value-type="float" office:value="-0.006740288" calcext:value-type="float">
            <text:p>-0.006740288</text:p>
          </table:table-cell>
          <table:table-cell office:value-type="float" office:value="0.011231771" calcext:value-type="float">
            <text:p>0.011231771</text:p>
          </table:table-cell>
          <table:table-cell/>
          <table:table-cell office:value-type="float" office:value="-0.0038245094" calcext:value-type="float">
            <text:p>-0.0038245094</text:p>
          </table:table-cell>
          <table:table-cell office:value-type="float" office:value="0.0033912223" calcext:value-type="float">
            <text:p>0.0033912223</text:p>
          </table:table-cell>
          <table:table-cell/>
          <table:table-cell table:formula="of:=([.A128]+[.D128]+[.G128])/3" office:value-type="float" office:value="0.0303246242" calcext:value-type="float">
            <text:p>0.0303246242</text:p>
          </table:table-cell>
          <table:table-cell table:formula="of:=([.B128]+[.E128]+[.H128])/3" office:value-type="float" office:value="0.0189695767666667" calcext:value-type="float">
            <text:p>0.018969576766667</text:p>
          </table:table-cell>
        </table:table-row>
        <table:table-row table:style-name="ro1">
          <table:table-cell office:value-type="float" office:value="0.08259574" calcext:value-type="float">
            <text:p>0.08259574</text:p>
          </table:table-cell>
          <table:table-cell office:value-type="float" office:value="0.04113335" calcext:value-type="float">
            <text:p>0.04113335</text:p>
          </table:table-cell>
          <table:table-cell/>
          <table:table-cell office:value-type="float" office:value="0.009314593" calcext:value-type="float">
            <text:p>0.009314593</text:p>
          </table:table-cell>
          <table:table-cell office:value-type="float" office:value="0.017799031" calcext:value-type="float">
            <text:p>0.017799031</text:p>
          </table:table-cell>
          <table:table-cell/>
          <table:table-cell office:value-type="float" office:value="0.006006165" calcext:value-type="float">
            <text:p>0.006006165</text:p>
          </table:table-cell>
          <table:table-cell office:value-type="float" office:value="0.014258169" calcext:value-type="float">
            <text:p>0.014258169</text:p>
          </table:table-cell>
          <table:table-cell/>
          <table:table-cell table:formula="of:=([.A129]+[.D129]+[.G129])/3" office:value-type="float" office:value="0.0326388326666667" calcext:value-type="float">
            <text:p>0.032638832666667</text:p>
          </table:table-cell>
          <table:table-cell table:formula="of:=([.B129]+[.E129]+[.H129])/3" office:value-type="float" office:value="0.02439685" calcext:value-type="float">
            <text:p>0.02439685</text:p>
          </table:table-cell>
        </table:table-row>
        <table:table-row table:style-name="ro1">
          <table:table-cell office:value-type="float" office:value="0.07060082" calcext:value-type="float">
            <text:p>0.07060082</text:p>
          </table:table-cell>
          <table:table-cell office:value-type="float" office:value="-0.08163236" calcext:value-type="float">
            <text:p>-0.08163236</text:p>
          </table:table-cell>
          <table:table-cell/>
          <table:table-cell office:value-type="float" office:value="0.002670252" calcext:value-type="float">
            <text:p>0.002670252</text:p>
          </table:table-cell>
          <table:table-cell office:value-type="float" office:value="-0.037813887" calcext:value-type="float">
            <text:p>-0.037813887</text:p>
          </table:table-cell>
          <table:table-cell/>
          <table:table-cell office:value-type="float" office:value="0.0021096433" calcext:value-type="float">
            <text:p>0.0021096433</text:p>
          </table:table-cell>
          <table:table-cell office:value-type="float" office:value="0.106655605" calcext:value-type="float">
            <text:p>0.106655605</text:p>
          </table:table-cell>
          <table:table-cell/>
          <table:table-cell table:formula="of:=([.A130]+[.D130]+[.G130])/3" office:value-type="float" office:value="0.0251269051" calcext:value-type="float">
            <text:p>0.0251269051</text:p>
          </table:table-cell>
          <table:table-cell table:formula="of:=([.B130]+[.E130]+[.H130])/3" office:value-type="float" office:value="-0.00426354733333334" calcext:value-type="float">
            <text:p>-0.004263547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09:26:45.435000000</meta:creation-date>
    <dc:date>2018-07-09T09:32:17.128000000</dc:date>
    <meta:editing-duration>PT5M32S</meta:editing-duration>
    <meta:editing-cycles>1</meta:editing-cycles>
    <meta:document-statistic meta:table-count="1" meta:cell-count="1040" meta:object-count="1"/>
    <meta:generator>LibreOffice/6.0.4.2$Windows_X86_64 LibreOffice_project/9b0d9b32d5dcda91d2f1a96dc04c645c450872b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75cm" svg:y="3.952cm" style:legend-expansion="high" chart:style-name="ch2"/>
        <chart:plot-area chart:style-name="ch3" table:cell-range-address="Sheet1.J1:Sheet1.K130" chart:data-source-has-labels="row" svg:x="0.32cm" svg:y="0.18cm" svg:width="11.635cm" svg:height="8.64cm">
          <chartooo:coordinate-region svg:x="1.193cm" svg:y="0.379cm" svg:width="10.76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130" chart:label-cell-address="Sheet1.J1:Sheet1.J1" chart:class="chart:line">
            <chart:data-point chart:repeated="129"/>
          </chart:series>
          <chart:series chart:style-name="ch7" chart:values-cell-range-address="Sheet1.K2:Sheet1.K130" chart:label-cell-address="Sheet1.K1:Sheet1.K1" chart:class="chart:line">
            <chart:data-point chart:repeated="1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moto hand</text:p>
                <draw:g>
                  <svg:desc>Sheet1.J1:Sheet1.J1</svg:desc>
                </draw:g>
              </table:table-cell>
              <table:table-cell office:value-type="string">
                <text:p>avg e4 hand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04031475">
                <text:p>-0.0104031475</text:p>
                <draw:g>
                  <svg:desc>Sheet1.J2:Sheet1.J130</svg:desc>
                </draw:g>
              </table:table-cell>
              <table:table-cell office:value-type="float" office:value="0.0005452193">
                <text:p>0.0005452193</text:p>
                <draw:g>
                  <svg:desc>Sheet1.K2:Sheet1.K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77290556666667">
                <text:p>0.00477290556666667</text:p>
              </table:table-cell>
              <table:table-cell office:value-type="float" office:value="-0.001633324">
                <text:p>-0.001633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27024216666667">
                <text:p>0.00327024216666667</text:p>
              </table:table-cell>
              <table:table-cell office:value-type="float" office:value="0.000287816733333333">
                <text:p>0.0002878167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69808696666667">
                <text:p>0.00169808696666667</text:p>
              </table:table-cell>
              <table:table-cell office:value-type="float" office:value="-0.00347631013333333">
                <text:p>-0.0034763101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242680453333333">
                <text:p>-0.00242680453333333</text:p>
              </table:table-cell>
              <table:table-cell office:value-type="float" office:value="-0.001297633">
                <text:p>-0.001297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572797155666667">
                <text:p>-0.000572797155666667</text:p>
              </table:table-cell>
              <table:table-cell office:value-type="float" office:value="-0.00109461633333333">
                <text:p>-0.001094616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00010819333333">
                <text:p>0.00300010819333333</text:p>
              </table:table-cell>
              <table:table-cell office:value-type="float" office:value="-0.000179491">
                <text:p>-0.000179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169441993333333">
                <text:p>-0.00169441993333333</text:p>
              </table:table-cell>
              <table:table-cell office:value-type="float" office:value="0.0026216525">
                <text:p>0.0026216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55118613333333">
                <text:p>0.00155118613333333</text:p>
              </table:table-cell>
              <table:table-cell office:value-type="float" office:value="-0.000643439666666667">
                <text:p>-0.000643439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142010033333333">
                <text:p>-0.000142010033333333</text:p>
              </table:table-cell>
              <table:table-cell office:value-type="float" office:value="0.0011787152">
                <text:p>0.0011787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2286017">
                <text:p>-0.012286017</text:p>
              </table:table-cell>
              <table:table-cell office:value-type="float" office:value="-0.0029674856">
                <text:p>-0.00296748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10370793333333">
                <text:p>0.00410370793333333</text:p>
              </table:table-cell>
              <table:table-cell office:value-type="float" office:value="-0.00208479655333333">
                <text:p>-0.00208479655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94138233333333">
                <text:p>0.00794138233333333</text:p>
              </table:table-cell>
              <table:table-cell office:value-type="float" office:value="-0.0081019058">
                <text:p>-0.00810190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49377284">
                <text:p>-0.0049377284</text:p>
              </table:table-cell>
              <table:table-cell office:value-type="float" office:value="0.00428055263333333">
                <text:p>0.0042805526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51404796666667">
                <text:p>0.00251404796666667</text:p>
              </table:table-cell>
              <table:table-cell office:value-type="float" office:value="0.00202145178666667">
                <text:p>0.00202145178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110648033333333">
                <text:p>-0.00110648033333333</text:p>
              </table:table-cell>
              <table:table-cell office:value-type="float" office:value="0.0000614931999999998">
                <text:p>0.0000614931999999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707493336666667">
                <text:p>-0.00707493336666667</text:p>
              </table:table-cell>
              <table:table-cell office:value-type="float" office:value="0.0029117949">
                <text:p>0.00291179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15403916666667">
                <text:p>0.00315403916666667</text:p>
              </table:table-cell>
              <table:table-cell office:value-type="float" office:value="-0.0024331014">
                <text:p>-0.0024331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98511994333333">
                <text:p>0.00298511994333333</text:p>
              </table:table-cell>
              <table:table-cell office:value-type="float" office:value="0.0003736865">
                <text:p>0.0003736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148818566666667">
                <text:p>-0.00148818566666667</text:p>
              </table:table-cell>
              <table:table-cell office:value-type="float" office:value="-0.00493711679">
                <text:p>-0.004937116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88329108333333">
                <text:p>0.00188329108333333</text:p>
              </table:table-cell>
              <table:table-cell office:value-type="float" office:value="-0.000634821">
                <text:p>-0.0006348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145446522333333">
                <text:p>-0.00145446522333333</text:p>
              </table:table-cell>
              <table:table-cell office:value-type="float" office:value="-0.0021826724">
                <text:p>-0.00218267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66850505">
                <text:p>0.00066850505</text:p>
              </table:table-cell>
              <table:table-cell office:value-type="float" office:value="-0.00255033746666667">
                <text:p>-0.0025503374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53624014">
                <text:p>0.0053624014</text:p>
              </table:table-cell>
              <table:table-cell office:value-type="float" office:value="0.00217245730066667">
                <text:p>0.002172457300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8284176">
                <text:p>-0.008284176</text:p>
              </table:table-cell>
              <table:table-cell office:value-type="float" office:value="-0.00368444013333333">
                <text:p>-0.0036844401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131551766666667">
                <text:p>-0.000131551766666667</text:p>
              </table:table-cell>
              <table:table-cell office:value-type="float" office:value="-0.000386320666666667">
                <text:p>-0.000386320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850808133333333">
                <text:p>-0.000850808133333333</text:p>
              </table:table-cell>
              <table:table-cell office:value-type="float" office:value="0.00221578106666667">
                <text:p>0.0022157810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326274266666667">
                <text:p>-0.000326274266666667</text:p>
              </table:table-cell>
              <table:table-cell office:value-type="float" office:value="0.00133503283333333">
                <text:p>0.0013350328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17411883333333">
                <text:p>0.00417411883333333</text:p>
              </table:table-cell>
              <table:table-cell office:value-type="float" office:value="-0.00604945224333333">
                <text:p>-0.00604945224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115051341666667">
                <text:p>-0.00115051341666667</text:p>
              </table:table-cell>
              <table:table-cell office:value-type="float" office:value="-0.0000978150000000001">
                <text:p>-0.000097815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630890073333333">
                <text:p>-0.00630890073333333</text:p>
              </table:table-cell>
              <table:table-cell office:value-type="float" office:value="0.000790866933333334">
                <text:p>0.0007908669333333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18428326666667">
                <text:p>0.00318428326666667</text:p>
              </table:table-cell>
              <table:table-cell office:value-type="float" office:value="-0.00544056">
                <text:p>-0.00544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29202638">
                <text:p>-0.0029202638</text:p>
              </table:table-cell>
              <table:table-cell office:value-type="float" office:value="0.0007431509">
                <text:p>0.00074315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03679723333333">
                <text:p>0.00403679723333333</text:p>
              </table:table-cell>
              <table:table-cell office:value-type="float" office:value="0.00162098156666667">
                <text:p>0.0016209815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02471243333333">
                <text:p>0.00502471243333333</text:p>
              </table:table-cell>
              <table:table-cell office:value-type="float" office:value="-0.00396104138">
                <text:p>-0.003961041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493913123333333">
                <text:p>0.000493913123333333</text:p>
              </table:table-cell>
              <table:table-cell office:value-type="float" office:value="0.0000239389999999997">
                <text:p>0.00002393899999999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17694856666667">
                <text:p>0.00117694856666667</text:p>
              </table:table-cell>
              <table:table-cell office:value-type="float" office:value="-0.0023222024">
                <text:p>-0.00232220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230988843333333">
                <text:p>-0.00230988843333333</text:p>
              </table:table-cell>
              <table:table-cell office:value-type="float" office:value="-0.00414075911">
                <text:p>-0.004140759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149297116666667">
                <text:p>-0.00149297116666667</text:p>
              </table:table-cell>
              <table:table-cell office:value-type="float" office:value="-0.0000645724899999999">
                <text:p>-0.00006457248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20761052">
                <text:p>-0.0020761052</text:p>
              </table:table-cell>
              <table:table-cell office:value-type="float" office:value="-0.000277844823333333">
                <text:p>-0.00027784482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475257633333333">
                <text:p>0.000475257633333333</text:p>
              </table:table-cell>
              <table:table-cell office:value-type="float" office:value="-0.00361920736666667">
                <text:p>-0.0036192073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423631706666667">
                <text:p>0.00423631706666667</text:p>
              </table:table-cell>
              <table:table-cell office:value-type="float" office:value="0.00296828366666667">
                <text:p>0.002968283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116778296666667">
                <text:p>-0.00116778296666667</text:p>
              </table:table-cell>
              <table:table-cell office:value-type="float" office:value="0.00201228616666667">
                <text:p>0.0020122861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633568866666667">
                <text:p>0.000633568866666667</text:p>
              </table:table-cell>
              <table:table-cell office:value-type="float" office:value="-0.00617234486666667">
                <text:p>-0.0061723448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162205166666667">
                <text:p>-0.000162205166666667</text:p>
              </table:table-cell>
              <table:table-cell office:value-type="float" office:value="-0.00277190856666667">
                <text:p>-0.0027719085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197702576666667">
                <text:p>-0.00197702576666667</text:p>
              </table:table-cell>
              <table:table-cell office:value-type="float" office:value="-0.00696249453333333">
                <text:p>-0.0069624945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39547052666667">
                <text:p>0.00239547052666667</text:p>
              </table:table-cell>
              <table:table-cell office:value-type="float" office:value="-0.02626136831">
                <text:p>-0.026261368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700524012">
                <text:p>-0.000700524012</text:p>
              </table:table-cell>
              <table:table-cell office:value-type="float" office:value="-0.0198266406666667">
                <text:p>-0.019826640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12733603333333">
                <text:p>0.00112733603333333</text:p>
              </table:table-cell>
              <table:table-cell office:value-type="float" office:value="0.00412868486666667">
                <text:p>0.0041286848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208957">
                <text:p>0.000208957</text:p>
              </table:table-cell>
              <table:table-cell office:value-type="float" office:value="0.00481443600000001">
                <text:p>0.0048144360000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274161166666667">
                <text:p>-0.00274161166666667</text:p>
              </table:table-cell>
              <table:table-cell office:value-type="float" office:value="0.05018259">
                <text:p>0.050182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19465578333333">
                <text:p>0.00119465578333333</text:p>
              </table:table-cell>
              <table:table-cell office:value-type="float" office:value="0.0626692226666667">
                <text:p>0.062669222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03164238">
                <text:p>-0.0003164238</text:p>
              </table:table-cell>
              <table:table-cell office:value-type="float" office:value="0.0786679166666667">
                <text:p>0.07866791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533849446666667">
                <text:p>-0.00533849446666667</text:p>
              </table:table-cell>
              <table:table-cell office:value-type="float" office:value="-0.05415004">
                <text:p>-0.054150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44238715">
                <text:p>0.0044238715</text:p>
              </table:table-cell>
              <table:table-cell office:value-type="float" office:value="-0.343827803333333">
                <text:p>-0.34382780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510053306666667">
                <text:p>-0.00510053306666667</text:p>
              </table:table-cell>
              <table:table-cell office:value-type="float" office:value="-0.366940132">
                <text:p>-0.366940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727476541">
                <text:p>0.00727476541</text:p>
              </table:table-cell>
              <table:table-cell office:value-type="float" office:value="-0.479440456666667">
                <text:p>-0.47944045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75677954666667">
                <text:p>0.0275677954666667</text:p>
              </table:table-cell>
              <table:table-cell office:value-type="float" office:value="-0.51001204">
                <text:p>-0.51001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55092467666667">
                <text:p>0.0155092467666667</text:p>
              </table:table-cell>
              <table:table-cell office:value-type="float" office:value="-0.451393642">
                <text:p>-0.4513936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4519853733333">
                <text:p>0.114519853733333</text:p>
              </table:table-cell>
              <table:table-cell office:value-type="float" office:value="-0.381864603333333">
                <text:p>-0.38186460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67739097666667">
                <text:p>0.0767739097666667</text:p>
              </table:table-cell>
              <table:table-cell office:value-type="float" office:value="-0.40088031">
                <text:p>-0.400880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845198943333333">
                <text:p>0.00845198943333333</text:p>
              </table:table-cell>
              <table:table-cell office:value-type="float" office:value="-0.28410773">
                <text:p>-0.284107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86436177">
                <text:p>-0.086436177</text:p>
              </table:table-cell>
              <table:table-cell office:value-type="float" office:value="-0.244490906666667">
                <text:p>-0.24449090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839937399">
                <text:p>-0.1839937399</text:p>
              </table:table-cell>
              <table:table-cell office:value-type="float" office:value="-0.220041803333333">
                <text:p>-0.22004180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202508411833333">
                <text:p>-0.202508411833333</text:p>
              </table:table-cell>
              <table:table-cell office:value-type="float" office:value="-0.198037636666667">
                <text:p>-0.19803763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232135504866667">
                <text:p>-0.232135504866667</text:p>
              </table:table-cell>
              <table:table-cell office:value-type="float" office:value="-0.17823387">
                <text:p>-0.178233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68272550066667">
                <text:p>-0.168272550066667</text:p>
              </table:table-cell>
              <table:table-cell office:value-type="float" office:value="-0.160410473333333">
                <text:p>-0.16041047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03520506133333">
                <text:p>-0.203520506133333</text:p>
              </table:table-cell>
              <table:table-cell office:value-type="float" office:value="-0.144369433333333">
                <text:p>-0.1443694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68812982366667">
                <text:p>-0.168812982366667</text:p>
              </table:table-cell>
              <table:table-cell office:value-type="float" office:value="-0.101514516666667">
                <text:p>-0.10151451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61233453433333">
                <text:p>-0.161233453433333</text:p>
              </table:table-cell>
              <table:table-cell office:value-type="float" office:value="-0.0891657766666667">
                <text:p>-0.08916577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497487710333333">
                <text:p>-0.0497487710333333</text:p>
              </table:table-cell>
              <table:table-cell office:value-type="float" office:value="-0.128076366666667">
                <text:p>-0.1280763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33022690666667">
                <text:p>0.0333022690666667</text:p>
              </table:table-cell>
              <table:table-cell office:value-type="float" office:value="-0.142075358133333">
                <text:p>-0.1420753581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65079461">
                <text:p>0.265079461</text:p>
              </table:table-cell>
              <table:table-cell office:value-type="float" office:value="-0.160973301666667">
                <text:p>-0.160973301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7404510972667">
                <text:p>1.07404510972667</text:p>
              </table:table-cell>
              <table:table-cell office:value-type="float" office:value="-0.0969755646666666">
                <text:p>-0.09697556466666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81015613766667">
                <text:p>-0.681015613766667</text:p>
              </table:table-cell>
              <table:table-cell office:value-type="float" office:value="-0.12499774">
                <text:p>-0.124997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320531252866667">
                <text:p>-0.320531252866667</text:p>
              </table:table-cell>
              <table:table-cell office:value-type="float" office:value="-0.07829388">
                <text:p>-0.07829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68190038033333">
                <text:p>-0.268190038033333</text:p>
              </table:table-cell>
              <table:table-cell office:value-type="float" office:value="-0.0794732769">
                <text:p>-0.07947327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8040954066667">
                <text:p>-0.228040954066667</text:p>
              </table:table-cell>
              <table:table-cell office:value-type="float" office:value="-0.0922534873333333">
                <text:p>-0.092253487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55480994833333">
                <text:p>-0.255480994833333</text:p>
              </table:table-cell>
              <table:table-cell office:value-type="float" office:value="-0.0815632943333334">
                <text:p>-0.08156329433333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628918832">
                <text:p>-0.2628918832</text:p>
              </table:table-cell>
              <table:table-cell office:value-type="float" office:value="-0.0555358746666667">
                <text:p>-0.055535874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17413242966667">
                <text:p>-0.217413242966667</text:p>
              </table:table-cell>
              <table:table-cell office:value-type="float" office:value="-0.0662420443333333">
                <text:p>-0.066242044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2331719042">
                <text:p>-0.2331719042</text:p>
              </table:table-cell>
              <table:table-cell office:value-type="float" office:value="-0.0588854148333333">
                <text:p>-0.0588854148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241788311666667">
                <text:p>-0.241788311666667</text:p>
              </table:table-cell>
              <table:table-cell office:value-type="float" office:value="-0.0390808586666667">
                <text:p>-0.039080858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96711028">
                <text:p>-0.296711028</text:p>
              </table:table-cell>
              <table:table-cell office:value-type="float" office:value="-0.0448407754333333">
                <text:p>-0.0448407754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239427616733333">
                <text:p>-0.239427616733333</text:p>
              </table:table-cell>
              <table:table-cell office:value-type="float" office:value="-0.0367678306666667">
                <text:p>-0.036767830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102114307">
                <text:p>-0.2102114307</text:p>
              </table:table-cell>
              <table:table-cell office:value-type="float" office:value="-0.028842974">
                <text:p>-0.0288429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89776218466667">
                <text:p>-0.189776218466667</text:p>
              </table:table-cell>
              <table:table-cell office:value-type="float" office:value="-0.0288151386666667">
                <text:p>-0.028815138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69992943">
                <text:p>-0.169992943</text:p>
              </table:table-cell>
              <table:table-cell office:value-type="float" office:value="-0.0382383046833333">
                <text:p>-0.03823830468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09707501133333">
                <text:p>-0.109707501133333</text:p>
              </table:table-cell>
              <table:table-cell office:value-type="float" office:value="-0.0561674101">
                <text:p>-0.05616741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999818668">
                <text:p>-0.0999818668</text:p>
              </table:table-cell>
              <table:table-cell office:value-type="float" office:value="-0.0389783667666667">
                <text:p>-0.0389783667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899836866">
                <text:p>-0.0899836866</text:p>
              </table:table-cell>
              <table:table-cell office:value-type="float" office:value="-0.0276830872666667">
                <text:p>-0.0276830872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27431201333333">
                <text:p>-0.0827431201333333</text:p>
              </table:table-cell>
              <table:table-cell office:value-type="float" office:value="-0.0235964129">
                <text:p>-0.02359641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33701652333333">
                <text:p>-0.0733701652333333</text:p>
              </table:table-cell>
              <table:table-cell office:value-type="float" office:value="0.595608903333333">
                <text:p>0.59560890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59599025666667">
                <text:p>-0.0659599025666667</text:p>
              </table:table-cell>
              <table:table-cell office:value-type="float" office:value="0.53136057">
                <text:p>0.531360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79359033053">
                <text:p>-0.079359033053</text:p>
              </table:table-cell>
              <table:table-cell office:value-type="float" office:value="0.479835813333333">
                <text:p>0.47983581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85265894">
                <text:p>-0.085265894</text:p>
              </table:table-cell>
              <table:table-cell office:value-type="float" office:value="0.436686195333333">
                <text:p>0.436686195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740293345333333">
                <text:p>-0.0740293345333333</text:p>
              </table:table-cell>
              <table:table-cell office:value-type="float" office:value="0.389062521666667">
                <text:p>0.389062521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629642860933333">
                <text:p>-0.0629642860933333</text:p>
              </table:table-cell>
              <table:table-cell office:value-type="float" office:value="0.349570311666667">
                <text:p>0.349570311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532987196666667">
                <text:p>-0.0532987196666667</text:p>
              </table:table-cell>
              <table:table-cell office:value-type="float" office:value="0.318641598333333">
                <text:p>0.318641598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461377907666667">
                <text:p>-0.0461377907666667</text:p>
              </table:table-cell>
              <table:table-cell office:value-type="float" office:value="0.28370127">
                <text:p>0.283701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4196345212">
                <text:p>-0.04196345212</text:p>
              </table:table-cell>
              <table:table-cell office:value-type="float" office:value="0.253646566666667">
                <text:p>0.2536465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393052084">
                <text:p>-0.0393052084</text:p>
              </table:table-cell>
              <table:table-cell office:value-type="float" office:value="0.237949893333333">
                <text:p>0.23794989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60255201433333">
                <text:p>0.460255201433333</text:p>
              </table:table-cell>
              <table:table-cell office:value-type="float" office:value="0.210859009333333">
                <text:p>0.210859009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6973842993333">
                <text:p>0.426973842993333</text:p>
              </table:table-cell>
              <table:table-cell office:value-type="float" office:value="0.186330737666667">
                <text:p>0.186330737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94164133553333">
                <text:p>0.394164133553333</text:p>
              </table:table-cell>
              <table:table-cell office:value-type="float" office:value="0.170041405666667">
                <text:p>0.170041405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73424511653333">
                <text:p>0.373424511653333</text:p>
              </table:table-cell>
              <table:table-cell office:value-type="float" office:value="0.153476715333333">
                <text:p>0.1534767153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37034190346667">
                <text:p>0.337034190346667</text:p>
              </table:table-cell>
              <table:table-cell office:value-type="float" office:value="0.13790932">
                <text:p>0.137909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05088580433333">
                <text:p>0.305088580433333</text:p>
              </table:table-cell>
              <table:table-cell office:value-type="float" office:value="0.122873274">
                <text:p>0.1228732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725289477">
                <text:p>0.2725289477</text:p>
              </table:table-cell>
              <table:table-cell office:value-type="float" office:value="0.109047855666667">
                <text:p>0.109047855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14514344566667">
                <text:p>0.214514344566667</text:p>
              </table:table-cell>
              <table:table-cell office:value-type="float" office:value="0.099168457">
                <text:p>0.0991684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12911539333333">
                <text:p>0.212911539333333</text:p>
              </table:table-cell>
              <table:table-cell office:value-type="float" office:value="0.0857359876666667">
                <text:p>0.085735987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31561792733333">
                <text:p>0.131561792733333</text:p>
              </table:table-cell>
              <table:table-cell office:value-type="float" office:value="0.0777483296666667">
                <text:p>0.077748329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447728058">
                <text:p>0.1447728058</text:p>
              </table:table-cell>
              <table:table-cell office:value-type="float" office:value="0.076345563">
                <text:p>0.0763455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513439825">
                <text:p>0.11513439825</text:p>
              </table:table-cell>
              <table:table-cell office:value-type="float" office:value="0.064023506">
                <text:p>0.0640235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062576729">
                <text:p>0.1062576729</text:p>
              </table:table-cell>
              <table:table-cell office:value-type="float" office:value="0.0527139408">
                <text:p>0.05271394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2046101098">
                <text:p>0.12046101098</text:p>
              </table:table-cell>
              <table:table-cell office:value-type="float" office:value="0.0640684986666667">
                <text:p>0.064068498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93719335333333">
                <text:p>0.0893719335333333</text:p>
              </table:table-cell>
              <table:table-cell office:value-type="float" office:value="0.0507036513333333">
                <text:p>0.050703651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822657883333333">
                <text:p>0.0822657883333333</text:p>
              </table:table-cell>
              <table:table-cell office:value-type="float" office:value="0.0397739136666667">
                <text:p>0.039773913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897862863333333">
                <text:p>0.0897862863333333</text:p>
              </table:table-cell>
              <table:table-cell office:value-type="float" office:value="0.0296441746">
                <text:p>0.02964417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93086177666667">
                <text:p>0.0693086177666667</text:p>
              </table:table-cell>
              <table:table-cell office:value-type="float" office:value="0.0430127526666667">
                <text:p>0.04301275266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22312854666667">
                <text:p>0.0622312854666667</text:p>
              </table:table-cell>
              <table:table-cell office:value-type="float" office:value="0.047500539">
                <text:p>0.0475005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63011148446667">
                <text:p>0.0563011148446667</text:p>
              </table:table-cell>
              <table:table-cell office:value-type="float" office:value="0.0356459956666667">
                <text:p>0.03564599566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94991206466667">
                <text:p>0.0494991206466667</text:p>
              </table:table-cell>
              <table:table-cell office:value-type="float" office:value="0.0264417631333333">
                <text:p>0.0264417631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65999731">
                <text:p>0.0465999731</text:p>
              </table:table-cell>
              <table:table-cell office:value-type="float" office:value="0.0278991407">
                <text:p>0.02789914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44350780666667">
                <text:p>0.0244350780666667</text:p>
              </table:table-cell>
              <table:table-cell office:value-type="float" office:value="0.0288445797666667">
                <text:p>0.0288445797666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06732236">
                <text:p>0.0206732236</text:p>
              </table:table-cell>
              <table:table-cell office:value-type="float" office:value="0.0171710611333333">
                <text:p>0.0171710611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03246242">
                <text:p>0.0303246242</text:p>
              </table:table-cell>
              <table:table-cell office:value-type="float" office:value="0.0189695767666667">
                <text:p>0.01896957676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26388326666667">
                <text:p>0.0326388326666667</text:p>
              </table:table-cell>
              <table:table-cell office:value-type="float" office:value="0.02439685">
                <text:p>0.024396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51269051">
                <text:p>0.0251269051</text:p>
              </table:table-cell>
              <table:table-cell office:value-type="float" office:value="-0.00426354733333334">
                <text:p>-0.004263547333333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